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ps_result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4" calcext:value-type="float">
            <text:p>540.34</text:p>
          </table:table-cell>
          <table:table-cell office:value-type="float" office:value="-0.526706" calcext:value-type="float">
            <text:p>-0.526706</text:p>
          </table:table-cell>
          <table:table-cell office:value-type="float" office:value="0.27816" calcext:value-type="float">
            <text:p>0.27816</text:p>
          </table:table-cell>
          <table:table-cell office:value-type="float" office:value="4.21066" calcext:value-type="float">
            <text:p>4.2106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6" calcext:value-type="float">
            <text:p>540.36</text:p>
          </table:table-cell>
          <table:table-cell office:value-type="float" office:value="-0.550828" calcext:value-type="float">
            <text:p>-0.550828</text:p>
          </table:table-cell>
          <table:table-cell office:value-type="float" office:value="0.290898" calcext:value-type="float">
            <text:p>0.290898</text:p>
          </table:table-cell>
          <table:table-cell office:value-type="float" office:value="4.18185" calcext:value-type="float">
            <text:p>4.1818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68" calcext:value-type="float">
            <text:p>540.368</text:p>
          </table:table-cell>
          <table:table-cell office:value-type="float" office:value="-0.570601" calcext:value-type="float">
            <text:p>-0.570601</text:p>
          </table:table-cell>
          <table:table-cell office:value-type="float" office:value="0.301341" calcext:value-type="float">
            <text:p>0.301341</text:p>
          </table:table-cell>
          <table:table-cell office:value-type="float" office:value="4.16425" calcext:value-type="float">
            <text:p>4.1642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66" calcext:value-type="float">
            <text:p>540.366</text:p>
          </table:table-cell>
          <table:table-cell office:value-type="float" office:value="-0.588911" calcext:value-type="float">
            <text:p>-0.588911</text:p>
          </table:table-cell>
          <table:table-cell office:value-type="float" office:value="0.311011" calcext:value-type="float">
            <text:p>0.311011</text:p>
          </table:table-cell>
          <table:table-cell office:value-type="float" office:value="4.1569" calcext:value-type="float">
            <text:p>4.156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56" calcext:value-type="float">
            <text:p>540.356</text:p>
          </table:table-cell>
          <table:table-cell office:value-type="float" office:value="-0.605665" calcext:value-type="float">
            <text:p>-0.605665</text:p>
          </table:table-cell>
          <table:table-cell office:value-type="float" office:value="0.319858" calcext:value-type="float">
            <text:p>0.319858</text:p>
          </table:table-cell>
          <table:table-cell office:value-type="float" office:value="4.15743" calcext:value-type="float">
            <text:p>4.1574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41" calcext:value-type="float">
            <text:p>540.341</text:p>
          </table:table-cell>
          <table:table-cell office:value-type="float" office:value="-0.623194" calcext:value-type="float">
            <text:p>-0.623194</text:p>
          </table:table-cell>
          <table:table-cell office:value-type="float" office:value="0.329116" calcext:value-type="float">
            <text:p>0.329116</text:p>
          </table:table-cell>
          <table:table-cell office:value-type="float" office:value="4.16323" calcext:value-type="float">
            <text:p>4.1632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319" calcext:value-type="float">
            <text:p>540.319</text:p>
          </table:table-cell>
          <table:table-cell office:value-type="float" office:value="-0.640973" calcext:value-type="float">
            <text:p>-0.640973</text:p>
          </table:table-cell>
          <table:table-cell office:value-type="float" office:value="0.338505" calcext:value-type="float">
            <text:p>0.338505</text:p>
          </table:table-cell>
          <table:table-cell office:value-type="float" office:value="4.17605" calcext:value-type="float">
            <text:p>4.1760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94" calcext:value-type="float">
            <text:p>540.294</text:p>
          </table:table-cell>
          <table:table-cell office:value-type="float" office:value="-0.655466" calcext:value-type="float">
            <text:p>-0.655466</text:p>
          </table:table-cell>
          <table:table-cell office:value-type="float" office:value="0.346159" calcext:value-type="float">
            <text:p>0.346159</text:p>
          </table:table-cell>
          <table:table-cell office:value-type="float" office:value="4.19187" calcext:value-type="float">
            <text:p>4.1918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66" calcext:value-type="float">
            <text:p>540.266</text:p>
          </table:table-cell>
          <table:table-cell office:value-type="float" office:value="-0.665301" calcext:value-type="float">
            <text:p>-0.665301</text:p>
          </table:table-cell>
          <table:table-cell office:value-type="float" office:value="0.351353" calcext:value-type="float">
            <text:p>0.351353</text:p>
          </table:table-cell>
          <table:table-cell office:value-type="float" office:value="4.21104" calcext:value-type="float">
            <text:p>4.2110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34" calcext:value-type="float">
            <text:p>540.234</text:p>
          </table:table-cell>
          <table:table-cell office:value-type="float" office:value="-0.670051" calcext:value-type="float">
            <text:p>-0.670051</text:p>
          </table:table-cell>
          <table:table-cell office:value-type="float" office:value="0.353862" calcext:value-type="float">
            <text:p>0.353862</text:p>
          </table:table-cell>
          <table:table-cell office:value-type="float" office:value="4.23245" calcext:value-type="float">
            <text:p>4.2324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04" calcext:value-type="float">
            <text:p>540.204</text:p>
          </table:table-cell>
          <table:table-cell office:value-type="float" office:value="-0.670322" calcext:value-type="float">
            <text:p>-0.670322</text:p>
          </table:table-cell>
          <table:table-cell office:value-type="float" office:value="0.354005" calcext:value-type="float">
            <text:p>0.354005</text:p>
          </table:table-cell>
          <table:table-cell office:value-type="float" office:value="4.25524" calcext:value-type="float">
            <text:p>4.2552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71" calcext:value-type="float">
            <text:p>540.171</text:p>
          </table:table-cell>
          <table:table-cell office:value-type="float" office:value="-0.661114" calcext:value-type="float">
            <text:p>-0.661114</text:p>
          </table:table-cell>
          <table:table-cell office:value-type="float" office:value="0.349142" calcext:value-type="float">
            <text:p>0.349142</text:p>
          </table:table-cell>
          <table:table-cell office:value-type="float" office:value="4.27896" calcext:value-type="float">
            <text:p>4.2789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34" calcext:value-type="float">
            <text:p>540.134</text:p>
          </table:table-cell>
          <table:table-cell office:value-type="float" office:value="-0.644878" calcext:value-type="float">
            <text:p>-0.644878</text:p>
          </table:table-cell>
          <table:table-cell office:value-type="float" office:value="0.340567" calcext:value-type="float">
            <text:p>0.340567</text:p>
          </table:table-cell>
          <table:table-cell office:value-type="float" office:value="4.30781" calcext:value-type="float">
            <text:p>4.3078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95" calcext:value-type="float">
            <text:p>540.095</text:p>
          </table:table-cell>
          <table:table-cell office:value-type="float" office:value="-0.624198" calcext:value-type="float">
            <text:p>-0.624198</text:p>
          </table:table-cell>
          <table:table-cell office:value-type="float" office:value="0.329646" calcext:value-type="float">
            <text:p>0.329646</text:p>
          </table:table-cell>
          <table:table-cell office:value-type="float" office:value="4.339" calcext:value-type="float">
            <text:p>4.33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56" calcext:value-type="float">
            <text:p>540.056</text:p>
          </table:table-cell>
          <table:table-cell office:value-type="float" office:value="-0.599233" calcext:value-type="float">
            <text:p>-0.599233</text:p>
          </table:table-cell>
          <table:table-cell office:value-type="float" office:value="0.316462" calcext:value-type="float">
            <text:p>0.316462</text:p>
          </table:table-cell>
          <table:table-cell office:value-type="float" office:value="4.37259" calcext:value-type="float">
            <text:p>4.3725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19" calcext:value-type="float">
            <text:p>540.019</text:p>
          </table:table-cell>
          <table:table-cell office:value-type="float" office:value="-0.570871" calcext:value-type="float">
            <text:p>-0.570871</text:p>
          </table:table-cell>
          <table:table-cell office:value-type="float" office:value="0.301483" calcext:value-type="float">
            <text:p>0.301483</text:p>
          </table:table-cell>
          <table:table-cell office:value-type="float" office:value="4.40351" calcext:value-type="float">
            <text:p>4.4035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83" calcext:value-type="float">
            <text:p>539.983</text:p>
          </table:table-cell>
          <table:table-cell office:value-type="float" office:value="-0.539182" calcext:value-type="float">
            <text:p>-0.539182</text:p>
          </table:table-cell>
          <table:table-cell office:value-type="float" office:value="0.284748" calcext:value-type="float">
            <text:p>0.284748</text:p>
          </table:table-cell>
          <table:table-cell office:value-type="float" office:value="4.43406" calcext:value-type="float">
            <text:p>4.4340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44" calcext:value-type="float">
            <text:p>539.944</text:p>
          </table:table-cell>
          <table:table-cell office:value-type="float" office:value="-0.504878" calcext:value-type="float">
            <text:p>-0.504878</text:p>
          </table:table-cell>
          <table:table-cell office:value-type="float" office:value="0.266632" calcext:value-type="float">
            <text:p>0.266632</text:p>
          </table:table-cell>
          <table:table-cell office:value-type="float" office:value="4.46517" calcext:value-type="float">
            <text:p>4.4651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08" calcext:value-type="float">
            <text:p>539.908</text:p>
          </table:table-cell>
          <table:table-cell office:value-type="float" office:value="-0.463683" calcext:value-type="float">
            <text:p>-0.463683</text:p>
          </table:table-cell>
          <table:table-cell office:value-type="float" office:value="0.244877" calcext:value-type="float">
            <text:p>0.244877</text:p>
          </table:table-cell>
          <table:table-cell office:value-type="float" office:value="4.49755" calcext:value-type="float">
            <text:p>4.4975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7" calcext:value-type="float">
            <text:p>539.87</text:p>
          </table:table-cell>
          <table:table-cell office:value-type="float" office:value="-0.422429" calcext:value-type="float">
            <text:p>-0.422429</text:p>
          </table:table-cell>
          <table:table-cell office:value-type="float" office:value="0.22309" calcext:value-type="float">
            <text:p>0.22309</text:p>
          </table:table-cell>
          <table:table-cell office:value-type="float" office:value="4.53021" calcext:value-type="float">
            <text:p>4.5302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31" calcext:value-type="float">
            <text:p>539.831</text:p>
          </table:table-cell>
          <table:table-cell office:value-type="float" office:value="-0.379822" calcext:value-type="float">
            <text:p>-0.379822</text:p>
          </table:table-cell>
          <table:table-cell office:value-type="float" office:value="0.200588" calcext:value-type="float">
            <text:p>0.200588</text:p>
          </table:table-cell>
          <table:table-cell office:value-type="float" office:value="4.56343" calcext:value-type="float">
            <text:p>4.5634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9" calcext:value-type="float">
            <text:p>539.79</text:p>
          </table:table-cell>
          <table:table-cell office:value-type="float" office:value="-0.337369" calcext:value-type="float">
            <text:p>-0.337369</text:p>
          </table:table-cell>
          <table:table-cell office:value-type="float" office:value="0.178168" calcext:value-type="float">
            <text:p>0.178168</text:p>
          </table:table-cell>
          <table:table-cell office:value-type="float" office:value="4.59711" calcext:value-type="float">
            <text:p>4.5971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52" calcext:value-type="float">
            <text:p>539.752</text:p>
          </table:table-cell>
          <table:table-cell office:value-type="float" office:value="-0.294546" calcext:value-type="float">
            <text:p>-0.294546</text:p>
          </table:table-cell>
          <table:table-cell office:value-type="float" office:value="0.155553" calcext:value-type="float">
            <text:p>0.155553</text:p>
          </table:table-cell>
          <table:table-cell office:value-type="float" office:value="4.63014" calcext:value-type="float">
            <text:p>4.6301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1" calcext:value-type="float">
            <text:p>539.71</text:p>
          </table:table-cell>
          <table:table-cell office:value-type="float" office:value="-0.25113" calcext:value-type="float">
            <text:p>-0.25113</text:p>
          </table:table-cell>
          <table:table-cell office:value-type="float" office:value="0.132624" calcext:value-type="float">
            <text:p>0.132624</text:p>
          </table:table-cell>
          <table:table-cell office:value-type="float" office:value="4.66421" calcext:value-type="float">
            <text:p>4.6642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673" calcext:value-type="float">
            <text:p>539.673</text:p>
          </table:table-cell>
          <table:table-cell office:value-type="float" office:value="-0.207151" calcext:value-type="float">
            <text:p>-0.207151</text:p>
          </table:table-cell>
          <table:table-cell office:value-type="float" office:value="0.109399" calcext:value-type="float">
            <text:p>0.109399</text:p>
          </table:table-cell>
          <table:table-cell office:value-type="float" office:value="4.6962" calcext:value-type="float">
            <text:p>4.696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632" calcext:value-type="float">
            <text:p>539.632</text:p>
          </table:table-cell>
          <table:table-cell office:value-type="float" office:value="-0.159762" calcext:value-type="float">
            <text:p>-0.159762</text:p>
          </table:table-cell>
          <table:table-cell office:value-type="float" office:value="-0.00635954" calcext:value-type="float">
            <text:p>-0.00635954</text:p>
          </table:table-cell>
          <table:table-cell office:value-type="float" office:value="4.72919" calcext:value-type="float">
            <text:p>4.7291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594" calcext:value-type="float">
            <text:p>539.594</text:p>
          </table:table-cell>
          <table:table-cell office:value-type="float" office:value="-0.118067" calcext:value-type="float">
            <text:p>-0.118067</text:p>
          </table:table-cell>
          <table:table-cell office:value-type="float" office:value="-0.00469982" calcext:value-type="float">
            <text:p>-0.00469982</text:p>
          </table:table-cell>
          <table:table-cell office:value-type="float" office:value="4.76177" calcext:value-type="float">
            <text:p>4.7617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562" calcext:value-type="float">
            <text:p>539.562</text:p>
          </table:table-cell>
          <table:table-cell office:value-type="float" office:value="-0.0797707" calcext:value-type="float">
            <text:p>-0.0797707</text:p>
          </table:table-cell>
          <table:table-cell office:value-type="float" office:value="-0.00317538" calcext:value-type="float">
            <text:p>-0.00317538</text:p>
          </table:table-cell>
          <table:table-cell office:value-type="float" office:value="4.78553" calcext:value-type="float">
            <text:p>4.7855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33" calcext:value-type="float">
            <text:p>539.533</text:p>
          </table:table-cell>
          <table:table-cell office:value-type="float" office:value="-0.041278" calcext:value-type="float">
            <text:p>-0.041278</text:p>
          </table:table-cell>
          <table:table-cell office:value-type="float" office:value="-0.00164312" calcext:value-type="float">
            <text:p>-0.00164312</text:p>
          </table:table-cell>
          <table:table-cell office:value-type="float" office:value="4.80875" calcext:value-type="float">
            <text:p>4.8087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06" calcext:value-type="float">
            <text:p>539.506</text:p>
          </table:table-cell>
          <table:table-cell office:value-type="float" office:value="-0.00674069" calcext:value-type="float">
            <text:p>-0.00674069</text:p>
          </table:table-cell>
          <table:table-cell office:value-type="float" office:value="-0.000268322" calcext:value-type="float">
            <text:p>-0.000268322</text:p>
          </table:table-cell>
          <table:table-cell office:value-type="float" office:value="4.82856" calcext:value-type="float">
            <text:p>4.8285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82" calcext:value-type="float">
            <text:p>539.482</text:p>
          </table:table-cell>
          <table:table-cell office:value-type="float" office:value="0.0244311" calcext:value-type="float">
            <text:p>0.0244311</text:p>
          </table:table-cell>
          <table:table-cell office:value-type="float" office:value="0.000972511" calcext:value-type="float">
            <text:p>0.000972511</text:p>
          </table:table-cell>
          <table:table-cell office:value-type="float" office:value="4.84616" calcext:value-type="float">
            <text:p>4.8461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61" calcext:value-type="float">
            <text:p>539.461</text:p>
          </table:table-cell>
          <table:table-cell office:value-type="float" office:value="0.0540875" calcext:value-type="float">
            <text:p>0.0540875</text:p>
          </table:table-cell>
          <table:table-cell office:value-type="float" office:value="0.00215302" calcext:value-type="float">
            <text:p>0.00215302</text:p>
          </table:table-cell>
          <table:table-cell office:value-type="float" office:value="4.8597" calcext:value-type="float">
            <text:p>4.859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43" calcext:value-type="float">
            <text:p>539.443</text:p>
          </table:table-cell>
          <table:table-cell office:value-type="float" office:value="0.0776502" calcext:value-type="float">
            <text:p>0.0776502</text:p>
          </table:table-cell>
          <table:table-cell office:value-type="float" office:value="0.00309097" calcext:value-type="float">
            <text:p>0.00309097</text:p>
          </table:table-cell>
          <table:table-cell office:value-type="float" office:value="4.86977" calcext:value-type="float">
            <text:p>4.8697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27" calcext:value-type="float">
            <text:p>539.427</text:p>
          </table:table-cell>
          <table:table-cell office:value-type="float" office:value="0.0989432" calcext:value-type="float">
            <text:p>0.0989432</text:p>
          </table:table-cell>
          <table:table-cell office:value-type="float" office:value="0.00393856" calcext:value-type="float">
            <text:p>0.00393856</text:p>
          </table:table-cell>
          <table:table-cell office:value-type="float" office:value="4.87839" calcext:value-type="float">
            <text:p>4.8783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12" calcext:value-type="float">
            <text:p>539.412</text:p>
          </table:table-cell>
          <table:table-cell office:value-type="float" office:value="0.116886" calcext:value-type="float">
            <text:p>0.116886</text:p>
          </table:table-cell>
          <table:table-cell office:value-type="float" office:value="0.00465282" calcext:value-type="float">
            <text:p>0.00465282</text:p>
          </table:table-cell>
          <table:table-cell office:value-type="float" office:value="4.88442" calcext:value-type="float">
            <text:p>4.8844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99" calcext:value-type="float">
            <text:p>539.399</text:p>
          </table:table-cell>
          <table:table-cell office:value-type="float" office:value="0.124733" calcext:value-type="float">
            <text:p>0.124733</text:p>
          </table:table-cell>
          <table:table-cell office:value-type="float" office:value="0.00496516" calcext:value-type="float">
            <text:p>0.00496516</text:p>
          </table:table-cell>
          <table:table-cell office:value-type="float" office:value="4.88915" calcext:value-type="float">
            <text:p>4.8891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81" calcext:value-type="float">
            <text:p>539.381</text:p>
          </table:table-cell>
          <table:table-cell office:value-type="float" office:value="0.131727" calcext:value-type="float">
            <text:p>0.131727</text:p>
          </table:table-cell>
          <table:table-cell office:value-type="float" office:value="0.00524356" calcext:value-type="float">
            <text:p>0.00524356</text:p>
          </table:table-cell>
          <table:table-cell office:value-type="float" office:value="4.8972" calcext:value-type="float">
            <text:p>4.897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65" calcext:value-type="float">
            <text:p>539.365</text:p>
          </table:table-cell>
          <table:table-cell office:value-type="float" office:value="0.14018" calcext:value-type="float">
            <text:p>0.14018</text:p>
          </table:table-cell>
          <table:table-cell office:value-type="float" office:value="0.00558007" calcext:value-type="float">
            <text:p>0.00558007</text:p>
          </table:table-cell>
          <table:table-cell office:value-type="float" office:value="4.90503" calcext:value-type="float">
            <text:p>4.9050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51" calcext:value-type="float">
            <text:p>539.351</text:p>
          </table:table-cell>
          <table:table-cell office:value-type="float" office:value="0.148547" calcext:value-type="float">
            <text:p>0.148547</text:p>
          </table:table-cell>
          <table:table-cell office:value-type="float" office:value="0.00591311" calcext:value-type="float">
            <text:p>0.00591311</text:p>
          </table:table-cell>
          <table:table-cell office:value-type="float" office:value="4.91101" calcext:value-type="float">
            <text:p>4.9110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36" calcext:value-type="float">
            <text:p>539.336</text:p>
          </table:table-cell>
          <table:table-cell office:value-type="float" office:value="0.15923" calcext:value-type="float">
            <text:p>0.15923</text:p>
          </table:table-cell>
          <table:table-cell office:value-type="float" office:value="0.00633835" calcext:value-type="float">
            <text:p>0.00633835</text:p>
          </table:table-cell>
          <table:table-cell office:value-type="float" office:value="4.91696" calcext:value-type="float">
            <text:p>4.9169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21" calcext:value-type="float">
            <text:p>539.321</text:p>
          </table:table-cell>
          <table:table-cell office:value-type="float" office:value="0.166983" calcext:value-type="float">
            <text:p>0.166983</text:p>
          </table:table-cell>
          <table:table-cell office:value-type="float" office:value="0.006647" calcext:value-type="float">
            <text:p>0.006647</text:p>
          </table:table-cell>
          <table:table-cell office:value-type="float" office:value="4.92314" calcext:value-type="float">
            <text:p>4.9231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09" calcext:value-type="float">
            <text:p>539.309</text:p>
          </table:table-cell>
          <table:table-cell office:value-type="float" office:value="0.173618" calcext:value-type="float">
            <text:p>0.173618</text:p>
          </table:table-cell>
          <table:table-cell office:value-type="float" office:value="0.00691109" calcext:value-type="float">
            <text:p>0.00691109</text:p>
          </table:table-cell>
          <table:table-cell office:value-type="float" office:value="4.92632" calcext:value-type="float">
            <text:p>4.9263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96" calcext:value-type="float">
            <text:p>539.296</text:p>
          </table:table-cell>
          <table:table-cell office:value-type="float" office:value="0.180681" calcext:value-type="float">
            <text:p>0.180681</text:p>
          </table:table-cell>
          <table:table-cell office:value-type="float" office:value="0.00719226" calcext:value-type="float">
            <text:p>0.00719226</text:p>
          </table:table-cell>
          <table:table-cell office:value-type="float" office:value="4.92984" calcext:value-type="float">
            <text:p>4.9298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85" calcext:value-type="float">
            <text:p>539.285</text:p>
          </table:table-cell>
          <table:table-cell office:value-type="float" office:value="0.185919" calcext:value-type="float">
            <text:p>0.185919</text:p>
          </table:table-cell>
          <table:table-cell office:value-type="float" office:value="0.00740075" calcext:value-type="float">
            <text:p>0.00740075</text:p>
          </table:table-cell>
          <table:table-cell office:value-type="float" office:value="4.93248" calcext:value-type="float">
            <text:p>4.9324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74" calcext:value-type="float">
            <text:p>539.274</text:p>
          </table:table-cell>
          <table:table-cell office:value-type="float" office:value="0.191189" calcext:value-type="float">
            <text:p>0.191189</text:p>
          </table:table-cell>
          <table:table-cell office:value-type="float" office:value="0.00761052" calcext:value-type="float">
            <text:p>0.00761052</text:p>
          </table:table-cell>
          <table:table-cell office:value-type="float" office:value="4.93469" calcext:value-type="float">
            <text:p>4.9346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63" calcext:value-type="float">
            <text:p>539.263</text:p>
          </table:table-cell>
          <table:table-cell office:value-type="float" office:value="0.194583" calcext:value-type="float">
            <text:p>0.194583</text:p>
          </table:table-cell>
          <table:table-cell office:value-type="float" office:value="0.00774563" calcext:value-type="float">
            <text:p>0.00774563</text:p>
          </table:table-cell>
          <table:table-cell office:value-type="float" office:value="4.93688" calcext:value-type="float">
            <text:p>4.9368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52" calcext:value-type="float">
            <text:p>539.252</text:p>
          </table:table-cell>
          <table:table-cell office:value-type="float" office:value="0.196422" calcext:value-type="float">
            <text:p>0.196422</text:p>
          </table:table-cell>
          <table:table-cell office:value-type="float" office:value="0.00781884" calcext:value-type="float">
            <text:p>0.00781884</text:p>
          </table:table-cell>
          <table:table-cell office:value-type="float" office:value="4.9384" calcext:value-type="float">
            <text:p>4.938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43" calcext:value-type="float">
            <text:p>539.243</text:p>
          </table:table-cell>
          <table:table-cell office:value-type="float" office:value="0.197361" calcext:value-type="float">
            <text:p>0.197361</text:p>
          </table:table-cell>
          <table:table-cell office:value-type="float" office:value="0.00785621" calcext:value-type="float">
            <text:p>0.00785621</text:p>
          </table:table-cell>
          <table:table-cell office:value-type="float" office:value="4.93856" calcext:value-type="float">
            <text:p>4.9385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36" calcext:value-type="float">
            <text:p>539.236</text:p>
          </table:table-cell>
          <table:table-cell office:value-type="float" office:value="0.196747" calcext:value-type="float">
            <text:p>0.196747</text:p>
          </table:table-cell>
          <table:table-cell office:value-type="float" office:value="0.00783178" calcext:value-type="float">
            <text:p>0.00783178</text:p>
          </table:table-cell>
          <table:table-cell office:value-type="float" office:value="4.93703" calcext:value-type="float">
            <text:p>4.9370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29" calcext:value-type="float">
            <text:p>539.229</text:p>
          </table:table-cell>
          <table:table-cell office:value-type="float" office:value="0.194458" calcext:value-type="float">
            <text:p>0.194458</text:p>
          </table:table-cell>
          <table:table-cell office:value-type="float" office:value="0.00774067" calcext:value-type="float">
            <text:p>0.00774067</text:p>
          </table:table-cell>
          <table:table-cell office:value-type="float" office:value="4.93541" calcext:value-type="float">
            <text:p>4.9354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21" calcext:value-type="float">
            <text:p>539.221</text:p>
          </table:table-cell>
          <table:table-cell office:value-type="float" office:value="0.190598" calcext:value-type="float">
            <text:p>0.190598</text:p>
          </table:table-cell>
          <table:table-cell office:value-type="float" office:value="0.00677293" calcext:value-type="float">
            <text:p>0.00677293</text:p>
          </table:table-cell>
          <table:table-cell office:value-type="float" office:value="4.93478" calcext:value-type="float">
            <text:p>4.9347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13" calcext:value-type="float">
            <text:p>539.213</text:p>
          </table:table-cell>
          <table:table-cell office:value-type="float" office:value="0.186619" calcext:value-type="float">
            <text:p>0.186619</text:p>
          </table:table-cell>
          <table:table-cell office:value-type="float" office:value="0.0066315" calcext:value-type="float">
            <text:p>0.0066315</text:p>
          </table:table-cell>
          <table:table-cell office:value-type="float" office:value="4.93357" calcext:value-type="float">
            <text:p>4.9335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05" calcext:value-type="float">
            <text:p>539.205</text:p>
          </table:table-cell>
          <table:table-cell office:value-type="float" office:value="0.181737" calcext:value-type="float">
            <text:p>0.181737</text:p>
          </table:table-cell>
          <table:table-cell office:value-type="float" office:value="0.00645802" calcext:value-type="float">
            <text:p>0.00645802</text:p>
          </table:table-cell>
          <table:table-cell office:value-type="float" office:value="4.93243" calcext:value-type="float">
            <text:p>4.9324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99" calcext:value-type="float">
            <text:p>539.199</text:p>
          </table:table-cell>
          <table:table-cell office:value-type="float" office:value="0.177372" calcext:value-type="float">
            <text:p>0.177372</text:p>
          </table:table-cell>
          <table:table-cell office:value-type="float" office:value="0.00630291" calcext:value-type="float">
            <text:p>0.00630291</text:p>
          </table:table-cell>
          <table:table-cell office:value-type="float" office:value="4.92999" calcext:value-type="float">
            <text:p>4.9299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91" calcext:value-type="float">
            <text:p>539.191</text:p>
          </table:table-cell>
          <table:table-cell office:value-type="float" office:value="0.17252" calcext:value-type="float">
            <text:p>0.17252</text:p>
          </table:table-cell>
          <table:table-cell office:value-type="float" office:value="0.00613049" calcext:value-type="float">
            <text:p>0.00613049</text:p>
          </table:table-cell>
          <table:table-cell office:value-type="float" office:value="4.92899" calcext:value-type="float">
            <text:p>4.928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84" calcext:value-type="float">
            <text:p>539.184</text:p>
          </table:table-cell>
          <table:table-cell office:value-type="float" office:value="0.164643" calcext:value-type="float">
            <text:p>0.164643</text:p>
          </table:table-cell>
          <table:table-cell office:value-type="float" office:value="0.00585059" calcext:value-type="float">
            <text:p>0.00585059</text:p>
          </table:table-cell>
          <table:table-cell office:value-type="float" office:value="4.9279" calcext:value-type="float">
            <text:p>4.92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79" calcext:value-type="float">
            <text:p>539.179</text:p>
          </table:table-cell>
          <table:table-cell office:value-type="float" office:value="0.154624" calcext:value-type="float">
            <text:p>0.154624</text:p>
          </table:table-cell>
          <table:table-cell office:value-type="float" office:value="0.00549458" calcext:value-type="float">
            <text:p>0.00549458</text:p>
          </table:table-cell>
          <table:table-cell office:value-type="float" office:value="4.92427" calcext:value-type="float">
            <text:p>4.924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75" calcext:value-type="float">
            <text:p>539.175</text:p>
          </table:table-cell>
          <table:table-cell office:value-type="float" office:value="0.143278" calcext:value-type="float">
            <text:p>0.143278</text:p>
          </table:table-cell>
          <table:table-cell office:value-type="float" office:value="0.00509138" calcext:value-type="float">
            <text:p>0.00509138</text:p>
          </table:table-cell>
          <table:table-cell office:value-type="float" office:value="4.92073" calcext:value-type="float">
            <text:p>4.920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68" calcext:value-type="float">
            <text:p>539.168</text:p>
          </table:table-cell>
          <table:table-cell office:value-type="float" office:value="0.13031" calcext:value-type="float">
            <text:p>0.13031</text:p>
          </table:table-cell>
          <table:table-cell office:value-type="float" office:value="0.00463056" calcext:value-type="float">
            <text:p>0.00463056</text:p>
          </table:table-cell>
          <table:table-cell office:value-type="float" office:value="4.91941" calcext:value-type="float">
            <text:p>4.9194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63" calcext:value-type="float">
            <text:p>539.163</text:p>
          </table:table-cell>
          <table:table-cell office:value-type="float" office:value="0.116592" calcext:value-type="float">
            <text:p>0.116592</text:p>
          </table:table-cell>
          <table:table-cell office:value-type="float" office:value="0.0041431" calcext:value-type="float">
            <text:p>0.0041431</text:p>
          </table:table-cell>
          <table:table-cell office:value-type="float" office:value="4.91722" calcext:value-type="float">
            <text:p>4.917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56" calcext:value-type="float">
            <text:p>539.156</text:p>
          </table:table-cell>
          <table:table-cell office:value-type="float" office:value="0.101912" calcext:value-type="float">
            <text:p>0.101912</text:p>
          </table:table-cell>
          <table:table-cell office:value-type="float" office:value="0.00362143" calcext:value-type="float">
            <text:p>0.00362143</text:p>
          </table:table-cell>
          <table:table-cell office:value-type="float" office:value="4.91749" calcext:value-type="float">
            <text:p>4.9174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49" calcext:value-type="float">
            <text:p>539.149</text:p>
          </table:table-cell>
          <table:table-cell office:value-type="float" office:value="0.0862341" calcext:value-type="float">
            <text:p>0.0862341</text:p>
          </table:table-cell>
          <table:table-cell office:value-type="float" office:value="0.00306433" calcext:value-type="float">
            <text:p>0.00306433</text:p>
          </table:table-cell>
          <table:table-cell office:value-type="float" office:value="4.91715" calcext:value-type="float">
            <text:p>4.917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42" calcext:value-type="float">
            <text:p>539.142</text:p>
          </table:table-cell>
          <table:table-cell office:value-type="float" office:value="0.0697174" calcext:value-type="float">
            <text:p>0.0697174</text:p>
          </table:table-cell>
          <table:table-cell office:value-type="float" office:value="0.00247741" calcext:value-type="float">
            <text:p>0.00247741</text:p>
          </table:table-cell>
          <table:table-cell office:value-type="float" office:value="4.91689" calcext:value-type="float">
            <text:p>4.916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33" calcext:value-type="float">
            <text:p>539.133</text:p>
          </table:table-cell>
          <table:table-cell office:value-type="float" office:value="0.0531619" calcext:value-type="float">
            <text:p>0.0531619</text:p>
          </table:table-cell>
          <table:table-cell office:value-type="float" office:value="0.00188911" calcext:value-type="float">
            <text:p>0.00188911</text:p>
          </table:table-cell>
          <table:table-cell office:value-type="float" office:value="4.91813" calcext:value-type="float">
            <text:p>4.918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29" calcext:value-type="float">
            <text:p>539.129</text:p>
          </table:table-cell>
          <table:table-cell office:value-type="float" office:value="0.0374674" calcext:value-type="float">
            <text:p>0.0374674</text:p>
          </table:table-cell>
          <table:table-cell office:value-type="float" office:value="0.00133141" calcext:value-type="float">
            <text:p>0.00133141</text:p>
          </table:table-cell>
          <table:table-cell office:value-type="float" office:value="4.91506" calcext:value-type="float">
            <text:p>4.915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25" calcext:value-type="float">
            <text:p>539.125</text:p>
          </table:table-cell>
          <table:table-cell office:value-type="float" office:value="0.0215077" calcext:value-type="float">
            <text:p>0.0215077</text:p>
          </table:table-cell>
          <table:table-cell office:value-type="float" office:value="0.000764276" calcext:value-type="float">
            <text:p>0.000764276</text:p>
          </table:table-cell>
          <table:table-cell office:value-type="float" office:value="4.91144" calcext:value-type="float">
            <text:p>4.911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22" calcext:value-type="float">
            <text:p>539.122</text:p>
          </table:table-cell>
          <table:table-cell office:value-type="float" office:value="0.00651029" calcext:value-type="float">
            <text:p>0.00651029</text:p>
          </table:table-cell>
          <table:table-cell office:value-type="float" office:value="0.000231343" calcext:value-type="float">
            <text:p>0.000231343</text:p>
          </table:table-cell>
          <table:table-cell office:value-type="float" office:value="4.90719" calcext:value-type="float">
            <text:p>4.9071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17" calcext:value-type="float">
            <text:p>539.117</text:p>
          </table:table-cell>
          <table:table-cell office:value-type="float" office:value="-0.0076348" calcext:value-type="float">
            <text:p>-0.0076348</text:p>
          </table:table-cell>
          <table:table-cell office:value-type="float" office:value="-0.000271303" calcext:value-type="float">
            <text:p>-0.000271303</text:p>
          </table:table-cell>
          <table:table-cell office:value-type="float" office:value="4.90484" calcext:value-type="float">
            <text:p>4.904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12" calcext:value-type="float">
            <text:p>539.112</text:p>
          </table:table-cell>
          <table:table-cell office:value-type="float" office:value="-0.0207627" calcext:value-type="float">
            <text:p>-0.0207627</text:p>
          </table:table-cell>
          <table:table-cell office:value-type="float" office:value="-0.000737802" calcext:value-type="float">
            <text:p>-0.000737802</text:p>
          </table:table-cell>
          <table:table-cell office:value-type="float" office:value="4.90253" calcext:value-type="float">
            <text:p>4.902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06" calcext:value-type="float">
            <text:p>539.106</text:p>
          </table:table-cell>
          <table:table-cell office:value-type="float" office:value="-0.0341473" calcext:value-type="float">
            <text:p>-0.0341473</text:p>
          </table:table-cell>
          <table:table-cell office:value-type="float" office:value="-0.00121342" calcext:value-type="float">
            <text:p>-0.00121342</text:p>
          </table:table-cell>
          <table:table-cell office:value-type="float" office:value="4.90144" calcext:value-type="float">
            <text:p>4.901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98" calcext:value-type="float">
            <text:p>539.098</text:p>
          </table:table-cell>
          <table:table-cell office:value-type="float" office:value="-0.0480615" calcext:value-type="float">
            <text:p>-0.0480615</text:p>
          </table:table-cell>
          <table:table-cell office:value-type="float" office:value="-0.00170787" calcext:value-type="float">
            <text:p>-0.00170787</text:p>
          </table:table-cell>
          <table:table-cell office:value-type="float" office:value="4.90264" calcext:value-type="float">
            <text:p>4.902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91" calcext:value-type="float">
            <text:p>539.091</text:p>
          </table:table-cell>
          <table:table-cell office:value-type="float" office:value="-0.0617336" calcext:value-type="float">
            <text:p>-0.0617336</text:p>
          </table:table-cell>
          <table:table-cell office:value-type="float" office:value="-0.00219371" calcext:value-type="float">
            <text:p>-0.00219371</text:p>
          </table:table-cell>
          <table:table-cell office:value-type="float" office:value="4.90344" calcext:value-type="float">
            <text:p>4.903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84" calcext:value-type="float">
            <text:p>539.084</text:p>
          </table:table-cell>
          <table:table-cell office:value-type="float" office:value="-0.075549" calcext:value-type="float">
            <text:p>-0.075549</text:p>
          </table:table-cell>
          <table:table-cell office:value-type="float" office:value="-0.00268464" calcext:value-type="float">
            <text:p>-0.00268464</text:p>
          </table:table-cell>
          <table:table-cell office:value-type="float" office:value="4.90343" calcext:value-type="float">
            <text:p>4.9034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78" calcext:value-type="float">
            <text:p>539.078</text:p>
          </table:table-cell>
          <table:table-cell office:value-type="float" office:value="-0.0913334" calcext:value-type="float">
            <text:p>-0.0913334</text:p>
          </table:table-cell>
          <table:table-cell office:value-type="float" office:value="-0.00324554" calcext:value-type="float">
            <text:p>-0.00324554</text:p>
          </table:table-cell>
          <table:table-cell office:value-type="float" office:value="4.90334" calcext:value-type="float">
            <text:p>4.903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71" calcext:value-type="float">
            <text:p>539.071</text:p>
          </table:table-cell>
          <table:table-cell office:value-type="float" office:value="-0.106435" calcext:value-type="float">
            <text:p>-0.106435</text:p>
          </table:table-cell>
          <table:table-cell office:value-type="float" office:value="-0.00378216" calcext:value-type="float">
            <text:p>-0.00378216</text:p>
          </table:table-cell>
          <table:table-cell office:value-type="float" office:value="4.90442" calcext:value-type="float">
            <text:p>4.904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63" calcext:value-type="float">
            <text:p>539.063</text:p>
          </table:table-cell>
          <table:table-cell office:value-type="float" office:value="-0.120293" calcext:value-type="float">
            <text:p>-0.120293</text:p>
          </table:table-cell>
          <table:table-cell office:value-type="float" office:value="-0.00453052" calcext:value-type="float">
            <text:p>-0.00453052</text:p>
          </table:table-cell>
          <table:table-cell office:value-type="float" office:value="4.90575" calcext:value-type="float">
            <text:p>4.9057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55" calcext:value-type="float">
            <text:p>539.055</text:p>
          </table:table-cell>
          <table:table-cell office:value-type="float" office:value="-0.133445" calcext:value-type="float">
            <text:p>-0.133445</text:p>
          </table:table-cell>
          <table:table-cell office:value-type="float" office:value="-0.00502584" calcext:value-type="float">
            <text:p>-0.00502584</text:p>
          </table:table-cell>
          <table:table-cell office:value-type="float" office:value="4.90729" calcext:value-type="float">
            <text:p>4.907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44" calcext:value-type="float">
            <text:p>539.044</text:p>
          </table:table-cell>
          <table:table-cell office:value-type="float" office:value="-0.146406" calcext:value-type="float">
            <text:p>-0.146406</text:p>
          </table:table-cell>
          <table:table-cell office:value-type="float" office:value="-0.00551401" calcext:value-type="float">
            <text:p>-0.00551401</text:p>
          </table:table-cell>
          <table:table-cell office:value-type="float" office:value="4.91284" calcext:value-type="float">
            <text:p>4.912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34" calcext:value-type="float">
            <text:p>539.034</text:p>
          </table:table-cell>
          <table:table-cell office:value-type="float" office:value="-0.158203" calcext:value-type="float">
            <text:p>-0.158203</text:p>
          </table:table-cell>
          <table:table-cell office:value-type="float" office:value="-0.0059583" calcext:value-type="float">
            <text:p>-0.0059583</text:p>
          </table:table-cell>
          <table:table-cell office:value-type="float" office:value="4.91696" calcext:value-type="float">
            <text:p>4.916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25" calcext:value-type="float">
            <text:p>539.025</text:p>
          </table:table-cell>
          <table:table-cell office:value-type="float" office:value="-0.167638" calcext:value-type="float">
            <text:p>-0.167638</text:p>
          </table:table-cell>
          <table:table-cell office:value-type="float" office:value="-0.00631365" calcext:value-type="float">
            <text:p>-0.00631365</text:p>
          </table:table-cell>
          <table:table-cell office:value-type="float" office:value="4.91955" calcext:value-type="float">
            <text:p>4.9195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2" calcext:value-type="float">
            <text:p>539.02</text:p>
          </table:table-cell>
          <table:table-cell office:value-type="float" office:value="-0.175014" calcext:value-type="float">
            <text:p>-0.175014</text:p>
          </table:table-cell>
          <table:table-cell office:value-type="float" office:value="-0.00659145" calcext:value-type="float">
            <text:p>-0.00659145</text:p>
          </table:table-cell>
          <table:table-cell office:value-type="float" office:value="4.91995" calcext:value-type="float">
            <text:p>4.919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14" calcext:value-type="float">
            <text:p>539.014</text:p>
          </table:table-cell>
          <table:table-cell office:value-type="float" office:value="-0.18176" calcext:value-type="float">
            <text:p>-0.18176</text:p>
          </table:table-cell>
          <table:table-cell office:value-type="float" office:value="-0.0068455" calcext:value-type="float">
            <text:p>-0.0068455</text:p>
          </table:table-cell>
          <table:table-cell office:value-type="float" office:value="4.91995" calcext:value-type="float">
            <text:p>4.919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08" calcext:value-type="float">
            <text:p>539.008</text:p>
          </table:table-cell>
          <table:table-cell office:value-type="float" office:value="-0.187046" calcext:value-type="float">
            <text:p>-0.187046</text:p>
          </table:table-cell>
          <table:table-cell office:value-type="float" office:value="-0.00704459" calcext:value-type="float">
            <text:p>-0.00704459</text:p>
          </table:table-cell>
          <table:table-cell office:value-type="float" office:value="4.92056" calcext:value-type="float">
            <text:p>4.9205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002" calcext:value-type="float">
            <text:p>539.002</text:p>
          </table:table-cell>
          <table:table-cell office:value-type="float" office:value="-0.190913" calcext:value-type="float">
            <text:p>-0.190913</text:p>
          </table:table-cell>
          <table:table-cell office:value-type="float" office:value="-0.00719023" calcext:value-type="float">
            <text:p>-0.00719023</text:p>
          </table:table-cell>
          <table:table-cell office:value-type="float" office:value="4.92068" calcext:value-type="float">
            <text:p>4.920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97" calcext:value-type="float">
            <text:p>538.997</text:p>
          </table:table-cell>
          <table:table-cell office:value-type="float" office:value="-0.19093" calcext:value-type="float">
            <text:p>-0.19093</text:p>
          </table:table-cell>
          <table:table-cell office:value-type="float" office:value="-0.00719088" calcext:value-type="float">
            <text:p>-0.00719088</text:p>
          </table:table-cell>
          <table:table-cell office:value-type="float" office:value="4.92099" calcext:value-type="float">
            <text:p>4.920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93" calcext:value-type="float">
            <text:p>538.993</text:p>
          </table:table-cell>
          <table:table-cell office:value-type="float" office:value="-0.19131" calcext:value-type="float">
            <text:p>-0.19131</text:p>
          </table:table-cell>
          <table:table-cell office:value-type="float" office:value="-0.00720518" calcext:value-type="float">
            <text:p>-0.00720518</text:p>
          </table:table-cell>
          <table:table-cell office:value-type="float" office:value="4.91982" calcext:value-type="float">
            <text:p>4.919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9" calcext:value-type="float">
            <text:p>538.99</text:p>
          </table:table-cell>
          <table:table-cell office:value-type="float" office:value="-0.192633" calcext:value-type="float">
            <text:p>-0.192633</text:p>
          </table:table-cell>
          <table:table-cell office:value-type="float" office:value="-0.00725502" calcext:value-type="float">
            <text:p>-0.00725502</text:p>
          </table:table-cell>
          <table:table-cell office:value-type="float" office:value="4.91762" calcext:value-type="float">
            <text:p>4.917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86" calcext:value-type="float">
            <text:p>538.986</text:p>
          </table:table-cell>
          <table:table-cell office:value-type="float" office:value="-0.191715" calcext:value-type="float">
            <text:p>-0.191715</text:p>
          </table:table-cell>
          <table:table-cell office:value-type="float" office:value="-0.00722044" calcext:value-type="float">
            <text:p>-0.00722044</text:p>
          </table:table-cell>
          <table:table-cell office:value-type="float" office:value="4.91614" calcext:value-type="float">
            <text:p>4.916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82" calcext:value-type="float">
            <text:p>538.982</text:p>
          </table:table-cell>
          <table:table-cell office:value-type="float" office:value="-0.189881" calcext:value-type="float">
            <text:p>-0.189881</text:p>
          </table:table-cell>
          <table:table-cell office:value-type="float" office:value="-0.00715136" calcext:value-type="float">
            <text:p>-0.00715136</text:p>
          </table:table-cell>
          <table:table-cell office:value-type="float" office:value="4.91511" calcext:value-type="float">
            <text:p>4.915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77" calcext:value-type="float">
            <text:p>538.977</text:p>
          </table:table-cell>
          <table:table-cell office:value-type="float" office:value="-0.187004" calcext:value-type="float">
            <text:p>-0.187004</text:p>
          </table:table-cell>
          <table:table-cell office:value-type="float" office:value="-0.00704301" calcext:value-type="float">
            <text:p>-0.00704301</text:p>
          </table:table-cell>
          <table:table-cell office:value-type="float" office:value="4.91505" calcext:value-type="float">
            <text:p>4.915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67" calcext:value-type="float">
            <text:p>538.967</text:p>
          </table:table-cell>
          <table:table-cell office:value-type="float" office:value="-0.183089" calcext:value-type="float">
            <text:p>-0.183089</text:p>
          </table:table-cell>
          <table:table-cell office:value-type="float" office:value="-0.00689557" calcext:value-type="float">
            <text:p>-0.00689557</text:p>
          </table:table-cell>
          <table:table-cell office:value-type="float" office:value="4.91925" calcext:value-type="float">
            <text:p>4.919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59" calcext:value-type="float">
            <text:p>538.959</text:p>
          </table:table-cell>
          <table:table-cell office:value-type="float" office:value="-0.17779" calcext:value-type="float">
            <text:p>-0.17779</text:p>
          </table:table-cell>
          <table:table-cell office:value-type="float" office:value="-0.00669599" calcext:value-type="float">
            <text:p>-0.00669599</text:p>
          </table:table-cell>
          <table:table-cell office:value-type="float" office:value="4.92234" calcext:value-type="float">
            <text:p>4.922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52" calcext:value-type="float">
            <text:p>538.952</text:p>
          </table:table-cell>
          <table:table-cell office:value-type="float" office:value="-0.173121" calcext:value-type="float">
            <text:p>-0.173121</text:p>
          </table:table-cell>
          <table:table-cell office:value-type="float" office:value="-0.00652013" calcext:value-type="float">
            <text:p>-0.00652013</text:p>
          </table:table-cell>
          <table:table-cell office:value-type="float" office:value="4.9231" calcext:value-type="float">
            <text:p>4.92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44" calcext:value-type="float">
            <text:p>538.944</text:p>
          </table:table-cell>
          <table:table-cell office:value-type="float" office:value="-0.16772" calcext:value-type="float">
            <text:p>-0.16772</text:p>
          </table:table-cell>
          <table:table-cell office:value-type="float" office:value="-0.00631674" calcext:value-type="float">
            <text:p>-0.00631674</text:p>
          </table:table-cell>
          <table:table-cell office:value-type="float" office:value="4.92531" calcext:value-type="float">
            <text:p>4.925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36" calcext:value-type="float">
            <text:p>538.936</text:p>
          </table:table-cell>
          <table:table-cell office:value-type="float" office:value="-0.162302" calcext:value-type="float">
            <text:p>-0.162302</text:p>
          </table:table-cell>
          <table:table-cell office:value-type="float" office:value="-0.00611267" calcext:value-type="float">
            <text:p>-0.00611267</text:p>
          </table:table-cell>
          <table:table-cell office:value-type="float" office:value="4.92771" calcext:value-type="float">
            <text:p>4.9277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8.927" calcext:value-type="float">
            <text:p>538.927</text:p>
          </table:table-cell>
          <table:table-cell office:value-type="float" office:value="-0.155863" calcext:value-type="float">
            <text:p>-0.155863</text:p>
          </table:table-cell>
          <table:table-cell office:value-type="float" office:value="-0.00587018" calcext:value-type="float">
            <text:p>-0.00587018</text:p>
          </table:table-cell>
          <table:table-cell office:value-type="float" office:value="4.93093" calcext:value-type="float">
            <text:p>4.930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18" calcext:value-type="float">
            <text:p>538.918</text:p>
          </table:table-cell>
          <table:table-cell office:value-type="float" office:value="-0.147653" calcext:value-type="float">
            <text:p>-0.147653</text:p>
          </table:table-cell>
          <table:table-cell office:value-type="float" office:value="-0.00556098" calcext:value-type="float">
            <text:p>-0.00556098</text:p>
          </table:table-cell>
          <table:table-cell office:value-type="float" office:value="4.93505" calcext:value-type="float">
            <text:p>4.935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08" calcext:value-type="float">
            <text:p>538.908</text:p>
          </table:table-cell>
          <table:table-cell office:value-type="float" office:value="-0.138309" calcext:value-type="float">
            <text:p>-0.138309</text:p>
          </table:table-cell>
          <table:table-cell office:value-type="float" office:value="-0.00520904" calcext:value-type="float">
            <text:p>-0.00520904</text:p>
          </table:table-cell>
          <table:table-cell office:value-type="float" office:value="4.93932" calcext:value-type="float">
            <text:p>4.939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99" calcext:value-type="float">
            <text:p>538.899</text:p>
          </table:table-cell>
          <table:table-cell office:value-type="float" office:value="-0.129492" calcext:value-type="float">
            <text:p>-0.129492</text:p>
          </table:table-cell>
          <table:table-cell office:value-type="float" office:value="-0.00487696" calcext:value-type="float">
            <text:p>-0.00487696</text:p>
          </table:table-cell>
          <table:table-cell office:value-type="float" office:value="4.94317" calcext:value-type="float">
            <text:p>4.9431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86" calcext:value-type="float">
            <text:p>538.886</text:p>
          </table:table-cell>
          <table:table-cell office:value-type="float" office:value="-0.119174" calcext:value-type="float">
            <text:p>-0.119174</text:p>
          </table:table-cell>
          <table:table-cell office:value-type="float" office:value="-0.00448839" calcext:value-type="float">
            <text:p>-0.00448839</text:p>
          </table:table-cell>
          <table:table-cell office:value-type="float" office:value="4.94945" calcext:value-type="float">
            <text:p>4.949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75" calcext:value-type="float">
            <text:p>538.875</text:p>
          </table:table-cell>
          <table:table-cell office:value-type="float" office:value="-0.107795" calcext:value-type="float">
            <text:p>-0.107795</text:p>
          </table:table-cell>
          <table:table-cell office:value-type="float" office:value="-0.00408352" calcext:value-type="float">
            <text:p>-0.00408352</text:p>
          </table:table-cell>
          <table:table-cell office:value-type="float" office:value="4.95491" calcext:value-type="float">
            <text:p>4.954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63" calcext:value-type="float">
            <text:p>538.863</text:p>
          </table:table-cell>
          <table:table-cell office:value-type="float" office:value="-0.0969409" calcext:value-type="float">
            <text:p>-0.0969409</text:p>
          </table:table-cell>
          <table:table-cell office:value-type="float" office:value="-0.00367234" calcext:value-type="float">
            <text:p>-0.00367234</text:p>
          </table:table-cell>
          <table:table-cell office:value-type="float" office:value="4.96051" calcext:value-type="float">
            <text:p>4.960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53" calcext:value-type="float">
            <text:p>538.853</text:p>
          </table:table-cell>
          <table:table-cell office:value-type="float" office:value="-0.0856711" calcext:value-type="float">
            <text:p>-0.0856711</text:p>
          </table:table-cell>
          <table:table-cell office:value-type="float" office:value="-0.00324541" calcext:value-type="float">
            <text:p>-0.00324541</text:p>
          </table:table-cell>
          <table:table-cell office:value-type="float" office:value="4.96469" calcext:value-type="float">
            <text:p>4.964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42" calcext:value-type="float">
            <text:p>538.842</text:p>
          </table:table-cell>
          <table:table-cell office:value-type="float" office:value="-0.0743886" calcext:value-type="float">
            <text:p>-0.0743886</text:p>
          </table:table-cell>
          <table:table-cell office:value-type="float" office:value="-0.00281801" calcext:value-type="float">
            <text:p>-0.00281801</text:p>
          </table:table-cell>
          <table:table-cell office:value-type="float" office:value="4.96962" calcext:value-type="float">
            <text:p>4.969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32" calcext:value-type="float">
            <text:p>538.832</text:p>
          </table:table-cell>
          <table:table-cell office:value-type="float" office:value="-0.0630076" calcext:value-type="float">
            <text:p>-0.0630076</text:p>
          </table:table-cell>
          <table:table-cell office:value-type="float" office:value="-0.00238687" calcext:value-type="float">
            <text:p>-0.00238687</text:p>
          </table:table-cell>
          <table:table-cell office:value-type="float" office:value="4.97296" calcext:value-type="float">
            <text:p>4.972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25" calcext:value-type="float">
            <text:p>538.825</text:p>
          </table:table-cell>
          <table:table-cell office:value-type="float" office:value="-0.0513739" calcext:value-type="float">
            <text:p>-0.0513739</text:p>
          </table:table-cell>
          <table:table-cell office:value-type="float" office:value="-0.00194616" calcext:value-type="float">
            <text:p>-0.00194616</text:p>
          </table:table-cell>
          <table:table-cell office:value-type="float" office:value="4.97403" calcext:value-type="float">
            <text:p>4.974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19" calcext:value-type="float">
            <text:p>538.819</text:p>
          </table:table-cell>
          <table:table-cell office:value-type="float" office:value="-0.0391894" calcext:value-type="float">
            <text:p>-0.0391894</text:p>
          </table:table-cell>
          <table:table-cell office:value-type="float" office:value="-0.00148458" calcext:value-type="float">
            <text:p>-0.00148458</text:p>
          </table:table-cell>
          <table:table-cell office:value-type="float" office:value="4.97361" calcext:value-type="float">
            <text:p>4.973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13" calcext:value-type="float">
            <text:p>538.813</text:p>
          </table:table-cell>
          <table:table-cell office:value-type="float" office:value="-0.0272447" calcext:value-type="float">
            <text:p>-0.0272447</text:p>
          </table:table-cell>
          <table:table-cell office:value-type="float" office:value="-0.00103209" calcext:value-type="float">
            <text:p>-0.00103209</text:p>
          </table:table-cell>
          <table:table-cell office:value-type="float" office:value="4.9736" calcext:value-type="float">
            <text:p>4.97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04" calcext:value-type="float">
            <text:p>538.804</text:p>
          </table:table-cell>
          <table:table-cell office:value-type="float" office:value="-0.0153151" calcext:value-type="float">
            <text:p>-0.0153151</text:p>
          </table:table-cell>
          <table:table-cell office:value-type="float" office:value="-0.000580171" calcext:value-type="float">
            <text:p>-0.000580171</text:p>
          </table:table-cell>
          <table:table-cell office:value-type="float" office:value="4.97671" calcext:value-type="float">
            <text:p>4.9767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4" calcext:value-type="float">
            <text:p>538.794</text:p>
          </table:table-cell>
          <table:table-cell office:value-type="float" office:value="-0.00246249" calcext:value-type="float">
            <text:p>-0.00246249</text:p>
          </table:table-cell>
          <table:table-cell office:value-type="float" office:value="-0.0000932846" calcext:value-type="float">
            <text:p>-9.32846E-05</text:p>
          </table:table-cell>
          <table:table-cell office:value-type="float" office:value="4.98091" calcext:value-type="float">
            <text:p>4.980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84" calcext:value-type="float">
            <text:p>538.784</text:p>
          </table:table-cell>
          <table:table-cell office:value-type="float" office:value="0.0101937" calcext:value-type="float">
            <text:p>0.0101937</text:p>
          </table:table-cell>
          <table:table-cell office:value-type="float" office:value="0.000386159" calcext:value-type="float">
            <text:p>0.000386159</text:p>
          </table:table-cell>
          <table:table-cell office:value-type="float" office:value="4.98548" calcext:value-type="float">
            <text:p>4.9854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5" calcext:value-type="float">
            <text:p>538.775</text:p>
          </table:table-cell>
          <table:table-cell office:value-type="float" office:value="0.022209" calcext:value-type="float">
            <text:p>0.022209</text:p>
          </table:table-cell>
          <table:table-cell office:value-type="float" office:value="0.000841327" calcext:value-type="float">
            <text:p>0.000841327</text:p>
          </table:table-cell>
          <table:table-cell office:value-type="float" office:value="4.98917" calcext:value-type="float">
            <text:p>4.9891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64" calcext:value-type="float">
            <text:p>538.764</text:p>
          </table:table-cell>
          <table:table-cell office:value-type="float" office:value="0.0347007" calcext:value-type="float">
            <text:p>0.0347007</text:p>
          </table:table-cell>
          <table:table-cell office:value-type="float" office:value="0.00131454" calcext:value-type="float">
            <text:p>0.00131454</text:p>
          </table:table-cell>
          <table:table-cell office:value-type="float" office:value="4.99373" calcext:value-type="float">
            <text:p>4.993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57" calcext:value-type="float">
            <text:p>538.757</text:p>
          </table:table-cell>
          <table:table-cell office:value-type="float" office:value="0.0462027" calcext:value-type="float">
            <text:p>0.0462027</text:p>
          </table:table-cell>
          <table:table-cell office:value-type="float" office:value="0.00175026" calcext:value-type="float">
            <text:p>0.00175026</text:p>
          </table:table-cell>
          <table:table-cell office:value-type="float" office:value="4.99547" calcext:value-type="float">
            <text:p>4.995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9" calcext:value-type="float">
            <text:p>538.749</text:p>
          </table:table-cell>
          <table:table-cell office:value-type="float" office:value="0.0568468" calcext:value-type="float">
            <text:p>0.0568468</text:p>
          </table:table-cell>
          <table:table-cell office:value-type="float" office:value="0.00215349" calcext:value-type="float">
            <text:p>0.00215349</text:p>
          </table:table-cell>
          <table:table-cell office:value-type="float" office:value="4.99829" calcext:value-type="float">
            <text:p>4.998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3" calcext:value-type="float">
            <text:p>538.743</text:p>
          </table:table-cell>
          <table:table-cell office:value-type="float" office:value="0.0664882" calcext:value-type="float">
            <text:p>0.0664882</text:p>
          </table:table-cell>
          <table:table-cell office:value-type="float" office:value="0.00251872" calcext:value-type="float">
            <text:p>0.00251872</text:p>
          </table:table-cell>
          <table:table-cell office:value-type="float" office:value="4.9999" calcext:value-type="float">
            <text:p>4.99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4" calcext:value-type="float">
            <text:p>538.734</text:p>
          </table:table-cell>
          <table:table-cell office:value-type="float" office:value="0.0746547" calcext:value-type="float">
            <text:p>0.0746547</text:p>
          </table:table-cell>
          <table:table-cell office:value-type="float" office:value="0.00282809" calcext:value-type="float">
            <text:p>0.00282809</text:p>
          </table:table-cell>
          <table:table-cell office:value-type="float" office:value="5.00346" calcext:value-type="float">
            <text:p>5.0034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7" calcext:value-type="float">
            <text:p>538.727</text:p>
          </table:table-cell>
          <table:table-cell office:value-type="float" office:value="0.0822224" calcext:value-type="float">
            <text:p>0.0822224</text:p>
          </table:table-cell>
          <table:table-cell office:value-type="float" office:value="0.00311477" calcext:value-type="float">
            <text:p>0.00311477</text:p>
          </table:table-cell>
          <table:table-cell office:value-type="float" office:value="5.00501" calcext:value-type="float">
            <text:p>5.005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8" calcext:value-type="float">
            <text:p>538.718</text:p>
          </table:table-cell>
          <table:table-cell office:value-type="float" office:value="0.0909751" calcext:value-type="float">
            <text:p>0.0909751</text:p>
          </table:table-cell>
          <table:table-cell office:value-type="float" office:value="0.00344634" calcext:value-type="float">
            <text:p>0.00344634</text:p>
          </table:table-cell>
          <table:table-cell office:value-type="float" office:value="5.00884" calcext:value-type="float">
            <text:p>5.008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8" calcext:value-type="float">
            <text:p>538.708</text:p>
          </table:table-cell>
          <table:table-cell office:value-type="float" office:value="0.100628" calcext:value-type="float">
            <text:p>0.100628</text:p>
          </table:table-cell>
          <table:table-cell office:value-type="float" office:value="0.00381202" calcext:value-type="float">
            <text:p>0.00381202</text:p>
          </table:table-cell>
          <table:table-cell office:value-type="float" office:value="5.01278" calcext:value-type="float">
            <text:p>5.0127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9" calcext:value-type="float">
            <text:p>538.699</text:p>
          </table:table-cell>
          <table:table-cell office:value-type="float" office:value="0.108089" calcext:value-type="float">
            <text:p>0.108089</text:p>
          </table:table-cell>
          <table:table-cell office:value-type="float" office:value="0.00409464" calcext:value-type="float">
            <text:p>0.00409464</text:p>
          </table:table-cell>
          <table:table-cell office:value-type="float" office:value="5.017" calcext:value-type="float">
            <text:p>5.01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3" calcext:value-type="float">
            <text:p>538.693</text:p>
          </table:table-cell>
          <table:table-cell office:value-type="float" office:value="0.114737" calcext:value-type="float">
            <text:p>0.114737</text:p>
          </table:table-cell>
          <table:table-cell office:value-type="float" office:value="0.0043465" calcext:value-type="float">
            <text:p>0.0043465</text:p>
          </table:table-cell>
          <table:table-cell office:value-type="float" office:value="5.01891" calcext:value-type="float">
            <text:p>5.018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5" calcext:value-type="float">
            <text:p>538.685</text:p>
          </table:table-cell>
          <table:table-cell office:value-type="float" office:value="0.121532" calcext:value-type="float">
            <text:p>0.121532</text:p>
          </table:table-cell>
          <table:table-cell office:value-type="float" office:value="0.00460391" calcext:value-type="float">
            <text:p>0.00460391</text:p>
          </table:table-cell>
          <table:table-cell office:value-type="float" office:value="5.02097" calcext:value-type="float">
            <text:p>5.020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8" calcext:value-type="float">
            <text:p>538.678</text:p>
          </table:table-cell>
          <table:table-cell office:value-type="float" office:value="0.128031" calcext:value-type="float">
            <text:p>0.128031</text:p>
          </table:table-cell>
          <table:table-cell office:value-type="float" office:value="0.0048501" calcext:value-type="float">
            <text:p>0.0048501</text:p>
          </table:table-cell>
          <table:table-cell office:value-type="float" office:value="5.02362" calcext:value-type="float">
            <text:p>5.023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1" calcext:value-type="float">
            <text:p>538.671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00506108" calcext:value-type="float">
            <text:p>0.00506108</text:p>
          </table:table-cell>
          <table:table-cell office:value-type="float" office:value="5.02577" calcext:value-type="float">
            <text:p>5.025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2" calcext:value-type="float">
            <text:p>538.662</text:p>
          </table:table-cell>
          <table:table-cell office:value-type="float" office:value="0.139286" calcext:value-type="float">
            <text:p>0.139286</text:p>
          </table:table-cell>
          <table:table-cell office:value-type="float" office:value="0.00514833" calcext:value-type="float">
            <text:p>0.00514833</text:p>
          </table:table-cell>
          <table:table-cell office:value-type="float" office:value="5.03003" calcext:value-type="float">
            <text:p>5.030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55" calcext:value-type="float">
            <text:p>538.655</text:p>
          </table:table-cell>
          <table:table-cell office:value-type="float" office:value="0.143774" calcext:value-type="float">
            <text:p>0.143774</text:p>
          </table:table-cell>
          <table:table-cell office:value-type="float" office:value="0.00531425" calcext:value-type="float">
            <text:p>0.00531425</text:p>
          </table:table-cell>
          <table:table-cell office:value-type="float" office:value="5.03239" calcext:value-type="float">
            <text:p>5.032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7" calcext:value-type="float">
            <text:p>538.647</text:p>
          </table:table-cell>
          <table:table-cell office:value-type="float" office:value="0.147834" calcext:value-type="float">
            <text:p>0.147834</text:p>
          </table:table-cell>
          <table:table-cell office:value-type="float" office:value="0.00546431" calcext:value-type="float">
            <text:p>0.00546431</text:p>
          </table:table-cell>
          <table:table-cell office:value-type="float" office:value="5.03581" calcext:value-type="float">
            <text:p>5.035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2" calcext:value-type="float">
            <text:p>538.642</text:p>
          </table:table-cell>
          <table:table-cell office:value-type="float" office:value="0.150291" calcext:value-type="float">
            <text:p>0.150291</text:p>
          </table:table-cell>
          <table:table-cell office:value-type="float" office:value="0.00555511" calcext:value-type="float">
            <text:p>0.00555511</text:p>
          </table:table-cell>
          <table:table-cell office:value-type="float" office:value="5.03589" calcext:value-type="float">
            <text:p>5.035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9" calcext:value-type="float">
            <text:p>538.639</text:p>
          </table:table-cell>
          <table:table-cell office:value-type="float" office:value="0.151955" calcext:value-type="float">
            <text:p>0.151955</text:p>
          </table:table-cell>
          <table:table-cell office:value-type="float" office:value="0.00561663" calcext:value-type="float">
            <text:p>0.00561663</text:p>
          </table:table-cell>
          <table:table-cell office:value-type="float" office:value="5.03368" calcext:value-type="float">
            <text:p>5.033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7" calcext:value-type="float">
            <text:p>538.637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0.00563474" calcext:value-type="float">
            <text:p>0.00563474</text:p>
          </table:table-cell>
          <table:table-cell office:value-type="float" office:value="5.03154" calcext:value-type="float">
            <text:p>5.031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1" calcext:value-type="float">
            <text:p>538.631</text:p>
          </table:table-cell>
          <table:table-cell office:value-type="float" office:value="0.153005" calcext:value-type="float">
            <text:p>0.153005</text:p>
          </table:table-cell>
          <table:table-cell office:value-type="float" office:value="0.00565543" calcext:value-type="float">
            <text:p>0.00565543</text:p>
          </table:table-cell>
          <table:table-cell office:value-type="float" office:value="5.03222" calcext:value-type="float">
            <text:p>5.032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6" calcext:value-type="float">
            <text:p>538.626</text:p>
          </table:table-cell>
          <table:table-cell office:value-type="float" office:value="0.153573" calcext:value-type="float">
            <text:p>0.153573</text:p>
          </table:table-cell>
          <table:table-cell office:value-type="float" office:value="0.00567642" calcext:value-type="float">
            <text:p>0.00567642</text:p>
          </table:table-cell>
          <table:table-cell office:value-type="float" office:value="5.03297" calcext:value-type="float">
            <text:p>5.032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1" calcext:value-type="float">
            <text:p>538.621</text:p>
          </table:table-cell>
          <table:table-cell office:value-type="float" office:value="0.151584" calcext:value-type="float">
            <text:p>0.151584</text:p>
          </table:table-cell>
          <table:table-cell office:value-type="float" office:value="0.00560289" calcext:value-type="float">
            <text:p>0.00560289</text:p>
          </table:table-cell>
          <table:table-cell office:value-type="float" office:value="5.03286" calcext:value-type="float">
            <text:p>5.032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16" calcext:value-type="float">
            <text:p>538.616</text:p>
          </table:table-cell>
          <table:table-cell office:value-type="float" office:value="0.148049" calcext:value-type="float">
            <text:p>0.148049</text:p>
          </table:table-cell>
          <table:table-cell office:value-type="float" office:value="0.00547226" calcext:value-type="float">
            <text:p>0.00547226</text:p>
          </table:table-cell>
          <table:table-cell office:value-type="float" office:value="5.03374" calcext:value-type="float">
            <text:p>5.033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08" calcext:value-type="float">
            <text:p>538.608</text:p>
          </table:table-cell>
          <table:table-cell office:value-type="float" office:value="0.144196" calcext:value-type="float">
            <text:p>0.144196</text:p>
          </table:table-cell>
          <table:table-cell office:value-type="float" office:value="0.00532982" calcext:value-type="float">
            <text:p>0.00532982</text:p>
          </table:table-cell>
          <table:table-cell office:value-type="float" office:value="5.03701" calcext:value-type="float">
            <text:p>5.037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9" calcext:value-type="float">
            <text:p>538.599</text:p>
          </table:table-cell>
          <table:table-cell office:value-type="float" office:value="0.140015" calcext:value-type="float">
            <text:p>0.140015</text:p>
          </table:table-cell>
          <table:table-cell office:value-type="float" office:value="0.00517528" calcext:value-type="float">
            <text:p>0.00517528</text:p>
          </table:table-cell>
          <table:table-cell office:value-type="float" office:value="5.04151" calcext:value-type="float">
            <text:p>5.041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" calcext:value-type="float">
            <text:p>538.59</text:p>
          </table:table-cell>
          <table:table-cell office:value-type="float" office:value="0.136972" calcext:value-type="float">
            <text:p>0.136972</text:p>
          </table:table-cell>
          <table:table-cell office:value-type="float" office:value="0.00506282" calcext:value-type="float">
            <text:p>0.00506282</text:p>
          </table:table-cell>
          <table:table-cell office:value-type="float" office:value="5.0465" calcext:value-type="float">
            <text:p>5.046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" calcext:value-type="float">
            <text:p>538.58</text:p>
          </table:table-cell>
          <table:table-cell office:value-type="float" office:value="0.133847" calcext:value-type="float">
            <text:p>0.133847</text:p>
          </table:table-cell>
          <table:table-cell office:value-type="float" office:value="0.0049473" calcext:value-type="float">
            <text:p>0.0049473</text:p>
          </table:table-cell>
          <table:table-cell office:value-type="float" office:value="5.05136" calcext:value-type="float">
            <text:p>5.051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" calcext:value-type="float">
            <text:p>538.57</text:p>
          </table:table-cell>
          <table:table-cell office:value-type="float" office:value="0.130135" calcext:value-type="float">
            <text:p>0.130135</text:p>
          </table:table-cell>
          <table:table-cell office:value-type="float" office:value="0.00481009" calcext:value-type="float">
            <text:p>0.00481009</text:p>
          </table:table-cell>
          <table:table-cell office:value-type="float" office:value="5.05757" calcext:value-type="float">
            <text:p>5.057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1" calcext:value-type="float">
            <text:p>538.561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00461069" calcext:value-type="float">
            <text:p>0.00461069</text:p>
          </table:table-cell>
          <table:table-cell office:value-type="float" office:value="5.06165" calcext:value-type="float">
            <text:p>5.0616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3" calcext:value-type="float">
            <text:p>538.553</text:p>
          </table:table-cell>
          <table:table-cell office:value-type="float" office:value="0.116666" calcext:value-type="float">
            <text:p>0.116666</text:p>
          </table:table-cell>
          <table:table-cell office:value-type="float" office:value="0.00431225" calcext:value-type="float">
            <text:p>0.00431225</text:p>
          </table:table-cell>
          <table:table-cell office:value-type="float" office:value="5.06508" calcext:value-type="float">
            <text:p>5.0650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5" calcext:value-type="float">
            <text:p>538.545</text:p>
          </table:table-cell>
          <table:table-cell office:value-type="float" office:value="0.108595" calcext:value-type="float">
            <text:p>0.108595</text:p>
          </table:table-cell>
          <table:table-cell office:value-type="float" office:value="0.00401393" calcext:value-type="float">
            <text:p>0.00401393</text:p>
          </table:table-cell>
          <table:table-cell office:value-type="float" office:value="5.0691" calcext:value-type="float">
            <text:p>5.06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9" calcext:value-type="float">
            <text:p>538.539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0.0037023" calcext:value-type="float">
            <text:p>0.0037023</text:p>
          </table:table-cell>
          <table:table-cell office:value-type="float" office:value="5.07106" calcext:value-type="float">
            <text:p>5.071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2" calcext:value-type="float">
            <text:p>538.532</text:p>
          </table:table-cell>
          <table:table-cell office:value-type="float" office:value="0.0913226" calcext:value-type="float">
            <text:p>0.0913226</text:p>
          </table:table-cell>
          <table:table-cell office:value-type="float" office:value="0.0033755" calcext:value-type="float">
            <text:p>0.0033755</text:p>
          </table:table-cell>
          <table:table-cell office:value-type="float" office:value="5.07314" calcext:value-type="float">
            <text:p>5.073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6" calcext:value-type="float">
            <text:p>538.526</text:p>
          </table:table-cell>
          <table:table-cell office:value-type="float" office:value="0.0819544" calcext:value-type="float">
            <text:p>0.0819544</text:p>
          </table:table-cell>
          <table:table-cell office:value-type="float" office:value="0.00302923" calcext:value-type="float">
            <text:p>0.00302923</text:p>
          </table:table-cell>
          <table:table-cell office:value-type="float" office:value="5.07526" calcext:value-type="float">
            <text:p>5.075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8" calcext:value-type="float">
            <text:p>538.518</text:p>
          </table:table-cell>
          <table:table-cell office:value-type="float" office:value="0.0710533" calcext:value-type="float">
            <text:p>0.0710533</text:p>
          </table:table-cell>
          <table:table-cell office:value-type="float" office:value="0.0026263" calcext:value-type="float">
            <text:p>0.0026263</text:p>
          </table:table-cell>
          <table:table-cell office:value-type="float" office:value="5.07866" calcext:value-type="float">
            <text:p>5.078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2" calcext:value-type="float">
            <text:p>538.512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0228169" calcext:value-type="float">
            <text:p>0.00228169</text:p>
          </table:table-cell>
          <table:table-cell office:value-type="float" office:value="5.08089" calcext:value-type="float">
            <text:p>5.080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4" calcext:value-type="float">
            <text:p>538.504</text:p>
          </table:table-cell>
          <table:table-cell office:value-type="float" office:value="0.0512246" calcext:value-type="float">
            <text:p>0.0512246</text:p>
          </table:table-cell>
          <table:table-cell office:value-type="float" office:value="0.00189339" calcext:value-type="float">
            <text:p>0.00189339</text:p>
          </table:table-cell>
          <table:table-cell office:value-type="float" office:value="5.08403" calcext:value-type="float">
            <text:p>5.084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" calcext:value-type="float">
            <text:p>538.5</text:p>
          </table:table-cell>
          <table:table-cell office:value-type="float" office:value="0.0408298" calcext:value-type="float">
            <text:p>0.0408298</text:p>
          </table:table-cell>
          <table:table-cell office:value-type="float" office:value="0.00150917" calcext:value-type="float">
            <text:p>0.00150917</text:p>
          </table:table-cell>
          <table:table-cell office:value-type="float" office:value="5.08409" calcext:value-type="float">
            <text:p>5.0840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6" calcext:value-type="float">
            <text:p>538.496</text:p>
          </table:table-cell>
          <table:table-cell office:value-type="float" office:value="0.0303032" calcext:value-type="float">
            <text:p>0.0303032</text:p>
          </table:table-cell>
          <table:table-cell office:value-type="float" office:value="0.0011448" calcext:value-type="float">
            <text:p>0.0011448</text:p>
          </table:table-cell>
          <table:table-cell office:value-type="float" office:value="5.08332" calcext:value-type="float">
            <text:p>5.083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4" calcext:value-type="float">
            <text:p>538.494</text:p>
          </table:table-cell>
          <table:table-cell office:value-type="float" office:value="0.0202903" calcext:value-type="float">
            <text:p>0.0202903</text:p>
          </table:table-cell>
          <table:table-cell office:value-type="float" office:value="0.000766529" calcext:value-type="float">
            <text:p>0.000766529</text:p>
          </table:table-cell>
          <table:table-cell office:value-type="float" office:value="5.08172" calcext:value-type="float">
            <text:p>5.081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4" calcext:value-type="float">
            <text:p>538.494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0.000411517" calcext:value-type="float">
            <text:p>0.000411517</text:p>
          </table:table-cell>
          <table:table-cell office:value-type="float" office:value="5.07825" calcext:value-type="float">
            <text:p>5.078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3" calcext:value-type="float">
            <text:p>538.493</text:p>
          </table:table-cell>
          <table:table-cell office:value-type="float" office:value="0.0025227" calcext:value-type="float">
            <text:p>0.0025227</text:p>
          </table:table-cell>
          <table:table-cell office:value-type="float" office:value="0.000095303" calcext:value-type="float">
            <text:p>9.5303E-05</text:p>
          </table:table-cell>
          <table:table-cell office:value-type="float" office:value="5.07457" calcext:value-type="float">
            <text:p>5.074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2" calcext:value-type="float">
            <text:p>538.492</text:p>
          </table:table-cell>
          <table:table-cell office:value-type="float" office:value="-0.00475803" calcext:value-type="float">
            <text:p>-0.00475803</text:p>
          </table:table-cell>
          <table:table-cell office:value-type="float" office:value="-0.00017975" calcext:value-type="float">
            <text:p>-0.00017975</text:p>
          </table:table-cell>
          <table:table-cell office:value-type="float" office:value="5.07173" calcext:value-type="float">
            <text:p>5.071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" calcext:value-type="float">
            <text:p>538.49</text:p>
          </table:table-cell>
          <table:table-cell office:value-type="float" office:value="-0.0123917" calcext:value-type="float">
            <text:p>-0.0123917</text:p>
          </table:table-cell>
          <table:table-cell office:value-type="float" office:value="-0.000468135" calcext:value-type="float">
            <text:p>-0.000468135</text:p>
          </table:table-cell>
          <table:table-cell office:value-type="float" office:value="5.06977" calcext:value-type="float">
            <text:p>5.069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8" calcext:value-type="float">
            <text:p>538.488</text:p>
          </table:table-cell>
          <table:table-cell office:value-type="float" office:value="-0.0197099" calcext:value-type="float">
            <text:p>-0.0197099</text:p>
          </table:table-cell>
          <table:table-cell office:value-type="float" office:value="-0.000744603" calcext:value-type="float">
            <text:p>-0.000744603</text:p>
          </table:table-cell>
          <table:table-cell office:value-type="float" office:value="5.06821" calcext:value-type="float">
            <text:p>5.068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7" calcext:value-type="float">
            <text:p>538.487</text:p>
          </table:table-cell>
          <table:table-cell office:value-type="float" office:value="-0.0264603" calcext:value-type="float">
            <text:p>-0.0264603</text:p>
          </table:table-cell>
          <table:table-cell office:value-type="float" office:value="-0.000999622" calcext:value-type="float">
            <text:p>-0.000999622</text:p>
          </table:table-cell>
          <table:table-cell office:value-type="float" office:value="5.06539" calcext:value-type="float">
            <text:p>5.065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9" calcext:value-type="float">
            <text:p>538.489</text:p>
          </table:table-cell>
          <table:table-cell office:value-type="float" office:value="-0.0319611" calcext:value-type="float">
            <text:p>-0.0319611</text:p>
          </table:table-cell>
          <table:table-cell office:value-type="float" office:value="-0.00120743" calcext:value-type="float">
            <text:p>-0.00120743</text:p>
          </table:table-cell>
          <table:table-cell office:value-type="float" office:value="5.05956" calcext:value-type="float">
            <text:p>5.0595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" calcext:value-type="float">
            <text:p>538.49</text:p>
          </table:table-cell>
          <table:table-cell office:value-type="float" office:value="-0.0378463" calcext:value-type="float">
            <text:p>-0.0378463</text:p>
          </table:table-cell>
          <table:table-cell office:value-type="float" office:value="-0.00142976" calcext:value-type="float">
            <text:p>-0.00142976</text:p>
          </table:table-cell>
          <table:table-cell office:value-type="float" office:value="5.05434" calcext:value-type="float">
            <text:p>5.054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1" calcext:value-type="float">
            <text:p>538.491</text:p>
          </table:table-cell>
          <table:table-cell office:value-type="float" office:value="-0.0435876" calcext:value-type="float">
            <text:p>-0.0435876</text:p>
          </table:table-cell>
          <table:table-cell office:value-type="float" office:value="-0.00164666" calcext:value-type="float">
            <text:p>-0.00164666</text:p>
          </table:table-cell>
          <table:table-cell office:value-type="float" office:value="5.04963" calcext:value-type="float">
            <text:p>5.049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1" calcext:value-type="float">
            <text:p>538.491</text:p>
          </table:table-cell>
          <table:table-cell office:value-type="float" office:value="-0.048897" calcext:value-type="float">
            <text:p>-0.048897</text:p>
          </table:table-cell>
          <table:table-cell office:value-type="float" office:value="-0.00184724" calcext:value-type="float">
            <text:p>-0.00184724</text:p>
          </table:table-cell>
          <table:table-cell office:value-type="float" office:value="5.04613" calcext:value-type="float">
            <text:p>5.046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4" calcext:value-type="float">
            <text:p>538.494</text:p>
          </table:table-cell>
          <table:table-cell office:value-type="float" office:value="-0.0548049" calcext:value-type="float">
            <text:p>-0.0548049</text:p>
          </table:table-cell>
          <table:table-cell office:value-type="float" office:value="-0.00207043" calcext:value-type="float">
            <text:p>-0.00207043</text:p>
          </table:table-cell>
          <table:table-cell office:value-type="float" office:value="5.03958" calcext:value-type="float">
            <text:p>5.039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7" calcext:value-type="float">
            <text:p>538.497</text:p>
          </table:table-cell>
          <table:table-cell office:value-type="float" office:value="-0.0606836" calcext:value-type="float">
            <text:p>-0.0606836</text:p>
          </table:table-cell>
          <table:table-cell office:value-type="float" office:value="-0.00229252" calcext:value-type="float">
            <text:p>-0.00229252</text:p>
          </table:table-cell>
          <table:table-cell office:value-type="float" office:value="5.03348" calcext:value-type="float">
            <text:p>5.0334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1" calcext:value-type="float">
            <text:p>538.501</text:p>
          </table:table-cell>
          <table:table-cell office:value-type="float" office:value="-0.0656749" calcext:value-type="float">
            <text:p>-0.0656749</text:p>
          </table:table-cell>
          <table:table-cell office:value-type="float" office:value="-0.00248108" calcext:value-type="float">
            <text:p>-0.00248108</text:p>
          </table:table-cell>
          <table:table-cell office:value-type="float" office:value="5.02563" calcext:value-type="float">
            <text:p>5.025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4" calcext:value-type="float">
            <text:p>538.504</text:p>
          </table:table-cell>
          <table:table-cell office:value-type="float" office:value="-0.0692475" calcext:value-type="float">
            <text:p>-0.0692475</text:p>
          </table:table-cell>
          <table:table-cell office:value-type="float" office:value="-0.00261604" calcext:value-type="float">
            <text:p>-0.00261604</text:p>
          </table:table-cell>
          <table:table-cell office:value-type="float" office:value="5.01893" calcext:value-type="float">
            <text:p>5.018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4" calcext:value-type="float">
            <text:p>538.504</text:p>
          </table:table-cell>
          <table:table-cell office:value-type="float" office:value="-0.0731755" calcext:value-type="float">
            <text:p>-0.0731755</text:p>
          </table:table-cell>
          <table:table-cell office:value-type="float" office:value="-0.00276444" calcext:value-type="float">
            <text:p>-0.00276444</text:p>
          </table:table-cell>
          <table:table-cell office:value-type="float" office:value="5.01517" calcext:value-type="float">
            <text:p>5.0151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3" calcext:value-type="float">
            <text:p>538.503</text:p>
          </table:table-cell>
          <table:table-cell office:value-type="float" office:value="-0.0769421" calcext:value-type="float">
            <text:p>-0.0769421</text:p>
          </table:table-cell>
          <table:table-cell office:value-type="float" office:value="-0.00290673" calcext:value-type="float">
            <text:p>-0.00290673</text:p>
          </table:table-cell>
          <table:table-cell office:value-type="float" office:value="5.01273" calcext:value-type="float">
            <text:p>5.012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1" calcext:value-type="float">
            <text:p>538.501</text:p>
          </table:table-cell>
          <table:table-cell office:value-type="float" office:value="-0.0805958" calcext:value-type="float">
            <text:p>-0.0805958</text:p>
          </table:table-cell>
          <table:table-cell office:value-type="float" office:value="-0.00304476" calcext:value-type="float">
            <text:p>-0.00304476</text:p>
          </table:table-cell>
          <table:table-cell office:value-type="float" office:value="5.01153" calcext:value-type="float">
            <text:p>5.011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" calcext:value-type="float">
            <text:p>538.5</text:p>
          </table:table-cell>
          <table:table-cell office:value-type="float" office:value="-0.0836421" calcext:value-type="float">
            <text:p>-0.0836421</text:p>
          </table:table-cell>
          <table:table-cell office:value-type="float" office:value="-0.00315985" calcext:value-type="float">
            <text:p>-0.00315985</text:p>
          </table:table-cell>
          <table:table-cell office:value-type="float" office:value="5.0096" calcext:value-type="float">
            <text:p>5.00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7" calcext:value-type="float">
            <text:p>538.497</text:p>
          </table:table-cell>
          <table:table-cell office:value-type="float" office:value="-0.0863117" calcext:value-type="float">
            <text:p>-0.0863117</text:p>
          </table:table-cell>
          <table:table-cell office:value-type="float" office:value="-0.0032607" calcext:value-type="float">
            <text:p>-0.0032607</text:p>
          </table:table-cell>
          <table:table-cell office:value-type="float" office:value="5.00859" calcext:value-type="float">
            <text:p>5.0085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3" calcext:value-type="float">
            <text:p>538.493</text:p>
          </table:table-cell>
          <table:table-cell office:value-type="float" office:value="-0.0886442" calcext:value-type="float">
            <text:p>-0.0886442</text:p>
          </table:table-cell>
          <table:table-cell office:value-type="float" office:value="-0.00334882" calcext:value-type="float">
            <text:p>-0.00334882</text:p>
          </table:table-cell>
          <table:table-cell office:value-type="float" office:value="5.00938" calcext:value-type="float">
            <text:p>5.009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9" calcext:value-type="float">
            <text:p>538.489</text:p>
          </table:table-cell>
          <table:table-cell office:value-type="float" office:value="-0.0904611" calcext:value-type="float">
            <text:p>-0.0904611</text:p>
          </table:table-cell>
          <table:table-cell office:value-type="float" office:value="-0.00341746" calcext:value-type="float">
            <text:p>-0.00341746</text:p>
          </table:table-cell>
          <table:table-cell office:value-type="float" office:value="5.00991" calcext:value-type="float">
            <text:p>5.009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8" calcext:value-type="float">
            <text:p>538.488</text:p>
          </table:table-cell>
          <table:table-cell office:value-type="float" office:value="-0.0911727" calcext:value-type="float">
            <text:p>-0.0911727</text:p>
          </table:table-cell>
          <table:table-cell office:value-type="float" office:value="-0.00344434" calcext:value-type="float">
            <text:p>-0.00344434</text:p>
          </table:table-cell>
          <table:table-cell office:value-type="float" office:value="5.0078" calcext:value-type="float">
            <text:p>5.007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" calcext:value-type="float">
            <text:p>538.49</text:p>
          </table:table-cell>
          <table:table-cell office:value-type="float" office:value="-0.0916342" calcext:value-type="float">
            <text:p>-0.0916342</text:p>
          </table:table-cell>
          <table:table-cell office:value-type="float" office:value="-0.00346177" calcext:value-type="float">
            <text:p>-0.00346177</text:p>
          </table:table-cell>
          <table:table-cell office:value-type="float" office:value="5.00307" calcext:value-type="float">
            <text:p>5.0030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" calcext:value-type="float">
            <text:p>538.49</text:p>
          </table:table-cell>
          <table:table-cell office:value-type="float" office:value="-0.0923718" calcext:value-type="float">
            <text:p>-0.0923718</text:p>
          </table:table-cell>
          <table:table-cell office:value-type="float" office:value="-0.00345451" calcext:value-type="float">
            <text:p>-0.00345451</text:p>
          </table:table-cell>
          <table:table-cell office:value-type="float" office:value="5.00018" calcext:value-type="float">
            <text:p>5.000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6" calcext:value-type="float">
            <text:p>538.486</text:p>
          </table:table-cell>
          <table:table-cell office:value-type="float" office:value="-0.0942" calcext:value-type="float">
            <text:p>-0.0942</text:p>
          </table:table-cell>
          <table:table-cell office:value-type="float" office:value="-0.00352288" calcext:value-type="float">
            <text:p>-0.00352288</text:p>
          </table:table-cell>
          <table:table-cell office:value-type="float" office:value="5.00091" calcext:value-type="float">
            <text:p>5.000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" calcext:value-type="float">
            <text:p>538.48</text:p>
          </table:table-cell>
          <table:table-cell office:value-type="float" office:value="-0.0948617" calcext:value-type="float">
            <text:p>-0.0948617</text:p>
          </table:table-cell>
          <table:table-cell office:value-type="float" office:value="-0.00354762" calcext:value-type="float">
            <text:p>-0.00354762</text:p>
          </table:table-cell>
          <table:table-cell office:value-type="float" office:value="5.00386" calcext:value-type="float">
            <text:p>5.003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6" calcext:value-type="float">
            <text:p>538.476</text:p>
          </table:table-cell>
          <table:table-cell office:value-type="float" office:value="-0.0953672" calcext:value-type="float">
            <text:p>-0.0953672</text:p>
          </table:table-cell>
          <table:table-cell office:value-type="float" office:value="-0.00356653" calcext:value-type="float">
            <text:p>-0.00356653</text:p>
          </table:table-cell>
          <table:table-cell office:value-type="float" office:value="5.00431" calcext:value-type="float">
            <text:p>5.004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3" calcext:value-type="float">
            <text:p>538.473</text:p>
          </table:table-cell>
          <table:table-cell office:value-type="float" office:value="-0.0941221" calcext:value-type="float">
            <text:p>-0.0941221</text:p>
          </table:table-cell>
          <table:table-cell office:value-type="float" office:value="-0.00351997" calcext:value-type="float">
            <text:p>-0.00351997</text:p>
          </table:table-cell>
          <table:table-cell office:value-type="float" office:value="5.00479" calcext:value-type="float">
            <text:p>5.004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8" calcext:value-type="float">
            <text:p>538.468</text:p>
          </table:table-cell>
          <table:table-cell office:value-type="float" office:value="-0.0922041" calcext:value-type="float">
            <text:p>-0.0922041</text:p>
          </table:table-cell>
          <table:table-cell office:value-type="float" office:value="-0.00344824" calcext:value-type="float">
            <text:p>-0.00344824</text:p>
          </table:table-cell>
          <table:table-cell office:value-type="float" office:value="5.00608" calcext:value-type="float">
            <text:p>5.0060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4" calcext:value-type="float">
            <text:p>538.464</text:p>
          </table:table-cell>
          <table:table-cell office:value-type="float" office:value="-0.0897045" calcext:value-type="float">
            <text:p>-0.0897045</text:p>
          </table:table-cell>
          <table:table-cell office:value-type="float" office:value="-0.00335476" calcext:value-type="float">
            <text:p>-0.00335476</text:p>
          </table:table-cell>
          <table:table-cell office:value-type="float" office:value="5.00752" calcext:value-type="float">
            <text:p>5.0075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9" calcext:value-type="float">
            <text:p>538.459</text:p>
          </table:table-cell>
          <table:table-cell office:value-type="float" office:value="-0.0876338" calcext:value-type="float">
            <text:p>-0.0876338</text:p>
          </table:table-cell>
          <table:table-cell office:value-type="float" office:value="-0.00327732" calcext:value-type="float">
            <text:p>-0.00327732</text:p>
          </table:table-cell>
          <table:table-cell office:value-type="float" office:value="5.00947" calcext:value-type="float">
            <text:p>5.009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2" calcext:value-type="float">
            <text:p>538.452</text:p>
          </table:table-cell>
          <table:table-cell office:value-type="float" office:value="-0.0844835" calcext:value-type="float">
            <text:p>-0.0844835</text:p>
          </table:table-cell>
          <table:table-cell office:value-type="float" office:value="-0.0031595" calcext:value-type="float">
            <text:p>-0.0031595</text:p>
          </table:table-cell>
          <table:table-cell office:value-type="float" office:value="5.01304" calcext:value-type="float">
            <text:p>5.013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5" calcext:value-type="float">
            <text:p>538.445</text:p>
          </table:table-cell>
          <table:table-cell office:value-type="float" office:value="-0.0811901" calcext:value-type="float">
            <text:p>-0.0811901</text:p>
          </table:table-cell>
          <table:table-cell office:value-type="float" office:value="-0.00303634" calcext:value-type="float">
            <text:p>-0.00303634</text:p>
          </table:table-cell>
          <table:table-cell office:value-type="float" office:value="5.01811" calcext:value-type="float">
            <text:p>5.018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7" calcext:value-type="float">
            <text:p>538.437</text:p>
          </table:table-cell>
          <table:table-cell office:value-type="float" office:value="-0.077822" calcext:value-type="float">
            <text:p>-0.077822</text:p>
          </table:table-cell>
          <table:table-cell office:value-type="float" office:value="-0.00291038" calcext:value-type="float">
            <text:p>-0.00291038</text:p>
          </table:table-cell>
          <table:table-cell office:value-type="float" office:value="5.02351" calcext:value-type="float">
            <text:p>5.023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2" calcext:value-type="float">
            <text:p>538.432</text:p>
          </table:table-cell>
          <table:table-cell office:value-type="float" office:value="-0.0742413" calcext:value-type="float">
            <text:p>-0.0742413</text:p>
          </table:table-cell>
          <table:table-cell office:value-type="float" office:value="-0.00277647" calcext:value-type="float">
            <text:p>-0.00277647</text:p>
          </table:table-cell>
          <table:table-cell office:value-type="float" office:value="5.02574" calcext:value-type="float">
            <text:p>5.025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8" calcext:value-type="float">
            <text:p>538.428</text:p>
          </table:table-cell>
          <table:table-cell office:value-type="float" office:value="-0.0713767" calcext:value-type="float">
            <text:p>-0.0713767</text:p>
          </table:table-cell>
          <table:table-cell office:value-type="float" office:value="-0.00266933" calcext:value-type="float">
            <text:p>-0.00266933</text:p>
          </table:table-cell>
          <table:table-cell office:value-type="float" office:value="5.02658" calcext:value-type="float">
            <text:p>5.026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4" calcext:value-type="float">
            <text:p>538.424</text:p>
          </table:table-cell>
          <table:table-cell office:value-type="float" office:value="-0.0687414" calcext:value-type="float">
            <text:p>-0.0687414</text:p>
          </table:table-cell>
          <table:table-cell office:value-type="float" office:value="-0.00257078" calcext:value-type="float">
            <text:p>-0.00257078</text:p>
          </table:table-cell>
          <table:table-cell office:value-type="float" office:value="5.02862" calcext:value-type="float">
            <text:p>5.028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662396" calcext:value-type="float">
            <text:p>-0.0662396</text:p>
          </table:table-cell>
          <table:table-cell office:value-type="float" office:value="-0.00247722" calcext:value-type="float">
            <text:p>-0.00247722</text:p>
          </table:table-cell>
          <table:table-cell office:value-type="float" office:value="5.0343" calcext:value-type="float">
            <text:p>5.034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6" calcext:value-type="float">
            <text:p>538.406</text:p>
          </table:table-cell>
          <table:table-cell office:value-type="float" office:value="-0.062639" calcext:value-type="float">
            <text:p>-0.062639</text:p>
          </table:table-cell>
          <table:table-cell office:value-type="float" office:value="-0.00234257" calcext:value-type="float">
            <text:p>-0.00234257</text:p>
          </table:table-cell>
          <table:table-cell office:value-type="float" office:value="5.04077" calcext:value-type="float">
            <text:p>5.040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9" calcext:value-type="float">
            <text:p>538.399</text:p>
          </table:table-cell>
          <table:table-cell office:value-type="float" office:value="-0.0593954" calcext:value-type="float">
            <text:p>-0.0593954</text:p>
          </table:table-cell>
          <table:table-cell office:value-type="float" office:value="-0.00222126" calcext:value-type="float">
            <text:p>-0.00222126</text:p>
          </table:table-cell>
          <table:table-cell office:value-type="float" office:value="5.04468" calcext:value-type="float">
            <text:p>5.044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3" calcext:value-type="float">
            <text:p>538.393</text:p>
          </table:table-cell>
          <table:table-cell office:value-type="float" office:value="-0.0552214" calcext:value-type="float">
            <text:p>-0.0552214</text:p>
          </table:table-cell>
          <table:table-cell office:value-type="float" office:value="-0.00206516" calcext:value-type="float">
            <text:p>-0.00206516</text:p>
          </table:table-cell>
          <table:table-cell office:value-type="float" office:value="5.04864" calcext:value-type="float">
            <text:p>5.048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6" calcext:value-type="float">
            <text:p>538.386</text:p>
          </table:table-cell>
          <table:table-cell office:value-type="float" office:value="-0.0496025" calcext:value-type="float">
            <text:p>-0.0496025</text:p>
          </table:table-cell>
          <table:table-cell office:value-type="float" office:value="-0.00185503" calcext:value-type="float">
            <text:p>-0.00185503</text:p>
          </table:table-cell>
          <table:table-cell office:value-type="float" office:value="5.05301" calcext:value-type="float">
            <text:p>5.053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" calcext:value-type="float">
            <text:p>538.38</text:p>
          </table:table-cell>
          <table:table-cell office:value-type="float" office:value="-0.0422225" calcext:value-type="float">
            <text:p>-0.0422225</text:p>
          </table:table-cell>
          <table:table-cell office:value-type="float" office:value="-0.00157903" calcext:value-type="float">
            <text:p>-0.00157903</text:p>
          </table:table-cell>
          <table:table-cell office:value-type="float" office:value="5.05588" calcext:value-type="float">
            <text:p>5.055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8" calcext:value-type="float">
            <text:p>538.378</text:p>
          </table:table-cell>
          <table:table-cell office:value-type="float" office:value="-0.0342702" calcext:value-type="float">
            <text:p>-0.0342702</text:p>
          </table:table-cell>
          <table:table-cell office:value-type="float" office:value="-0.00128163" calcext:value-type="float">
            <text:p>-0.00128163</text:p>
          </table:table-cell>
          <table:table-cell office:value-type="float" office:value="5.05638" calcext:value-type="float">
            <text:p>5.056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3" calcext:value-type="float">
            <text:p>538.373</text:p>
          </table:table-cell>
          <table:table-cell office:value-type="float" office:value="-0.02759" calcext:value-type="float">
            <text:p>-0.02759</text:p>
          </table:table-cell>
          <table:table-cell office:value-type="float" office:value="-0.00103181" calcext:value-type="float">
            <text:p>-0.00103181</text:p>
          </table:table-cell>
          <table:table-cell office:value-type="float" office:value="5.05845" calcext:value-type="float">
            <text:p>5.058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5" calcext:value-type="float">
            <text:p>538.365</text:p>
          </table:table-cell>
          <table:table-cell office:value-type="float" office:value="-0.0215085" calcext:value-type="float">
            <text:p>-0.0215085</text:p>
          </table:table-cell>
          <table:table-cell office:value-type="float" office:value="-0.000804371" calcext:value-type="float">
            <text:p>-0.000804371</text:p>
          </table:table-cell>
          <table:table-cell office:value-type="float" office:value="5.06404" calcext:value-type="float">
            <text:p>5.064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8" calcext:value-type="float">
            <text:p>538.358</text:p>
          </table:table-cell>
          <table:table-cell office:value-type="float" office:value="-0.0156228" calcext:value-type="float">
            <text:p>-0.0156228</text:p>
          </table:table-cell>
          <table:table-cell office:value-type="float" office:value="-0.000584258" calcext:value-type="float">
            <text:p>-0.000584258</text:p>
          </table:table-cell>
          <table:table-cell office:value-type="float" office:value="5.06902" calcext:value-type="float">
            <text:p>5.069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" calcext:value-type="float">
            <text:p>538.35</text:p>
          </table:table-cell>
          <table:table-cell office:value-type="float" office:value="-0.00752209" calcext:value-type="float">
            <text:p>-0.00752209</text:p>
          </table:table-cell>
          <table:table-cell office:value-type="float" office:value="-0.00028131" calcext:value-type="float">
            <text:p>-0.00028131</text:p>
          </table:table-cell>
          <table:table-cell office:value-type="float" office:value="5.0743" calcext:value-type="float">
            <text:p>5.074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4" calcext:value-type="float">
            <text:p>538.344</text:p>
          </table:table-cell>
          <table:table-cell office:value-type="float" office:value="0.00101023" calcext:value-type="float">
            <text:p>0.00101023</text:p>
          </table:table-cell>
          <table:table-cell office:value-type="float" office:value="0.0000386526" calcext:value-type="float">
            <text:p>3.86526E-05</text:p>
          </table:table-cell>
          <table:table-cell office:value-type="float" office:value="5.07833" calcext:value-type="float">
            <text:p>5.078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9" calcext:value-type="float">
            <text:p>538.339</text:p>
          </table:table-cell>
          <table:table-cell office:value-type="float" office:value="0.00869611" calcext:value-type="float">
            <text:p>0.00869611</text:p>
          </table:table-cell>
          <table:table-cell office:value-type="float" office:value="0.000332723" calcext:value-type="float">
            <text:p>0.000332723</text:p>
          </table:table-cell>
          <table:table-cell office:value-type="float" office:value="5.08099" calcext:value-type="float">
            <text:p>5.080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4" calcext:value-type="float">
            <text:p>538.334</text:p>
          </table:table-cell>
          <table:table-cell office:value-type="float" office:value="0.0169076" calcext:value-type="float">
            <text:p>0.0169076</text:p>
          </table:table-cell>
          <table:table-cell office:value-type="float" office:value="0.000646904" calcext:value-type="float">
            <text:p>0.000646904</text:p>
          </table:table-cell>
          <table:table-cell office:value-type="float" office:value="5.08301" calcext:value-type="float">
            <text:p>5.083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9" calcext:value-type="float">
            <text:p>538.329</text:p>
          </table:table-cell>
          <table:table-cell office:value-type="float" office:value="0.024175" calcext:value-type="float">
            <text:p>0.024175</text:p>
          </table:table-cell>
          <table:table-cell office:value-type="float" office:value="0.00092496" calcext:value-type="float">
            <text:p>0.00092496</text:p>
          </table:table-cell>
          <table:table-cell office:value-type="float" office:value="5.08629" calcext:value-type="float">
            <text:p>5.086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3" calcext:value-type="float">
            <text:p>538.323</text:p>
          </table:table-cell>
          <table:table-cell office:value-type="float" office:value="0.030016" calcext:value-type="float">
            <text:p>0.030016</text:p>
          </table:table-cell>
          <table:table-cell office:value-type="float" office:value="0.00114845" calcext:value-type="float">
            <text:p>0.00114845</text:p>
          </table:table-cell>
          <table:table-cell office:value-type="float" office:value="5.08932" calcext:value-type="float">
            <text:p>5.089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9" calcext:value-type="float">
            <text:p>538.319</text:p>
          </table:table-cell>
          <table:table-cell office:value-type="float" office:value="0.034746" calcext:value-type="float">
            <text:p>0.034746</text:p>
          </table:table-cell>
          <table:table-cell office:value-type="float" office:value="0.00132942" calcext:value-type="float">
            <text:p>0.00132942</text:p>
          </table:table-cell>
          <table:table-cell office:value-type="float" office:value="5.09084" calcext:value-type="float">
            <text:p>5.090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5" calcext:value-type="float">
            <text:p>538.315</text:p>
          </table:table-cell>
          <table:table-cell office:value-type="float" office:value="0.0381249" calcext:value-type="float">
            <text:p>0.0381249</text:p>
          </table:table-cell>
          <table:table-cell office:value-type="float" office:value="0.0014587" calcext:value-type="float">
            <text:p>0.0014587</text:p>
          </table:table-cell>
          <table:table-cell office:value-type="float" office:value="5.09204" calcext:value-type="float">
            <text:p>5.092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5" calcext:value-type="float">
            <text:p>538.315</text:p>
          </table:table-cell>
          <table:table-cell office:value-type="float" office:value="0.0422405" calcext:value-type="float">
            <text:p>0.0422405</text:p>
          </table:table-cell>
          <table:table-cell office:value-type="float" office:value="0.00161617" calcext:value-type="float">
            <text:p>0.00161617</text:p>
          </table:table-cell>
          <table:table-cell office:value-type="float" office:value="5.09084" calcext:value-type="float">
            <text:p>5.090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4" calcext:value-type="float">
            <text:p>538.314</text:p>
          </table:table-cell>
          <table:table-cell office:value-type="float" office:value="0.0477193" calcext:value-type="float">
            <text:p>0.0477193</text:p>
          </table:table-cell>
          <table:table-cell office:value-type="float" office:value="0.00182579" calcext:value-type="float">
            <text:p>0.00182579</text:p>
          </table:table-cell>
          <table:table-cell office:value-type="float" office:value="5.0896" calcext:value-type="float">
            <text:p>5.08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" calcext:value-type="float">
            <text:p>538.31</text:p>
          </table:table-cell>
          <table:table-cell office:value-type="float" office:value="0.0535266" calcext:value-type="float">
            <text:p>0.0535266</text:p>
          </table:table-cell>
          <table:table-cell office:value-type="float" office:value="0.00204799" calcext:value-type="float">
            <text:p>0.00204799</text:p>
          </table:table-cell>
          <table:table-cell office:value-type="float" office:value="5.09116" calcext:value-type="float">
            <text:p>5.091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3" calcext:value-type="float">
            <text:p>538.303</text:p>
          </table:table-cell>
          <table:table-cell office:value-type="float" office:value="0.0602857" calcext:value-type="float">
            <text:p>0.0602857</text:p>
          </table:table-cell>
          <table:table-cell office:value-type="float" office:value="0.0023066" calcext:value-type="float">
            <text:p>0.0023066</text:p>
          </table:table-cell>
          <table:table-cell office:value-type="float" office:value="5.09538" calcext:value-type="float">
            <text:p>5.095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9" calcext:value-type="float">
            <text:p>538.299</text:p>
          </table:table-cell>
          <table:table-cell office:value-type="float" office:value="0.0661502" calcext:value-type="float">
            <text:p>0.0661502</text:p>
          </table:table-cell>
          <table:table-cell office:value-type="float" office:value="0.00253098" calcext:value-type="float">
            <text:p>0.00253098</text:p>
          </table:table-cell>
          <table:table-cell office:value-type="float" office:value="5.0974" calcext:value-type="float">
            <text:p>5.09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7" calcext:value-type="float">
            <text:p>538.297</text:p>
          </table:table-cell>
          <table:table-cell office:value-type="float" office:value="0.0709823" calcext:value-type="float">
            <text:p>0.0709823</text:p>
          </table:table-cell>
          <table:table-cell office:value-type="float" office:value="0.00271586" calcext:value-type="float">
            <text:p>0.00271586</text:p>
          </table:table-cell>
          <table:table-cell office:value-type="float" office:value="5.09832" calcext:value-type="float">
            <text:p>5.098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6" calcext:value-type="float">
            <text:p>538.296</text:p>
          </table:table-cell>
          <table:table-cell office:value-type="float" office:value="0.0735014" calcext:value-type="float">
            <text:p>0.0735014</text:p>
          </table:table-cell>
          <table:table-cell office:value-type="float" office:value="0.00281225" calcext:value-type="float">
            <text:p>0.00281225</text:p>
          </table:table-cell>
          <table:table-cell office:value-type="float" office:value="5.09692" calcext:value-type="float">
            <text:p>5.0969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4" calcext:value-type="float">
            <text:p>538.294</text:p>
          </table:table-cell>
          <table:table-cell office:value-type="float" office:value="0.0751293" calcext:value-type="float">
            <text:p>0.0751293</text:p>
          </table:table-cell>
          <table:table-cell office:value-type="float" office:value="0.00287453" calcext:value-type="float">
            <text:p>0.00287453</text:p>
          </table:table-cell>
          <table:table-cell office:value-type="float" office:value="5.09685" calcext:value-type="float">
            <text:p>5.096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9" calcext:value-type="float">
            <text:p>538.289</text:p>
          </table:table-cell>
          <table:table-cell office:value-type="float" office:value="0.0769255" calcext:value-type="float">
            <text:p>0.0769255</text:p>
          </table:table-cell>
          <table:table-cell office:value-type="float" office:value="0.00294326" calcext:value-type="float">
            <text:p>0.00294326</text:p>
          </table:table-cell>
          <table:table-cell office:value-type="float" office:value="5.09984" calcext:value-type="float">
            <text:p>5.099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9" calcext:value-type="float">
            <text:p>538.289</text:p>
          </table:table-cell>
          <table:table-cell office:value-type="float" office:value="0.0783047" calcext:value-type="float">
            <text:p>0.0783047</text:p>
          </table:table-cell>
          <table:table-cell office:value-type="float" office:value="0.00299602" calcext:value-type="float">
            <text:p>0.00299602</text:p>
          </table:table-cell>
          <table:table-cell office:value-type="float" office:value="5.09782" calcext:value-type="float">
            <text:p>5.097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9" calcext:value-type="float">
            <text:p>538.289</text:p>
          </table:table-cell>
          <table:table-cell office:value-type="float" office:value="0.0809239" calcext:value-type="float">
            <text:p>0.0809239</text:p>
          </table:table-cell>
          <table:table-cell office:value-type="float" office:value="0.00309624" calcext:value-type="float">
            <text:p>0.00309624</text:p>
          </table:table-cell>
          <table:table-cell office:value-type="float" office:value="5.09564" calcext:value-type="float">
            <text:p>5.095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7" calcext:value-type="float">
            <text:p>538.287</text:p>
          </table:table-cell>
          <table:table-cell office:value-type="float" office:value="0.0825244" calcext:value-type="float">
            <text:p>0.0825244</text:p>
          </table:table-cell>
          <table:table-cell office:value-type="float" office:value="0.00315748" calcext:value-type="float">
            <text:p>0.00315748</text:p>
          </table:table-cell>
          <table:table-cell office:value-type="float" office:value="5.09589" calcext:value-type="float">
            <text:p>5.095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3" calcext:value-type="float">
            <text:p>538.283</text:p>
          </table:table-cell>
          <table:table-cell office:value-type="float" office:value="0.0828856" calcext:value-type="float">
            <text:p>0.0828856</text:p>
          </table:table-cell>
          <table:table-cell office:value-type="float" office:value="0.00317129" calcext:value-type="float">
            <text:p>0.00317129</text:p>
          </table:table-cell>
          <table:table-cell office:value-type="float" office:value="5.09701" calcext:value-type="float">
            <text:p>5.097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8" calcext:value-type="float">
            <text:p>538.278</text:p>
          </table:table-cell>
          <table:table-cell office:value-type="float" office:value="0.0821107" calcext:value-type="float">
            <text:p>0.0821107</text:p>
          </table:table-cell>
          <table:table-cell office:value-type="float" office:value="0.00314165" calcext:value-type="float">
            <text:p>0.00314165</text:p>
          </table:table-cell>
          <table:table-cell office:value-type="float" office:value="5.10003" calcext:value-type="float">
            <text:p>5.100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3" calcext:value-type="float">
            <text:p>538.273</text:p>
          </table:table-cell>
          <table:table-cell office:value-type="float" office:value="0.081622" calcext:value-type="float">
            <text:p>0.081622</text:p>
          </table:table-cell>
          <table:table-cell office:value-type="float" office:value="0.00312295" calcext:value-type="float">
            <text:p>0.00312295</text:p>
          </table:table-cell>
          <table:table-cell office:value-type="float" office:value="5.10336" calcext:value-type="float">
            <text:p>5.103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8" calcext:value-type="float">
            <text:p>538.268</text:p>
          </table:table-cell>
          <table:table-cell office:value-type="float" office:value="0.081483" calcext:value-type="float">
            <text:p>0.081483</text:p>
          </table:table-cell>
          <table:table-cell office:value-type="float" office:value="0.00311763" calcext:value-type="float">
            <text:p>0.00311763</text:p>
          </table:table-cell>
          <table:table-cell office:value-type="float" office:value="5.10672" calcext:value-type="float">
            <text:p>5.106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2" calcext:value-type="float">
            <text:p>538.262</text:p>
          </table:table-cell>
          <table:table-cell office:value-type="float" office:value="0.0815045" calcext:value-type="float">
            <text:p>0.0815045</text:p>
          </table:table-cell>
          <table:table-cell office:value-type="float" office:value="0.00311845" calcext:value-type="float">
            <text:p>0.00311845</text:p>
          </table:table-cell>
          <table:table-cell office:value-type="float" office:value="5.11113" calcext:value-type="float">
            <text:p>5.111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2" calcext:value-type="float">
            <text:p>538.252</text:p>
          </table:table-cell>
          <table:table-cell office:value-type="float" office:value="0.0810394" calcext:value-type="float">
            <text:p>0.0810394</text:p>
          </table:table-cell>
          <table:table-cell office:value-type="float" office:value="0.00310066" calcext:value-type="float">
            <text:p>0.00310066</text:p>
          </table:table-cell>
          <table:table-cell office:value-type="float" office:value="5.11824" calcext:value-type="float">
            <text:p>5.1182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8" calcext:value-type="float">
            <text:p>538.248</text:p>
          </table:table-cell>
          <table:table-cell office:value-type="float" office:value="0.0797903" calcext:value-type="float">
            <text:p>0.0797903</text:p>
          </table:table-cell>
          <table:table-cell office:value-type="float" office:value="0.00301346" calcext:value-type="float">
            <text:p>0.00301346</text:p>
          </table:table-cell>
          <table:table-cell office:value-type="float" office:value="5.12068" calcext:value-type="float">
            <text:p>5.120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3" calcext:value-type="float">
            <text:p>538.243</text:p>
          </table:table-cell>
          <table:table-cell office:value-type="float" office:value="0.0772269" calcext:value-type="float">
            <text:p>0.0772269</text:p>
          </table:table-cell>
          <table:table-cell office:value-type="float" office:value="0.00291664" calcext:value-type="float">
            <text:p>0.00291664</text:p>
          </table:table-cell>
          <table:table-cell office:value-type="float" office:value="5.12389" calcext:value-type="float">
            <text:p>5.123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8" calcext:value-type="float">
            <text:p>538.238</text:p>
          </table:table-cell>
          <table:table-cell office:value-type="float" office:value="0.0738567" calcext:value-type="float">
            <text:p>0.0738567</text:p>
          </table:table-cell>
          <table:table-cell office:value-type="float" office:value="0.00278936" calcext:value-type="float">
            <text:p>0.00278936</text:p>
          </table:table-cell>
          <table:table-cell office:value-type="float" office:value="5.12622" calcext:value-type="float">
            <text:p>5.126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4" calcext:value-type="float">
            <text:p>538.234</text:p>
          </table:table-cell>
          <table:table-cell office:value-type="float" office:value="0.0692437" calcext:value-type="float">
            <text:p>0.0692437</text:p>
          </table:table-cell>
          <table:table-cell office:value-type="float" office:value="0.00261514" calcext:value-type="float">
            <text:p>0.00261514</text:p>
          </table:table-cell>
          <table:table-cell office:value-type="float" office:value="5.12928" calcext:value-type="float">
            <text:p>5.129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2" calcext:value-type="float">
            <text:p>538.232</text:p>
          </table:table-cell>
          <table:table-cell office:value-type="float" office:value="0.0647508" calcext:value-type="float">
            <text:p>0.0647508</text:p>
          </table:table-cell>
          <table:table-cell office:value-type="float" office:value="0.00244546" calcext:value-type="float">
            <text:p>0.00244546</text:p>
          </table:table-cell>
          <table:table-cell office:value-type="float" office:value="5.12983" calcext:value-type="float">
            <text:p>5.129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9" calcext:value-type="float">
            <text:p>538.229</text:p>
          </table:table-cell>
          <table:table-cell office:value-type="float" office:value="0.0606399" calcext:value-type="float">
            <text:p>0.0606399</text:p>
          </table:table-cell>
          <table:table-cell office:value-type="float" office:value="0.0022902" calcext:value-type="float">
            <text:p>0.0022902</text:p>
          </table:table-cell>
          <table:table-cell office:value-type="float" office:value="5.13101" calcext:value-type="float">
            <text:p>5.131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8" calcext:value-type="float">
            <text:p>538.228</text:p>
          </table:table-cell>
          <table:table-cell office:value-type="float" office:value="0.0565152" calcext:value-type="float">
            <text:p>0.0565152</text:p>
          </table:table-cell>
          <table:table-cell office:value-type="float" office:value="0.00213442" calcext:value-type="float">
            <text:p>0.00213442</text:p>
          </table:table-cell>
          <table:table-cell office:value-type="float" office:value="5.13045" calcext:value-type="float">
            <text:p>5.130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9" calcext:value-type="float">
            <text:p>538.229</text:p>
          </table:table-cell>
          <table:table-cell office:value-type="float" office:value="0.0514406" calcext:value-type="float">
            <text:p>0.0514406</text:p>
          </table:table-cell>
          <table:table-cell office:value-type="float" office:value="0.00194277" calcext:value-type="float">
            <text:p>0.00194277</text:p>
          </table:table-cell>
          <table:table-cell office:value-type="float" office:value="5.12744" calcext:value-type="float">
            <text:p>5.127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8" calcext:value-type="float">
            <text:p>538.228</text:p>
          </table:table-cell>
          <table:table-cell office:value-type="float" office:value="0.0451909" calcext:value-type="float">
            <text:p>0.0451909</text:p>
          </table:table-cell>
          <table:table-cell office:value-type="float" office:value="0.00170673" calcext:value-type="float">
            <text:p>0.00170673</text:p>
          </table:table-cell>
          <table:table-cell office:value-type="float" office:value="5.12677" calcext:value-type="float">
            <text:p>5.126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5" calcext:value-type="float">
            <text:p>538.225</text:p>
          </table:table-cell>
          <table:table-cell office:value-type="float" office:value="0.0384286" calcext:value-type="float">
            <text:p>0.0384286</text:p>
          </table:table-cell>
          <table:table-cell office:value-type="float" office:value="0.00145134" calcext:value-type="float">
            <text:p>0.00145134</text:p>
          </table:table-cell>
          <table:table-cell office:value-type="float" office:value="5.12879" calcext:value-type="float">
            <text:p>5.128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3" calcext:value-type="float">
            <text:p>538.223</text:p>
          </table:table-cell>
          <table:table-cell office:value-type="float" office:value="0.0315294" calcext:value-type="float">
            <text:p>0.0315294</text:p>
          </table:table-cell>
          <table:table-cell office:value-type="float" office:value="0.00119078" calcext:value-type="float">
            <text:p>0.00119078</text:p>
          </table:table-cell>
          <table:table-cell office:value-type="float" office:value="5.12934" calcext:value-type="float">
            <text:p>5.129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1" calcext:value-type="float">
            <text:p>538.221</text:p>
          </table:table-cell>
          <table:table-cell office:value-type="float" office:value="0.0243618" calcext:value-type="float">
            <text:p>0.0243618</text:p>
          </table:table-cell>
          <table:table-cell office:value-type="float" office:value="0.000920076" calcext:value-type="float">
            <text:p>0.000920076</text:p>
          </table:table-cell>
          <table:table-cell office:value-type="float" office:value="5.13056" calcext:value-type="float">
            <text:p>5.1305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1" calcext:value-type="float">
            <text:p>538.221</text:p>
          </table:table-cell>
          <table:table-cell office:value-type="float" office:value="0.0180596" calcext:value-type="float">
            <text:p>0.0180596</text:p>
          </table:table-cell>
          <table:table-cell office:value-type="float" office:value="0.000682062" calcext:value-type="float">
            <text:p>0.000682062</text:p>
          </table:table-cell>
          <table:table-cell office:value-type="float" office:value="5.12906" calcext:value-type="float">
            <text:p>5.129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" calcext:value-type="float">
            <text:p>538.22</text:p>
          </table:table-cell>
          <table:table-cell office:value-type="float" office:value="0.0113823" calcext:value-type="float">
            <text:p>0.0113823</text:p>
          </table:table-cell>
          <table:table-cell office:value-type="float" office:value="0.000429878" calcext:value-type="float">
            <text:p>0.000429878</text:p>
          </table:table-cell>
          <table:table-cell office:value-type="float" office:value="5.12876" calcext:value-type="float">
            <text:p>5.128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" calcext:value-type="float">
            <text:p>538.22</text:p>
          </table:table-cell>
          <table:table-cell office:value-type="float" office:value="0.00478348" calcext:value-type="float">
            <text:p>0.00478348</text:p>
          </table:table-cell>
          <table:table-cell office:value-type="float" office:value="0.000180659" calcext:value-type="float">
            <text:p>0.000180659</text:p>
          </table:table-cell>
          <table:table-cell office:value-type="float" office:value="5.12677" calcext:value-type="float">
            <text:p>5.1267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25" calcext:value-type="float">
            <text:p>538.225</text:p>
          </table:table-cell>
          <table:table-cell office:value-type="float" office:value="-0.00136117" calcext:value-type="float">
            <text:p>-0.00136117</text:p>
          </table:table-cell>
          <table:table-cell office:value-type="float" office:value="-0.0000514077" calcext:value-type="float">
            <text:p>-5.14077E-05</text:p>
          </table:table-cell>
          <table:table-cell office:value-type="float" office:value="5.12074" calcext:value-type="float">
            <text:p>5.120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" calcext:value-type="float">
            <text:p>538.23</text:p>
          </table:table-cell>
          <table:table-cell office:value-type="float" office:value="-0.00772373" calcext:value-type="float">
            <text:p>-0.00772373</text:p>
          </table:table-cell>
          <table:table-cell office:value-type="float" office:value="-0.000291704" calcext:value-type="float">
            <text:p>-0.000291704</text:p>
          </table:table-cell>
          <table:table-cell office:value-type="float" office:value="5.11408" calcext:value-type="float">
            <text:p>5.1140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4" calcext:value-type="float">
            <text:p>538.234</text:p>
          </table:table-cell>
          <table:table-cell office:value-type="float" office:value="-0.0140115" calcext:value-type="float">
            <text:p>-0.0140115</text:p>
          </table:table-cell>
          <table:table-cell office:value-type="float" office:value="-0.000529175" calcext:value-type="float">
            <text:p>-0.000529175</text:p>
          </table:table-cell>
          <table:table-cell office:value-type="float" office:value="5.10911" calcext:value-type="float">
            <text:p>5.109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37" calcext:value-type="float">
            <text:p>538.237</text:p>
          </table:table-cell>
          <table:table-cell office:value-type="float" office:value="-0.0200594" calcext:value-type="float">
            <text:p>-0.0200594</text:p>
          </table:table-cell>
          <table:table-cell office:value-type="float" office:value="-0.000757587" calcext:value-type="float">
            <text:p>-0.000757587</text:p>
          </table:table-cell>
          <table:table-cell office:value-type="float" office:value="5.10466" calcext:value-type="float">
            <text:p>5.104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" calcext:value-type="float">
            <text:p>538.24</text:p>
          </table:table-cell>
          <table:table-cell office:value-type="float" office:value="-0.0256865" calcext:value-type="float">
            <text:p>-0.0256865</text:p>
          </table:table-cell>
          <table:table-cell office:value-type="float" office:value="-0.000970108" calcext:value-type="float">
            <text:p>-0.000970108</text:p>
          </table:table-cell>
          <table:table-cell office:value-type="float" office:value="5.10052" calcext:value-type="float">
            <text:p>5.1005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4" calcext:value-type="float">
            <text:p>538.244</text:p>
          </table:table-cell>
          <table:table-cell office:value-type="float" office:value="-0.0313188" calcext:value-type="float">
            <text:p>-0.0313188</text:p>
          </table:table-cell>
          <table:table-cell office:value-type="float" office:value="-0.00118282" calcext:value-type="float">
            <text:p>-0.00118282</text:p>
          </table:table-cell>
          <table:table-cell office:value-type="float" office:value="5.09603" calcext:value-type="float">
            <text:p>5.096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8" calcext:value-type="float">
            <text:p>538.248</text:p>
          </table:table-cell>
          <table:table-cell office:value-type="float" office:value="-0.0359913" calcext:value-type="float">
            <text:p>-0.0359913</text:p>
          </table:table-cell>
          <table:table-cell office:value-type="float" office:value="-0.00135929" calcext:value-type="float">
            <text:p>-0.00135929</text:p>
          </table:table-cell>
          <table:table-cell office:value-type="float" office:value="5.0909" calcext:value-type="float">
            <text:p>5.090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49" calcext:value-type="float">
            <text:p>538.249</text:p>
          </table:table-cell>
          <table:table-cell office:value-type="float" office:value="-0.0405829" calcext:value-type="float">
            <text:p>-0.0405829</text:p>
          </table:table-cell>
          <table:table-cell office:value-type="float" office:value="-0.0015327" calcext:value-type="float">
            <text:p>-0.0015327</text:p>
          </table:table-cell>
          <table:table-cell office:value-type="float" office:value="5.08881" calcext:value-type="float">
            <text:p>5.088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1" calcext:value-type="float">
            <text:p>538.251</text:p>
          </table:table-cell>
          <table:table-cell office:value-type="float" office:value="-0.0458119" calcext:value-type="float">
            <text:p>-0.0458119</text:p>
          </table:table-cell>
          <table:table-cell office:value-type="float" office:value="-0.00173019" calcext:value-type="float">
            <text:p>-0.00173019</text:p>
          </table:table-cell>
          <table:table-cell office:value-type="float" office:value="5.08487" calcext:value-type="float">
            <text:p>5.084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3" calcext:value-type="float">
            <text:p>538.253</text:p>
          </table:table-cell>
          <table:table-cell office:value-type="float" office:value="-0.0508049" calcext:value-type="float">
            <text:p>-0.0508049</text:p>
          </table:table-cell>
          <table:table-cell office:value-type="float" office:value="-0.00191876" calcext:value-type="float">
            <text:p>-0.00191876</text:p>
          </table:table-cell>
          <table:table-cell office:value-type="float" office:value="5.08247" calcext:value-type="float">
            <text:p>5.082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5" calcext:value-type="float">
            <text:p>538.255</text:p>
          </table:table-cell>
          <table:table-cell office:value-type="float" office:value="-0.0570966" calcext:value-type="float">
            <text:p>-0.0570966</text:p>
          </table:table-cell>
          <table:table-cell office:value-type="float" office:value="-0.00209445" calcext:value-type="float">
            <text:p>-0.00209445</text:p>
          </table:table-cell>
          <table:table-cell office:value-type="float" office:value="5.07958" calcext:value-type="float">
            <text:p>5.079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58" calcext:value-type="float">
            <text:p>538.258</text:p>
          </table:table-cell>
          <table:table-cell office:value-type="float" office:value="-0.0638306" calcext:value-type="float">
            <text:p>-0.0638306</text:p>
          </table:table-cell>
          <table:table-cell office:value-type="float" office:value="-0.00234148" calcext:value-type="float">
            <text:p>-0.00234148</text:p>
          </table:table-cell>
          <table:table-cell office:value-type="float" office:value="5.07536" calcext:value-type="float">
            <text:p>5.075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" calcext:value-type="float">
            <text:p>538.26</text:p>
          </table:table-cell>
          <table:table-cell office:value-type="float" office:value="-0.068826" calcext:value-type="float">
            <text:p>-0.068826</text:p>
          </table:table-cell>
          <table:table-cell office:value-type="float" office:value="-0.00252472" calcext:value-type="float">
            <text:p>-0.00252472</text:p>
          </table:table-cell>
          <table:table-cell office:value-type="float" office:value="5.07184" calcext:value-type="float">
            <text:p>5.071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3" calcext:value-type="float">
            <text:p>538.263</text:p>
          </table:table-cell>
          <table:table-cell office:value-type="float" office:value="-0.0731989" calcext:value-type="float">
            <text:p>-0.0731989</text:p>
          </table:table-cell>
          <table:table-cell office:value-type="float" office:value="-0.00268513" calcext:value-type="float">
            <text:p>-0.00268513</text:p>
          </table:table-cell>
          <table:table-cell office:value-type="float" office:value="5.06747" calcext:value-type="float">
            <text:p>5.067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8" calcext:value-type="float">
            <text:p>538.268</text:p>
          </table:table-cell>
          <table:table-cell office:value-type="float" office:value="-0.0764785" calcext:value-type="float">
            <text:p>-0.0764785</text:p>
          </table:table-cell>
          <table:table-cell office:value-type="float" office:value="-0.00280543" calcext:value-type="float">
            <text:p>-0.00280543</text:p>
          </table:table-cell>
          <table:table-cell office:value-type="float" office:value="5.06211" calcext:value-type="float">
            <text:p>5.062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1" calcext:value-type="float">
            <text:p>538.271</text:p>
          </table:table-cell>
          <table:table-cell office:value-type="float" office:value="-0.0788665" calcext:value-type="float">
            <text:p>-0.0788665</text:p>
          </table:table-cell>
          <table:table-cell office:value-type="float" office:value="-0.00289303" calcext:value-type="float">
            <text:p>-0.00289303</text:p>
          </table:table-cell>
          <table:table-cell office:value-type="float" office:value="5.05768" calcext:value-type="float">
            <text:p>5.057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3" calcext:value-type="float">
            <text:p>538.273</text:p>
          </table:table-cell>
          <table:table-cell office:value-type="float" office:value="-0.0809819" calcext:value-type="float">
            <text:p>-0.0809819</text:p>
          </table:table-cell>
          <table:table-cell office:value-type="float" office:value="-0.00297063" calcext:value-type="float">
            <text:p>-0.00297063</text:p>
          </table:table-cell>
          <table:table-cell office:value-type="float" office:value="5.05538" calcext:value-type="float">
            <text:p>5.055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6" calcext:value-type="float">
            <text:p>538.276</text:p>
          </table:table-cell>
          <table:table-cell office:value-type="float" office:value="-0.0832734" calcext:value-type="float">
            <text:p>-0.0832734</text:p>
          </table:table-cell>
          <table:table-cell office:value-type="float" office:value="-0.00305469" calcext:value-type="float">
            <text:p>-0.00305469</text:p>
          </table:table-cell>
          <table:table-cell office:value-type="float" office:value="5.05164" calcext:value-type="float">
            <text:p>5.051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7" calcext:value-type="float">
            <text:p>538.277</text:p>
          </table:table-cell>
          <table:table-cell office:value-type="float" office:value="-0.0847906" calcext:value-type="float">
            <text:p>-0.0847906</text:p>
          </table:table-cell>
          <table:table-cell office:value-type="float" office:value="-0.00311034" calcext:value-type="float">
            <text:p>-0.00311034</text:p>
          </table:table-cell>
          <table:table-cell office:value-type="float" office:value="5.04992" calcext:value-type="float">
            <text:p>5.0499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8" calcext:value-type="float">
            <text:p>538.278</text:p>
          </table:table-cell>
          <table:table-cell office:value-type="float" office:value="-0.0857276" calcext:value-type="float">
            <text:p>-0.0857276</text:p>
          </table:table-cell>
          <table:table-cell office:value-type="float" office:value="-0.00314471" calcext:value-type="float">
            <text:p>-0.00314471</text:p>
          </table:table-cell>
          <table:table-cell office:value-type="float" office:value="5.04816" calcext:value-type="float">
            <text:p>5.048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" calcext:value-type="float">
            <text:p>538.28</text:p>
          </table:table-cell>
          <table:table-cell office:value-type="float" office:value="-0.087281" calcext:value-type="float">
            <text:p>-0.087281</text:p>
          </table:table-cell>
          <table:table-cell office:value-type="float" office:value="-0.0032017" calcext:value-type="float">
            <text:p>-0.0032017</text:p>
          </table:table-cell>
          <table:table-cell office:value-type="float" office:value="5.0457" calcext:value-type="float">
            <text:p>5.04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1" calcext:value-type="float">
            <text:p>538.281</text:p>
          </table:table-cell>
          <table:table-cell office:value-type="float" office:value="-0.0899745" calcext:value-type="float">
            <text:p>-0.0899745</text:p>
          </table:table-cell>
          <table:table-cell office:value-type="float" office:value="-0.0033005" calcext:value-type="float">
            <text:p>-0.0033005</text:p>
          </table:table-cell>
          <table:table-cell office:value-type="float" office:value="5.04388" calcext:value-type="float">
            <text:p>5.043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4" calcext:value-type="float">
            <text:p>538.284</text:p>
          </table:table-cell>
          <table:table-cell office:value-type="float" office:value="-0.0928036" calcext:value-type="float">
            <text:p>-0.0928036</text:p>
          </table:table-cell>
          <table:table-cell office:value-type="float" office:value="-0.00340428" calcext:value-type="float">
            <text:p>-0.00340428</text:p>
          </table:table-cell>
          <table:table-cell office:value-type="float" office:value="5.04051" calcext:value-type="float">
            <text:p>5.040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8" calcext:value-type="float">
            <text:p>538.288</text:p>
          </table:table-cell>
          <table:table-cell office:value-type="float" office:value="-0.0939332" calcext:value-type="float">
            <text:p>-0.0939332</text:p>
          </table:table-cell>
          <table:table-cell office:value-type="float" office:value="-0.00344572" calcext:value-type="float">
            <text:p>-0.00344572</text:p>
          </table:table-cell>
          <table:table-cell office:value-type="float" office:value="5.03569" calcext:value-type="float">
            <text:p>5.035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3" calcext:value-type="float">
            <text:p>538.293</text:p>
          </table:table-cell>
          <table:table-cell office:value-type="float" office:value="-0.094473" calcext:value-type="float">
            <text:p>-0.094473</text:p>
          </table:table-cell>
          <table:table-cell office:value-type="float" office:value="-0.00346552" calcext:value-type="float">
            <text:p>-0.00346552</text:p>
          </table:table-cell>
          <table:table-cell office:value-type="float" office:value="5.03011" calcext:value-type="float">
            <text:p>5.030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7" calcext:value-type="float">
            <text:p>538.297</text:p>
          </table:table-cell>
          <table:table-cell office:value-type="float" office:value="-0.0940197" calcext:value-type="float">
            <text:p>-0.0940197</text:p>
          </table:table-cell>
          <table:table-cell office:value-type="float" office:value="-0.00344889" calcext:value-type="float">
            <text:p>-0.00344889</text:p>
          </table:table-cell>
          <table:table-cell office:value-type="float" office:value="5.0263" calcext:value-type="float">
            <text:p>5.02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8" calcext:value-type="float">
            <text:p>538.298</text:p>
          </table:table-cell>
          <table:table-cell office:value-type="float" office:value="-0.0920033" calcext:value-type="float">
            <text:p>-0.0920033</text:p>
          </table:table-cell>
          <table:table-cell office:value-type="float" office:value="-0.00337492" calcext:value-type="float">
            <text:p>-0.00337492</text:p>
          </table:table-cell>
          <table:table-cell office:value-type="float" office:value="5.02446" calcext:value-type="float">
            <text:p>5.0244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8" calcext:value-type="float">
            <text:p>538.298</text:p>
          </table:table-cell>
          <table:table-cell office:value-type="float" office:value="-0.0888245" calcext:value-type="float">
            <text:p>-0.0888245</text:p>
          </table:table-cell>
          <table:table-cell office:value-type="float" office:value="-0.00325832" calcext:value-type="float">
            <text:p>-0.00325832</text:p>
          </table:table-cell>
          <table:table-cell office:value-type="float" office:value="5.02373" calcext:value-type="float">
            <text:p>5.023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1" calcext:value-type="float">
            <text:p>538.301</text:p>
          </table:table-cell>
          <table:table-cell office:value-type="float" office:value="-0.0855007" calcext:value-type="float">
            <text:p>-0.0855007</text:p>
          </table:table-cell>
          <table:table-cell office:value-type="float" office:value="-0.00313639" calcext:value-type="float">
            <text:p>-0.00313639</text:p>
          </table:table-cell>
          <table:table-cell office:value-type="float" office:value="5.02118" calcext:value-type="float">
            <text:p>5.021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5" calcext:value-type="float">
            <text:p>538.305</text:p>
          </table:table-cell>
          <table:table-cell office:value-type="float" office:value="-0.0824598" calcext:value-type="float">
            <text:p>-0.0824598</text:p>
          </table:table-cell>
          <table:table-cell office:value-type="float" office:value="-0.00302484" calcext:value-type="float">
            <text:p>-0.00302484</text:p>
          </table:table-cell>
          <table:table-cell office:value-type="float" office:value="5.01642" calcext:value-type="float">
            <text:p>5.016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7" calcext:value-type="float">
            <text:p>538.307</text:p>
          </table:table-cell>
          <table:table-cell office:value-type="float" office:value="-0.0802934" calcext:value-type="float">
            <text:p>-0.0802934</text:p>
          </table:table-cell>
          <table:table-cell office:value-type="float" office:value="-0.00294537" calcext:value-type="float">
            <text:p>-0.00294537</text:p>
          </table:table-cell>
          <table:table-cell office:value-type="float" office:value="5.01368" calcext:value-type="float">
            <text:p>5.013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8" calcext:value-type="float">
            <text:p>538.308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-0.00287959" calcext:value-type="float">
            <text:p>-0.00287959</text:p>
          </table:table-cell>
          <table:table-cell office:value-type="float" office:value="5.01333" calcext:value-type="float">
            <text:p>5.013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9" calcext:value-type="float">
            <text:p>538.309</text:p>
          </table:table-cell>
          <table:table-cell office:value-type="float" office:value="-0.0762208" calcext:value-type="float">
            <text:p>-0.0762208</text:p>
          </table:table-cell>
          <table:table-cell office:value-type="float" office:value="-0.00279598" calcext:value-type="float">
            <text:p>-0.00279598</text:p>
          </table:table-cell>
          <table:table-cell office:value-type="float" office:value="5.01201" calcext:value-type="float">
            <text:p>5.012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1" calcext:value-type="float">
            <text:p>538.311</text:p>
          </table:table-cell>
          <table:table-cell office:value-type="float" office:value="-0.0723992" calcext:value-type="float">
            <text:p>-0.0723992</text:p>
          </table:table-cell>
          <table:table-cell office:value-type="float" office:value="-0.00265579" calcext:value-type="float">
            <text:p>-0.00265579</text:p>
          </table:table-cell>
          <table:table-cell office:value-type="float" office:value="5.0093" calcext:value-type="float">
            <text:p>5.00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4" calcext:value-type="float">
            <text:p>538.314</text:p>
          </table:table-cell>
          <table:table-cell office:value-type="float" office:value="-0.0680676" calcext:value-type="float">
            <text:p>-0.0680676</text:p>
          </table:table-cell>
          <table:table-cell office:value-type="float" office:value="-0.0024969" calcext:value-type="float">
            <text:p>-0.0024969</text:p>
          </table:table-cell>
          <table:table-cell office:value-type="float" office:value="5.00642" calcext:value-type="float">
            <text:p>5.006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4" calcext:value-type="float">
            <text:p>538.314</text:p>
          </table:table-cell>
          <table:table-cell office:value-type="float" office:value="-0.0641426" calcext:value-type="float">
            <text:p>-0.0641426</text:p>
          </table:table-cell>
          <table:table-cell office:value-type="float" office:value="-0.00245387" calcext:value-type="float">
            <text:p>-0.00245387</text:p>
          </table:table-cell>
          <table:table-cell office:value-type="float" office:value="5.00625" calcext:value-type="float">
            <text:p>5.006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4" calcext:value-type="float">
            <text:p>538.314</text:p>
          </table:table-cell>
          <table:table-cell office:value-type="float" office:value="-0.0584362" calcext:value-type="float">
            <text:p>-0.0584362</text:p>
          </table:table-cell>
          <table:table-cell office:value-type="float" office:value="-0.00223557" calcext:value-type="float">
            <text:p>-0.00223557</text:p>
          </table:table-cell>
          <table:table-cell office:value-type="float" office:value="5.00653" calcext:value-type="float">
            <text:p>5.006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3" calcext:value-type="float">
            <text:p>538.313</text:p>
          </table:table-cell>
          <table:table-cell office:value-type="float" office:value="-0.0516083" calcext:value-type="float">
            <text:p>-0.0516083</text:p>
          </table:table-cell>
          <table:table-cell office:value-type="float" office:value="-0.00197436" calcext:value-type="float">
            <text:p>-0.00197436</text:p>
          </table:table-cell>
          <table:table-cell office:value-type="float" office:value="5.00696" calcext:value-type="float">
            <text:p>5.006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2" calcext:value-type="float">
            <text:p>538.312</text:p>
          </table:table-cell>
          <table:table-cell office:value-type="float" office:value="-0.0460697" calcext:value-type="float">
            <text:p>-0.0460697</text:p>
          </table:table-cell>
          <table:table-cell office:value-type="float" office:value="-0.00176247" calcext:value-type="float">
            <text:p>-0.00176247</text:p>
          </table:table-cell>
          <table:table-cell office:value-type="float" office:value="5.00776" calcext:value-type="float">
            <text:p>5.007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5" calcext:value-type="float">
            <text:p>538.315</text:p>
          </table:table-cell>
          <table:table-cell office:value-type="float" office:value="-0.0415384" calcext:value-type="float">
            <text:p>-0.0415384</text:p>
          </table:table-cell>
          <table:table-cell office:value-type="float" office:value="-0.00158912" calcext:value-type="float">
            <text:p>-0.00158912</text:p>
          </table:table-cell>
          <table:table-cell office:value-type="float" office:value="5.00508" calcext:value-type="float">
            <text:p>5.0050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7" calcext:value-type="float">
            <text:p>538.317</text:p>
          </table:table-cell>
          <table:table-cell office:value-type="float" office:value="-0.0376131" calcext:value-type="float">
            <text:p>-0.0376131</text:p>
          </table:table-cell>
          <table:table-cell office:value-type="float" office:value="-0.00143895" calcext:value-type="float">
            <text:p>-0.00143895</text:p>
          </table:table-cell>
          <table:table-cell office:value-type="float" office:value="5.00262" calcext:value-type="float">
            <text:p>5.002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7" calcext:value-type="float">
            <text:p>538.317</text:p>
          </table:table-cell>
          <table:table-cell office:value-type="float" office:value="-0.0335498" calcext:value-type="float">
            <text:p>-0.0335498</text:p>
          </table:table-cell>
          <table:table-cell office:value-type="float" office:value="-0.0012835" calcext:value-type="float">
            <text:p>-0.0012835</text:p>
          </table:table-cell>
          <table:table-cell office:value-type="float" office:value="5.00303" calcext:value-type="float">
            <text:p>5.003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6" calcext:value-type="float">
            <text:p>538.316</text:p>
          </table:table-cell>
          <table:table-cell office:value-type="float" office:value="-0.0286061" calcext:value-type="float">
            <text:p>-0.0286061</text:p>
          </table:table-cell>
          <table:table-cell office:value-type="float" office:value="-0.00109437" calcext:value-type="float">
            <text:p>-0.00109437</text:p>
          </table:table-cell>
          <table:table-cell office:value-type="float" office:value="5.00459" calcext:value-type="float">
            <text:p>5.0045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1" calcext:value-type="float">
            <text:p>538.311</text:p>
          </table:table-cell>
          <table:table-cell office:value-type="float" office:value="-0.0248538" calcext:value-type="float">
            <text:p>-0.0248538</text:p>
          </table:table-cell>
          <table:table-cell office:value-type="float" office:value="-0.000950823" calcext:value-type="float">
            <text:p>-0.000950823</text:p>
          </table:table-cell>
          <table:table-cell office:value-type="float" office:value="5.00941" calcext:value-type="float">
            <text:p>5.0094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6" calcext:value-type="float">
            <text:p>538.306</text:p>
          </table:table-cell>
          <table:table-cell office:value-type="float" office:value="-0.021599" calcext:value-type="float">
            <text:p>-0.021599</text:p>
          </table:table-cell>
          <table:table-cell office:value-type="float" office:value="-0.000826305" calcext:value-type="float">
            <text:p>-0.000826305</text:p>
          </table:table-cell>
          <table:table-cell office:value-type="float" office:value="5.01432" calcext:value-type="float">
            <text:p>5.014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5" calcext:value-type="float">
            <text:p>538.305</text:p>
          </table:table-cell>
          <table:table-cell office:value-type="float" office:value="-0.0179721" calcext:value-type="float">
            <text:p>-0.0179721</text:p>
          </table:table-cell>
          <table:table-cell office:value-type="float" office:value="-0.000687551" calcext:value-type="float">
            <text:p>-0.000687551</text:p>
          </table:table-cell>
          <table:table-cell office:value-type="float" office:value="5.0153" calcext:value-type="float">
            <text:p>5.01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6" calcext:value-type="float">
            <text:p>538.306</text:p>
          </table:table-cell>
          <table:table-cell office:value-type="float" office:value="-0.016033" calcext:value-type="float">
            <text:p>-0.016033</text:p>
          </table:table-cell>
          <table:table-cell office:value-type="float" office:value="-0.000613369" calcext:value-type="float">
            <text:p>-0.000613369</text:p>
          </table:table-cell>
          <table:table-cell office:value-type="float" office:value="5.0151" calcext:value-type="float">
            <text:p>5.01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8" calcext:value-type="float">
            <text:p>538.308</text:p>
          </table:table-cell>
          <table:table-cell office:value-type="float" office:value="-0.0125009" calcext:value-type="float">
            <text:p>-0.0125009</text:p>
          </table:table-cell>
          <table:table-cell office:value-type="float" office:value="-0.000478243" calcext:value-type="float">
            <text:p>-0.000478243</text:p>
          </table:table-cell>
          <table:table-cell office:value-type="float" office:value="5.01323" calcext:value-type="float">
            <text:p>5.013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" calcext:value-type="float">
            <text:p>538.31</text:p>
          </table:table-cell>
          <table:table-cell office:value-type="float" office:value="-0.00844355" calcext:value-type="float">
            <text:p>-0.00844355</text:p>
          </table:table-cell>
          <table:table-cell office:value-type="float" office:value="-0.000323021" calcext:value-type="float">
            <text:p>-0.000323021</text:p>
          </table:table-cell>
          <table:table-cell office:value-type="float" office:value="5.01178" calcext:value-type="float">
            <text:p>5.0117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" calcext:value-type="float">
            <text:p>538.31</text:p>
          </table:table-cell>
          <table:table-cell office:value-type="float" office:value="-0.00292017" calcext:value-type="float">
            <text:p>-0.00292017</text:p>
          </table:table-cell>
          <table:table-cell office:value-type="float" office:value="-0.000111716" calcext:value-type="float">
            <text:p>-0.000111716</text:p>
          </table:table-cell>
          <table:table-cell office:value-type="float" office:value="5.01139" calcext:value-type="float">
            <text:p>5.011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1" calcext:value-type="float">
            <text:p>538.311</text:p>
          </table:table-cell>
          <table:table-cell office:value-type="float" office:value="0.00313728" calcext:value-type="float">
            <text:p>0.00313728</text:p>
          </table:table-cell>
          <table:table-cell office:value-type="float" office:value="0.000120022" calcext:value-type="float">
            <text:p>0.000120022</text:p>
          </table:table-cell>
          <table:table-cell office:value-type="float" office:value="5.01098" calcext:value-type="float">
            <text:p>5.010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2" calcext:value-type="float">
            <text:p>538.312</text:p>
          </table:table-cell>
          <table:table-cell office:value-type="float" office:value="0.00740106" calcext:value-type="float">
            <text:p>0.00740106</text:p>
          </table:table-cell>
          <table:table-cell office:value-type="float" office:value="0.000283139" calcext:value-type="float">
            <text:p>0.000283139</text:p>
          </table:table-cell>
          <table:table-cell office:value-type="float" office:value="5.01032" calcext:value-type="float">
            <text:p>5.010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2" calcext:value-type="float">
            <text:p>538.312</text:p>
          </table:table-cell>
          <table:table-cell office:value-type="float" office:value="0.0123727" calcext:value-type="float">
            <text:p>0.0123727</text:p>
          </table:table-cell>
          <table:table-cell office:value-type="float" office:value="0.000473339" calcext:value-type="float">
            <text:p>0.000473339</text:p>
          </table:table-cell>
          <table:table-cell office:value-type="float" office:value="5.01016" calcext:value-type="float">
            <text:p>5.010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2" calcext:value-type="float">
            <text:p>538.312</text:p>
          </table:table-cell>
          <table:table-cell office:value-type="float" office:value="0.0173384" calcext:value-type="float">
            <text:p>0.0173384</text:p>
          </table:table-cell>
          <table:table-cell office:value-type="float" office:value="0.000663309" calcext:value-type="float">
            <text:p>0.000663309</text:p>
          </table:table-cell>
          <table:table-cell office:value-type="float" office:value="5.01084" calcext:value-type="float">
            <text:p>5.010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5" calcext:value-type="float">
            <text:p>538.315</text:p>
          </table:table-cell>
          <table:table-cell office:value-type="float" office:value="0.0229638" calcext:value-type="float">
            <text:p>0.0229638</text:p>
          </table:table-cell>
          <table:table-cell office:value-type="float" office:value="0.000878516" calcext:value-type="float">
            <text:p>0.000878516</text:p>
          </table:table-cell>
          <table:table-cell office:value-type="float" office:value="5.00814" calcext:value-type="float">
            <text:p>5.008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9" calcext:value-type="float">
            <text:p>538.319</text:p>
          </table:table-cell>
          <table:table-cell office:value-type="float" office:value="0.0272176" calcext:value-type="float">
            <text:p>0.0272176</text:p>
          </table:table-cell>
          <table:table-cell office:value-type="float" office:value="0.00104125" calcext:value-type="float">
            <text:p>0.00104125</text:p>
          </table:table-cell>
          <table:table-cell office:value-type="float" office:value="5.00514" calcext:value-type="float">
            <text:p>5.005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" calcext:value-type="float">
            <text:p>538.32</text:p>
          </table:table-cell>
          <table:table-cell office:value-type="float" office:value="0.0327801" calcext:value-type="float">
            <text:p>0.0327801</text:p>
          </table:table-cell>
          <table:table-cell office:value-type="float" office:value="0.00125406" calcext:value-type="float">
            <text:p>0.00125406</text:p>
          </table:table-cell>
          <table:table-cell office:value-type="float" office:value="5.00415" calcext:value-type="float">
            <text:p>5.004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1" calcext:value-type="float">
            <text:p>538.321</text:p>
          </table:table-cell>
          <table:table-cell office:value-type="float" office:value="0.0383251" calcext:value-type="float">
            <text:p>0.0383251</text:p>
          </table:table-cell>
          <table:table-cell office:value-type="float" office:value="0.00146619" calcext:value-type="float">
            <text:p>0.00146619</text:p>
          </table:table-cell>
          <table:table-cell office:value-type="float" office:value="5.00367" calcext:value-type="float">
            <text:p>5.003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3" calcext:value-type="float">
            <text:p>538.323</text:p>
          </table:table-cell>
          <table:table-cell office:value-type="float" office:value="0.0422023" calcext:value-type="float">
            <text:p>0.0422023</text:p>
          </table:table-cell>
          <table:table-cell office:value-type="float" office:value="0.00161451" calcext:value-type="float">
            <text:p>0.00161451</text:p>
          </table:table-cell>
          <table:table-cell office:value-type="float" office:value="5.00194" calcext:value-type="float">
            <text:p>5.001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5" calcext:value-type="float">
            <text:p>538.325</text:p>
          </table:table-cell>
          <table:table-cell office:value-type="float" office:value="0.0462997" calcext:value-type="float">
            <text:p>0.0462997</text:p>
          </table:table-cell>
          <table:table-cell office:value-type="float" office:value="0.00177127" calcext:value-type="float">
            <text:p>0.00177127</text:p>
          </table:table-cell>
          <table:table-cell office:value-type="float" office:value="5.00051" calcext:value-type="float">
            <text:p>5.000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" calcext:value-type="float">
            <text:p>538.33</text:p>
          </table:table-cell>
          <table:table-cell office:value-type="float" office:value="0.0509587" calcext:value-type="float">
            <text:p>0.0509587</text:p>
          </table:table-cell>
          <table:table-cell office:value-type="float" office:value="0.00192102" calcext:value-type="float">
            <text:p>0.00192102</text:p>
          </table:table-cell>
          <table:table-cell office:value-type="float" office:value="4.99674" calcext:value-type="float">
            <text:p>4.996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6" calcext:value-type="float">
            <text:p>538.336</text:p>
          </table:table-cell>
          <table:table-cell office:value-type="float" office:value="0.0557192" calcext:value-type="float">
            <text:p>0.0557192</text:p>
          </table:table-cell>
          <table:table-cell office:value-type="float" office:value="0.00210048" calcext:value-type="float">
            <text:p>0.00210048</text:p>
          </table:table-cell>
          <table:table-cell office:value-type="float" office:value="4.99104" calcext:value-type="float">
            <text:p>4.991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8" calcext:value-type="float">
            <text:p>538.338</text:p>
          </table:table-cell>
          <table:table-cell office:value-type="float" office:value="0.0614791" calcext:value-type="float">
            <text:p>0.0614791</text:p>
          </table:table-cell>
          <table:table-cell office:value-type="float" office:value="0.00231762" calcext:value-type="float">
            <text:p>0.00231762</text:p>
          </table:table-cell>
          <table:table-cell office:value-type="float" office:value="4.98986" calcext:value-type="float">
            <text:p>4.989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8" calcext:value-type="float">
            <text:p>538.338</text:p>
          </table:table-cell>
          <table:table-cell office:value-type="float" office:value="0.0680857" calcext:value-type="float">
            <text:p>0.0680857</text:p>
          </table:table-cell>
          <table:table-cell office:value-type="float" office:value="0.00256667" calcext:value-type="float">
            <text:p>0.00256667</text:p>
          </table:table-cell>
          <table:table-cell office:value-type="float" office:value="4.99086" calcext:value-type="float">
            <text:p>4.990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7" calcext:value-type="float">
            <text:p>538.337</text:p>
          </table:table-cell>
          <table:table-cell office:value-type="float" office:value="0.0736431" calcext:value-type="float">
            <text:p>0.0736431</text:p>
          </table:table-cell>
          <table:table-cell office:value-type="float" office:value="0.00277617" calcext:value-type="float">
            <text:p>0.00277617</text:p>
          </table:table-cell>
          <table:table-cell office:value-type="float" office:value="4.99258" calcext:value-type="float">
            <text:p>4.992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5" calcext:value-type="float">
            <text:p>538.335</text:p>
          </table:table-cell>
          <table:table-cell office:value-type="float" office:value="0.07806" calcext:value-type="float">
            <text:p>0.07806</text:p>
          </table:table-cell>
          <table:table-cell office:value-type="float" office:value="0.00294268" calcext:value-type="float">
            <text:p>0.00294268</text:p>
          </table:table-cell>
          <table:table-cell office:value-type="float" office:value="4.99462" calcext:value-type="float">
            <text:p>4.994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3" calcext:value-type="float">
            <text:p>538.333</text:p>
          </table:table-cell>
          <table:table-cell office:value-type="float" office:value="0.0815537" calcext:value-type="float">
            <text:p>0.0815537</text:p>
          </table:table-cell>
          <table:table-cell office:value-type="float" office:value="0.00307438" calcext:value-type="float">
            <text:p>0.00307438</text:p>
          </table:table-cell>
          <table:table-cell office:value-type="float" office:value="4.99788" calcext:value-type="float">
            <text:p>4.997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3" calcext:value-type="float">
            <text:p>538.333</text:p>
          </table:table-cell>
          <table:table-cell office:value-type="float" office:value="0.0835495" calcext:value-type="float">
            <text:p>0.0835495</text:p>
          </table:table-cell>
          <table:table-cell office:value-type="float" office:value="0.00314962" calcext:value-type="float">
            <text:p>0.00314962</text:p>
          </table:table-cell>
          <table:table-cell office:value-type="float" office:value="4.99861" calcext:value-type="float">
            <text:p>4.998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4" calcext:value-type="float">
            <text:p>538.334</text:p>
          </table:table-cell>
          <table:table-cell office:value-type="float" office:value="0.0841197" calcext:value-type="float">
            <text:p>0.0841197</text:p>
          </table:table-cell>
          <table:table-cell office:value-type="float" office:value="0.00317112" calcext:value-type="float">
            <text:p>0.00317112</text:p>
          </table:table-cell>
          <table:table-cell office:value-type="float" office:value="4.99822" calcext:value-type="float">
            <text:p>4.998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4" calcext:value-type="float">
            <text:p>538.334</text:p>
          </table:table-cell>
          <table:table-cell office:value-type="float" office:value="0.0839255" calcext:value-type="float">
            <text:p>0.0839255</text:p>
          </table:table-cell>
          <table:table-cell office:value-type="float" office:value="0.00316379" calcext:value-type="float">
            <text:p>0.00316379</text:p>
          </table:table-cell>
          <table:table-cell office:value-type="float" office:value="4.99924" calcext:value-type="float">
            <text:p>4.9992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5" calcext:value-type="float">
            <text:p>538.335</text:p>
          </table:table-cell>
          <table:table-cell office:value-type="float" office:value="0.0849008" calcext:value-type="float">
            <text:p>0.0849008</text:p>
          </table:table-cell>
          <table:table-cell office:value-type="float" office:value="0.00320056" calcext:value-type="float">
            <text:p>0.00320056</text:p>
          </table:table-cell>
          <table:table-cell office:value-type="float" office:value="4.99958" calcext:value-type="float">
            <text:p>4.999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7" calcext:value-type="float">
            <text:p>538.337</text:p>
          </table:table-cell>
          <table:table-cell office:value-type="float" office:value="0.0875302" calcext:value-type="float">
            <text:p>0.0875302</text:p>
          </table:table-cell>
          <table:table-cell office:value-type="float" office:value="0.00329968" calcext:value-type="float">
            <text:p>0.00329968</text:p>
          </table:table-cell>
          <table:table-cell office:value-type="float" office:value="4.99859" calcext:value-type="float">
            <text:p>4.9985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9" calcext:value-type="float">
            <text:p>538.339</text:p>
          </table:table-cell>
          <table:table-cell office:value-type="float" office:value="0.0898239" calcext:value-type="float">
            <text:p>0.0898239</text:p>
          </table:table-cell>
          <table:table-cell office:value-type="float" office:value="0.00338615" calcext:value-type="float">
            <text:p>0.00338615</text:p>
          </table:table-cell>
          <table:table-cell office:value-type="float" office:value="4.99723" calcext:value-type="float">
            <text:p>4.997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" calcext:value-type="float">
            <text:p>538.34</text:p>
          </table:table-cell>
          <table:table-cell office:value-type="float" office:value="0.0919213" calcext:value-type="float">
            <text:p>0.0919213</text:p>
          </table:table-cell>
          <table:table-cell office:value-type="float" office:value="0.00346522" calcext:value-type="float">
            <text:p>0.00346522</text:p>
          </table:table-cell>
          <table:table-cell office:value-type="float" office:value="4.99767" calcext:value-type="float">
            <text:p>4.997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9" calcext:value-type="float">
            <text:p>538.339</text:p>
          </table:table-cell>
          <table:table-cell office:value-type="float" office:value="0.091535" calcext:value-type="float">
            <text:p>0.091535</text:p>
          </table:table-cell>
          <table:table-cell office:value-type="float" office:value="0.00345066" calcext:value-type="float">
            <text:p>0.00345066</text:p>
          </table:table-cell>
          <table:table-cell office:value-type="float" office:value="4.99989" calcext:value-type="float">
            <text:p>4.999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" calcext:value-type="float">
            <text:p>538.34</text:p>
          </table:table-cell>
          <table:table-cell office:value-type="float" office:value="0.0904885" calcext:value-type="float">
            <text:p>0.0904885</text:p>
          </table:table-cell>
          <table:table-cell office:value-type="float" office:value="0.0034112" calcext:value-type="float">
            <text:p>0.0034112</text:p>
          </table:table-cell>
          <table:table-cell office:value-type="float" office:value="4.99982" calcext:value-type="float">
            <text:p>4.999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2" calcext:value-type="float">
            <text:p>538.342</text:p>
          </table:table-cell>
          <table:table-cell office:value-type="float" office:value="0.0900762" calcext:value-type="float">
            <text:p>0.0900762</text:p>
          </table:table-cell>
          <table:table-cell office:value-type="float" office:value="0.00339566" calcext:value-type="float">
            <text:p>0.00339566</text:p>
          </table:table-cell>
          <table:table-cell office:value-type="float" office:value="4.99831" calcext:value-type="float">
            <text:p>4.998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5" calcext:value-type="float">
            <text:p>538.345</text:p>
          </table:table-cell>
          <table:table-cell office:value-type="float" office:value="0.089619" calcext:value-type="float">
            <text:p>0.089619</text:p>
          </table:table-cell>
          <table:table-cell office:value-type="float" office:value="0.00337843" calcext:value-type="float">
            <text:p>0.00337843</text:p>
          </table:table-cell>
          <table:table-cell office:value-type="float" office:value="4.9968" calcext:value-type="float">
            <text:p>4.99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9" calcext:value-type="float">
            <text:p>538.349</text:p>
          </table:table-cell>
          <table:table-cell office:value-type="float" office:value="0.0883826" calcext:value-type="float">
            <text:p>0.0883826</text:p>
          </table:table-cell>
          <table:table-cell office:value-type="float" office:value="0.00333182" calcext:value-type="float">
            <text:p>0.00333182</text:p>
          </table:table-cell>
          <table:table-cell office:value-type="float" office:value="4.99451" calcext:value-type="float">
            <text:p>4.994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1" calcext:value-type="float">
            <text:p>538.351</text:p>
          </table:table-cell>
          <table:table-cell office:value-type="float" office:value="0.0865733" calcext:value-type="float">
            <text:p>0.0865733</text:p>
          </table:table-cell>
          <table:table-cell office:value-type="float" office:value="0.00326361" calcext:value-type="float">
            <text:p>0.00326361</text:p>
          </table:table-cell>
          <table:table-cell office:value-type="float" office:value="4.99329" calcext:value-type="float">
            <text:p>4.993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6" calcext:value-type="float">
            <text:p>538.356</text:p>
          </table:table-cell>
          <table:table-cell office:value-type="float" office:value="0.0842511" calcext:value-type="float">
            <text:p>0.0842511</text:p>
          </table:table-cell>
          <table:table-cell office:value-type="float" office:value="0.00317607" calcext:value-type="float">
            <text:p>0.00317607</text:p>
          </table:table-cell>
          <table:table-cell office:value-type="float" office:value="4.98993" calcext:value-type="float">
            <text:p>4.989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" calcext:value-type="float">
            <text:p>538.36</text:p>
          </table:table-cell>
          <table:table-cell office:value-type="float" office:value="0.08157" calcext:value-type="float">
            <text:p>0.08157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4.98687" calcext:value-type="float">
            <text:p>4.986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3" calcext:value-type="float">
            <text:p>538.363</text:p>
          </table:table-cell>
          <table:table-cell office:value-type="float" office:value="0.0806867" calcext:value-type="float">
            <text:p>0.0806867</text:p>
          </table:table-cell>
          <table:table-cell office:value-type="float" office:value="0.0030417" calcext:value-type="float">
            <text:p>0.0030417</text:p>
          </table:table-cell>
          <table:table-cell office:value-type="float" office:value="4.98444" calcext:value-type="float">
            <text:p>4.984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5" calcext:value-type="float">
            <text:p>538.365</text:p>
          </table:table-cell>
          <table:table-cell office:value-type="float" office:value="0.0803861" calcext:value-type="float">
            <text:p>0.0803861</text:p>
          </table:table-cell>
          <table:table-cell office:value-type="float" office:value="0.00303037" calcext:value-type="float">
            <text:p>0.00303037</text:p>
          </table:table-cell>
          <table:table-cell office:value-type="float" office:value="4.98395" calcext:value-type="float">
            <text:p>4.983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7" calcext:value-type="float">
            <text:p>538.367</text:p>
          </table:table-cell>
          <table:table-cell office:value-type="float" office:value="0.0805342" calcext:value-type="float">
            <text:p>0.0805342</text:p>
          </table:table-cell>
          <table:table-cell office:value-type="float" office:value="0.00303595" calcext:value-type="float">
            <text:p>0.00303595</text:p>
          </table:table-cell>
          <table:table-cell office:value-type="float" office:value="4.98367" calcext:value-type="float">
            <text:p>4.983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7" calcext:value-type="float">
            <text:p>538.367</text:p>
          </table:table-cell>
          <table:table-cell office:value-type="float" office:value="0.0794522" calcext:value-type="float">
            <text:p>0.0794522</text:p>
          </table:table-cell>
          <table:table-cell office:value-type="float" office:value="0.00294734" calcext:value-type="float">
            <text:p>0.00294734</text:p>
          </table:table-cell>
          <table:table-cell office:value-type="float" office:value="4.98509" calcext:value-type="float">
            <text:p>4.9850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8" calcext:value-type="float">
            <text:p>538.368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292504" calcext:value-type="float">
            <text:p>0.00292504</text:p>
          </table:table-cell>
          <table:table-cell office:value-type="float" office:value="4.98537" calcext:value-type="float">
            <text:p>4.985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8" calcext:value-type="float">
            <text:p>538.368</text:p>
          </table:table-cell>
          <table:table-cell office:value-type="float" office:value="0.0778493" calcext:value-type="float">
            <text:p>0.0778493</text:p>
          </table:table-cell>
          <table:table-cell office:value-type="float" office:value="0.00288788" calcext:value-type="float">
            <text:p>0.00288788</text:p>
          </table:table-cell>
          <table:table-cell office:value-type="float" office:value="4.98662" calcext:value-type="float">
            <text:p>4.986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" calcext:value-type="float">
            <text:p>538.37</text:p>
          </table:table-cell>
          <table:table-cell office:value-type="float" office:value="0.0763871" calcext:value-type="float">
            <text:p>0.0763871</text:p>
          </table:table-cell>
          <table:table-cell office:value-type="float" office:value="0.00283364" calcext:value-type="float">
            <text:p>0.00283364</text:p>
          </table:table-cell>
          <table:table-cell office:value-type="float" office:value="4.98685" calcext:value-type="float">
            <text:p>4.986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" calcext:value-type="float">
            <text:p>538.37</text:p>
          </table:table-cell>
          <table:table-cell office:value-type="float" office:value="0.0744414" calcext:value-type="float">
            <text:p>0.0744414</text:p>
          </table:table-cell>
          <table:table-cell office:value-type="float" office:value="0.00276146" calcext:value-type="float">
            <text:p>0.00276146</text:p>
          </table:table-cell>
          <table:table-cell office:value-type="float" office:value="4.98776" calcext:value-type="float">
            <text:p>4.987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" calcext:value-type="float">
            <text:p>538.37</text:p>
          </table:table-cell>
          <table:table-cell office:value-type="float" office:value="0.0724352" calcext:value-type="float">
            <text:p>0.0724352</text:p>
          </table:table-cell>
          <table:table-cell office:value-type="float" office:value="0.00268704" calcext:value-type="float">
            <text:p>0.00268704</text:p>
          </table:table-cell>
          <table:table-cell office:value-type="float" office:value="4.99001" calcext:value-type="float">
            <text:p>4.990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9" calcext:value-type="float">
            <text:p>538.369</text:p>
          </table:table-cell>
          <table:table-cell office:value-type="float" office:value="0.0688174" calcext:value-type="float">
            <text:p>0.0688174</text:p>
          </table:table-cell>
          <table:table-cell office:value-type="float" office:value="0.00255284" calcext:value-type="float">
            <text:p>0.00255284</text:p>
          </table:table-cell>
          <table:table-cell office:value-type="float" office:value="4.99185" calcext:value-type="float">
            <text:p>4.991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" calcext:value-type="float">
            <text:p>538.37</text:p>
          </table:table-cell>
          <table:table-cell office:value-type="float" office:value="0.0648017" calcext:value-type="float">
            <text:p>0.0648017</text:p>
          </table:table-cell>
          <table:table-cell office:value-type="float" office:value="0.00240387" calcext:value-type="float">
            <text:p>0.00240387</text:p>
          </table:table-cell>
          <table:table-cell office:value-type="float" office:value="4.99284" calcext:value-type="float">
            <text:p>4.992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2" calcext:value-type="float">
            <text:p>538.372</text:p>
          </table:table-cell>
          <table:table-cell office:value-type="float" office:value="0.0618236" calcext:value-type="float">
            <text:p>0.0618236</text:p>
          </table:table-cell>
          <table:table-cell office:value-type="float" office:value="0.0022934" calcext:value-type="float">
            <text:p>0.0022934</text:p>
          </table:table-cell>
          <table:table-cell office:value-type="float" office:value="4.99233" calcext:value-type="float">
            <text:p>4.992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5" calcext:value-type="float">
            <text:p>538.375</text:p>
          </table:table-cell>
          <table:table-cell office:value-type="float" office:value="0.0594996" calcext:value-type="float">
            <text:p>0.0594996</text:p>
          </table:table-cell>
          <table:table-cell office:value-type="float" office:value="0.00220719" calcext:value-type="float">
            <text:p>0.00220719</text:p>
          </table:table-cell>
          <table:table-cell office:value-type="float" office:value="4.99158" calcext:value-type="float">
            <text:p>4.991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5" calcext:value-type="float">
            <text:p>538.375</text:p>
          </table:table-cell>
          <table:table-cell office:value-type="float" office:value="0.0565579" calcext:value-type="float">
            <text:p>0.0565579</text:p>
          </table:table-cell>
          <table:table-cell office:value-type="float" office:value="0.00209806" calcext:value-type="float">
            <text:p>0.00209806</text:p>
          </table:table-cell>
          <table:table-cell office:value-type="float" office:value="4.99275" calcext:value-type="float">
            <text:p>4.9927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6" calcext:value-type="float">
            <text:p>538.376</text:p>
          </table:table-cell>
          <table:table-cell office:value-type="float" office:value="0.0538378" calcext:value-type="float">
            <text:p>0.0538378</text:p>
          </table:table-cell>
          <table:table-cell office:value-type="float" office:value="0.00199716" calcext:value-type="float">
            <text:p>0.00199716</text:p>
          </table:table-cell>
          <table:table-cell office:value-type="float" office:value="4.99301" calcext:value-type="float">
            <text:p>4.9930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9" calcext:value-type="float">
            <text:p>538.379</text:p>
          </table:table-cell>
          <table:table-cell office:value-type="float" office:value="0.0523051" calcext:value-type="float">
            <text:p>0.0523051</text:p>
          </table:table-cell>
          <table:table-cell office:value-type="float" office:value="0.0019403" calcext:value-type="float">
            <text:p>0.0019403</text:p>
          </table:table-cell>
          <table:table-cell office:value-type="float" office:value="4.99208" calcext:value-type="float">
            <text:p>4.992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1" calcext:value-type="float">
            <text:p>538.381</text:p>
          </table:table-cell>
          <table:table-cell office:value-type="float" office:value="0.0491981" calcext:value-type="float">
            <text:p>0.0491981</text:p>
          </table:table-cell>
          <table:table-cell office:value-type="float" office:value="0.00182504" calcext:value-type="float">
            <text:p>0.00182504</text:p>
          </table:table-cell>
          <table:table-cell office:value-type="float" office:value="4.9916" calcext:value-type="float">
            <text:p>4.991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4" calcext:value-type="float">
            <text:p>538.384</text:p>
          </table:table-cell>
          <table:table-cell office:value-type="float" office:value="0.0459345" calcext:value-type="float">
            <text:p>0.0459345</text:p>
          </table:table-cell>
          <table:table-cell office:value-type="float" office:value="0.00170398" calcext:value-type="float">
            <text:p>0.00170398</text:p>
          </table:table-cell>
          <table:table-cell office:value-type="float" office:value="4.99012" calcext:value-type="float">
            <text:p>4.990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9" calcext:value-type="float">
            <text:p>538.389</text:p>
          </table:table-cell>
          <table:table-cell office:value-type="float" office:value="0.0427843" calcext:value-type="float">
            <text:p>0.0427843</text:p>
          </table:table-cell>
          <table:table-cell office:value-type="float" office:value="0.00158712" calcext:value-type="float">
            <text:p>0.00158712</text:p>
          </table:table-cell>
          <table:table-cell office:value-type="float" office:value="4.98686" calcext:value-type="float">
            <text:p>4.9868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3" calcext:value-type="float">
            <text:p>538.393</text:p>
          </table:table-cell>
          <table:table-cell office:value-type="float" office:value="0.0393387" calcext:value-type="float">
            <text:p>0.0393387</text:p>
          </table:table-cell>
          <table:table-cell office:value-type="float" office:value="0.0014593" calcext:value-type="float">
            <text:p>0.0014593</text:p>
          </table:table-cell>
          <table:table-cell office:value-type="float" office:value="4.98525" calcext:value-type="float">
            <text:p>4.9852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3" calcext:value-type="float">
            <text:p>538.393</text:p>
          </table:table-cell>
          <table:table-cell office:value-type="float" office:value="0.0354081" calcext:value-type="float">
            <text:p>0.0354081</text:p>
          </table:table-cell>
          <table:table-cell office:value-type="float" office:value="0.00131349" calcext:value-type="float">
            <text:p>0.00131349</text:p>
          </table:table-cell>
          <table:table-cell office:value-type="float" office:value="4.98677" calcext:value-type="float">
            <text:p>4.9867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3" calcext:value-type="float">
            <text:p>538.393</text:p>
          </table:table-cell>
          <table:table-cell office:value-type="float" office:value="0.0302227" calcext:value-type="float">
            <text:p>0.0302227</text:p>
          </table:table-cell>
          <table:table-cell office:value-type="float" office:value="0.00112113" calcext:value-type="float">
            <text:p>0.00112113</text:p>
          </table:table-cell>
          <table:table-cell office:value-type="float" office:value="4.98893" calcext:value-type="float">
            <text:p>4.9889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5" calcext:value-type="float">
            <text:p>538.395</text:p>
          </table:table-cell>
          <table:table-cell office:value-type="float" office:value="0.0232474" calcext:value-type="float">
            <text:p>0.0232474</text:p>
          </table:table-cell>
          <table:table-cell office:value-type="float" office:value="0.00086238" calcext:value-type="float">
            <text:p>0.00086238</text:p>
          </table:table-cell>
          <table:table-cell office:value-type="float" office:value="4.98908" calcext:value-type="float">
            <text:p>4.989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9" calcext:value-type="float">
            <text:p>538.399</text:p>
          </table:table-cell>
          <table:table-cell office:value-type="float" office:value="0.0152509" calcext:value-type="float">
            <text:p>0.0152509</text:p>
          </table:table-cell>
          <table:table-cell office:value-type="float" office:value="0.000565744" calcext:value-type="float">
            <text:p>0.000565744</text:p>
          </table:table-cell>
          <table:table-cell office:value-type="float" office:value="4.98777" calcext:value-type="float">
            <text:p>4.9877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1" calcext:value-type="float">
            <text:p>538.401</text:p>
          </table:table-cell>
          <table:table-cell office:value-type="float" office:value="0.006873" calcext:value-type="float">
            <text:p>0.006873</text:p>
          </table:table-cell>
          <table:table-cell office:value-type="float" office:value="0.000254959" calcext:value-type="float">
            <text:p>0.000254959</text:p>
          </table:table-cell>
          <table:table-cell office:value-type="float" office:value="4.98759" calcext:value-type="float">
            <text:p>4.9875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4" calcext:value-type="float">
            <text:p>538.404</text:p>
          </table:table-cell>
          <table:table-cell office:value-type="float" office:value="-0.000915534" calcext:value-type="float">
            <text:p>-0.000915534</text:p>
          </table:table-cell>
          <table:table-cell office:value-type="float" office:value="-0.0000339625" calcext:value-type="float">
            <text:p>-3.39625E-05</text:p>
          </table:table-cell>
          <table:table-cell office:value-type="float" office:value="4.98722" calcext:value-type="float">
            <text:p>4.9872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7" calcext:value-type="float">
            <text:p>538.407</text:p>
          </table:table-cell>
          <table:table-cell office:value-type="float" office:value="-0.00939444" calcext:value-type="float">
            <text:p>-0.00939444</text:p>
          </table:table-cell>
          <table:table-cell office:value-type="float" office:value="-0.000348494" calcext:value-type="float">
            <text:p>-0.000348494</text:p>
          </table:table-cell>
          <table:table-cell office:value-type="float" office:value="4.98627" calcext:value-type="float">
            <text:p>4.9862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170103" calcext:value-type="float">
            <text:p>-0.0170103</text:p>
          </table:table-cell>
          <table:table-cell office:value-type="float" office:value="-0.00063101" calcext:value-type="float">
            <text:p>-0.00063101</text:p>
          </table:table-cell>
          <table:table-cell office:value-type="float" office:value="4.98495" calcext:value-type="float">
            <text:p>4.9849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23558" calcext:value-type="float">
            <text:p>-0.023558</text:p>
          </table:table-cell>
          <table:table-cell office:value-type="float" office:value="-0.000887469" calcext:value-type="float">
            <text:p>-0.000887469</text:p>
          </table:table-cell>
          <table:table-cell office:value-type="float" office:value="4.98499" calcext:value-type="float">
            <text:p>4.9849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296212" calcext:value-type="float">
            <text:p>-0.0296212</text:p>
          </table:table-cell>
          <table:table-cell office:value-type="float" office:value="-0.00111588" calcext:value-type="float">
            <text:p>-0.00111588</text:p>
          </table:table-cell>
          <table:table-cell office:value-type="float" office:value="4.98586" calcext:value-type="float">
            <text:p>4.9858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342242" calcext:value-type="float">
            <text:p>-0.0342242</text:p>
          </table:table-cell>
          <table:table-cell office:value-type="float" office:value="-0.00128928" calcext:value-type="float">
            <text:p>-0.00128928</text:p>
          </table:table-cell>
          <table:table-cell office:value-type="float" office:value="4.98728" calcext:value-type="float">
            <text:p>4.9872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8" calcext:value-type="float">
            <text:p>538.418</text:p>
          </table:table-cell>
          <table:table-cell office:value-type="float" office:value="-0.0380623" calcext:value-type="float">
            <text:p>-0.0380623</text:p>
          </table:table-cell>
          <table:table-cell office:value-type="float" office:value="-0.00143387" calcext:value-type="float">
            <text:p>-0.00143387</text:p>
          </table:table-cell>
          <table:table-cell office:value-type="float" office:value="4.98804" calcext:value-type="float">
            <text:p>4.9880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1" calcext:value-type="float">
            <text:p>538.421</text:p>
          </table:table-cell>
          <table:table-cell office:value-type="float" office:value="-0.0407532" calcext:value-type="float">
            <text:p>-0.0407532</text:p>
          </table:table-cell>
          <table:table-cell office:value-type="float" office:value="-0.00153524" calcext:value-type="float">
            <text:p>-0.00153524</text:p>
          </table:table-cell>
          <table:table-cell office:value-type="float" office:value="4.98838" calcext:value-type="float">
            <text:p>4.9883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2" calcext:value-type="float">
            <text:p>538.422</text:p>
          </table:table-cell>
          <table:table-cell office:value-type="float" office:value="-0.0420247" calcext:value-type="float">
            <text:p>-0.0420247</text:p>
          </table:table-cell>
          <table:table-cell office:value-type="float" office:value="-0.00158314" calcext:value-type="float">
            <text:p>-0.00158314</text:p>
          </table:table-cell>
          <table:table-cell office:value-type="float" office:value="4.99013" calcext:value-type="float">
            <text:p>4.9901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1" calcext:value-type="float">
            <text:p>538.421</text:p>
          </table:table-cell>
          <table:table-cell office:value-type="float" office:value="-0.0422104" calcext:value-type="float">
            <text:p>-0.0422104</text:p>
          </table:table-cell>
          <table:table-cell office:value-type="float" office:value="-0.00159014" calcext:value-type="float">
            <text:p>-0.00159014</text:p>
          </table:table-cell>
          <table:table-cell office:value-type="float" office:value="4.99348" calcext:value-type="float">
            <text:p>4.9934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" calcext:value-type="float">
            <text:p>538.42</text:p>
          </table:table-cell>
          <table:table-cell office:value-type="float" office:value="-0.0411939" calcext:value-type="float">
            <text:p>-0.0411939</text:p>
          </table:table-cell>
          <table:table-cell office:value-type="float" office:value="-0.00155184" calcext:value-type="float">
            <text:p>-0.00155184</text:p>
          </table:table-cell>
          <table:table-cell office:value-type="float" office:value="4.99715" calcext:value-type="float">
            <text:p>4.9971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" calcext:value-type="float">
            <text:p>538.42</text:p>
          </table:table-cell>
          <table:table-cell office:value-type="float" office:value="-0.0395019" calcext:value-type="float">
            <text:p>-0.0395019</text:p>
          </table:table-cell>
          <table:table-cell office:value-type="float" office:value="-0.0014881" calcext:value-type="float">
            <text:p>-0.0014881</text:p>
          </table:table-cell>
          <table:table-cell office:value-type="float" office:value="4.99987" calcext:value-type="float">
            <text:p>4.9998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1" calcext:value-type="float">
            <text:p>538.421</text:p>
          </table:table-cell>
          <table:table-cell office:value-type="float" office:value="-0.0377604" calcext:value-type="float">
            <text:p>-0.0377604</text:p>
          </table:table-cell>
          <table:table-cell office:value-type="float" office:value="-0.0014225" calcext:value-type="float">
            <text:p>-0.0014225</text:p>
          </table:table-cell>
          <table:table-cell office:value-type="float" office:value="5.0022" calcext:value-type="float">
            <text:p>5.002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" calcext:value-type="float">
            <text:p>538.42</text:p>
          </table:table-cell>
          <table:table-cell office:value-type="float" office:value="-0.035454" calcext:value-type="float">
            <text:p>-0.035454</text:p>
          </table:table-cell>
          <table:table-cell office:value-type="float" office:value="-0.00133561" calcext:value-type="float">
            <text:p>-0.00133561</text:p>
          </table:table-cell>
          <table:table-cell office:value-type="float" office:value="5.00598" calcext:value-type="float">
            <text:p>5.005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8" calcext:value-type="float">
            <text:p>538.418</text:p>
          </table:table-cell>
          <table:table-cell office:value-type="float" office:value="-0.033744" calcext:value-type="float">
            <text:p>-0.033744</text:p>
          </table:table-cell>
          <table:table-cell office:value-type="float" office:value="-0.00127119" calcext:value-type="float">
            <text:p>-0.00127119</text:p>
          </table:table-cell>
          <table:table-cell office:value-type="float" office:value="5.0112" calcext:value-type="float">
            <text:p>5.01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316207" calcext:value-type="float">
            <text:p>-0.0316207</text:p>
          </table:table-cell>
          <table:table-cell office:value-type="float" office:value="-0.00119121" calcext:value-type="float">
            <text:p>-0.00119121</text:p>
          </table:table-cell>
          <table:table-cell office:value-type="float" office:value="5.01666" calcext:value-type="float">
            <text:p>5.0166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295732" calcext:value-type="float">
            <text:p>-0.0295732</text:p>
          </table:table-cell>
          <table:table-cell office:value-type="float" office:value="-0.00111407" calcext:value-type="float">
            <text:p>-0.00111407</text:p>
          </table:table-cell>
          <table:table-cell office:value-type="float" office:value="5.02215" calcext:value-type="float">
            <text:p>5.0221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265592" calcext:value-type="float">
            <text:p>-0.0265592</text:p>
          </table:table-cell>
          <table:table-cell office:value-type="float" office:value="-0.00100053" calcext:value-type="float">
            <text:p>-0.00100053</text:p>
          </table:table-cell>
          <table:table-cell office:value-type="float" office:value="5.027" calcext:value-type="float">
            <text:p>5.02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" calcext:value-type="float">
            <text:p>538.41</text:p>
          </table:table-cell>
          <table:table-cell office:value-type="float" office:value="-0.0226687" calcext:value-type="float">
            <text:p>-0.0226687</text:p>
          </table:table-cell>
          <table:table-cell office:value-type="float" office:value="-0.000853967" calcext:value-type="float">
            <text:p>-0.000853967</text:p>
          </table:table-cell>
          <table:table-cell office:value-type="float" office:value="5.03104" calcext:value-type="float">
            <text:p>5.0310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183154" calcext:value-type="float">
            <text:p>-0.0183154</text:p>
          </table:table-cell>
          <table:table-cell office:value-type="float" office:value="-0.000689971" calcext:value-type="float">
            <text:p>-0.000689971</text:p>
          </table:table-cell>
          <table:table-cell office:value-type="float" office:value="5.03279" calcext:value-type="float">
            <text:p>5.032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147861" calcext:value-type="float">
            <text:p>-0.0147861</text:p>
          </table:table-cell>
          <table:table-cell office:value-type="float" office:value="-0.000557019" calcext:value-type="float">
            <text:p>-0.000557019</text:p>
          </table:table-cell>
          <table:table-cell office:value-type="float" office:value="5.03528" calcext:value-type="float">
            <text:p>5.0352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120052" calcext:value-type="float">
            <text:p>-0.0120052</text:p>
          </table:table-cell>
          <table:table-cell office:value-type="float" office:value="-0.000452256" calcext:value-type="float">
            <text:p>-0.000452256</text:p>
          </table:table-cell>
          <table:table-cell office:value-type="float" office:value="5.0379" calcext:value-type="float">
            <text:p>5.03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4" calcext:value-type="float">
            <text:p>538.414</text:p>
          </table:table-cell>
          <table:table-cell office:value-type="float" office:value="-0.0102549" calcext:value-type="float">
            <text:p>-0.0102549</text:p>
          </table:table-cell>
          <table:table-cell office:value-type="float" office:value="-0.000386319" calcext:value-type="float">
            <text:p>-0.000386319</text:p>
          </table:table-cell>
          <table:table-cell office:value-type="float" office:value="5.04018" calcext:value-type="float">
            <text:p>5.0401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0862605" calcext:value-type="float">
            <text:p>-0.00862605</text:p>
          </table:table-cell>
          <table:table-cell office:value-type="float" office:value="-0.000324958" calcext:value-type="float">
            <text:p>-0.000324958</text:p>
          </table:table-cell>
          <table:table-cell office:value-type="float" office:value="5.04206" calcext:value-type="float">
            <text:p>5.0420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0753163" calcext:value-type="float">
            <text:p>-0.00753163</text:p>
          </table:table-cell>
          <table:table-cell office:value-type="float" office:value="-0.000283729" calcext:value-type="float">
            <text:p>-0.000283729</text:p>
          </table:table-cell>
          <table:table-cell office:value-type="float" office:value="5.04349" calcext:value-type="float">
            <text:p>5.0434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7" calcext:value-type="float">
            <text:p>538.417</text:p>
          </table:table-cell>
          <table:table-cell office:value-type="float" office:value="-0.00681974" calcext:value-type="float">
            <text:p>-0.00681974</text:p>
          </table:table-cell>
          <table:table-cell office:value-type="float" office:value="-0.000256911" calcext:value-type="float">
            <text:p>-0.000256911</text:p>
          </table:table-cell>
          <table:table-cell office:value-type="float" office:value="5.0463" calcext:value-type="float">
            <text:p>5.04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0596096" calcext:value-type="float">
            <text:p>-0.00596096</text:p>
          </table:table-cell>
          <table:table-cell office:value-type="float" office:value="-0.000224559" calcext:value-type="float">
            <text:p>-0.000224559</text:p>
          </table:table-cell>
          <table:table-cell office:value-type="float" office:value="5.05124" calcext:value-type="float">
            <text:p>5.0512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4" calcext:value-type="float">
            <text:p>538.414</text:p>
          </table:table-cell>
          <table:table-cell office:value-type="float" office:value="-0.00516242" calcext:value-type="float">
            <text:p>-0.00516242</text:p>
          </table:table-cell>
          <table:table-cell office:value-type="float" office:value="-0.000194477" calcext:value-type="float">
            <text:p>-0.000194477</text:p>
          </table:table-cell>
          <table:table-cell office:value-type="float" office:value="5.05479" calcext:value-type="float">
            <text:p>5.054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4" calcext:value-type="float">
            <text:p>538.414</text:p>
          </table:table-cell>
          <table:table-cell office:value-type="float" office:value="-0.00416345" calcext:value-type="float">
            <text:p>-0.00416345</text:p>
          </table:table-cell>
          <table:table-cell office:value-type="float" office:value="-0.000156106" calcext:value-type="float">
            <text:p>-0.000156106</text:p>
          </table:table-cell>
          <table:table-cell office:value-type="float" office:value="5.05743" calcext:value-type="float">
            <text:p>5.0574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0254733" calcext:value-type="float">
            <text:p>-0.00254733</text:p>
          </table:table-cell>
          <table:table-cell office:value-type="float" office:value="-0.0000955106" calcext:value-type="float">
            <text:p>-9.55106E-05</text:p>
          </table:table-cell>
          <table:table-cell office:value-type="float" office:value="5.06217" calcext:value-type="float">
            <text:p>5.0621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00649509" calcext:value-type="float">
            <text:p>-0.000649509</text:p>
          </table:table-cell>
          <table:table-cell office:value-type="float" office:value="-0.0000243529" calcext:value-type="float">
            <text:p>-2.43529E-05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9" calcext:value-type="float">
            <text:p>538.419</text:p>
          </table:table-cell>
          <table:table-cell office:value-type="float" office:value="0.00156348" calcext:value-type="float">
            <text:p>0.00156348</text:p>
          </table:table-cell>
          <table:table-cell office:value-type="float" office:value="0.0000586217" calcext:value-type="float">
            <text:p>5.86217E-05</text:p>
          </table:table-cell>
          <table:table-cell office:value-type="float" office:value="5.06199" calcext:value-type="float">
            <text:p>5.0619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3" calcext:value-type="float">
            <text:p>538.423</text:p>
          </table:table-cell>
          <table:table-cell office:value-type="float" office:value="0.00293529" calcext:value-type="float">
            <text:p>0.00293529</text:p>
          </table:table-cell>
          <table:table-cell office:value-type="float" office:value="0.000110057" calcext:value-type="float">
            <text:p>0.000110057</text:p>
          </table:table-cell>
          <table:table-cell office:value-type="float" office:value="5.06076" calcext:value-type="float">
            <text:p>5.060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7" calcext:value-type="float">
            <text:p>538.427</text:p>
          </table:table-cell>
          <table:table-cell office:value-type="float" office:value="0.00441589" calcext:value-type="float">
            <text:p>0.00441589</text:p>
          </table:table-cell>
          <table:table-cell office:value-type="float" office:value="0.000165571" calcext:value-type="float">
            <text:p>0.000165571</text:p>
          </table:table-cell>
          <table:table-cell office:value-type="float" office:value="5.05957" calcext:value-type="float">
            <text:p>5.0595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1" calcext:value-type="float">
            <text:p>538.431</text:p>
          </table:table-cell>
          <table:table-cell office:value-type="float" office:value="0.00389537" calcext:value-type="float">
            <text:p>0.00389537</text:p>
          </table:table-cell>
          <table:table-cell office:value-type="float" office:value="0.000146054" calcext:value-type="float">
            <text:p>0.000146054</text:p>
          </table:table-cell>
          <table:table-cell office:value-type="float" office:value="5.05834" calcext:value-type="float">
            <text:p>5.0583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4" calcext:value-type="float">
            <text:p>538.434</text:p>
          </table:table-cell>
          <table:table-cell office:value-type="float" office:value="0.00357704" calcext:value-type="float">
            <text:p>0.00357704</text:p>
          </table:table-cell>
          <table:table-cell office:value-type="float" office:value="0.000134119" calcext:value-type="float">
            <text:p>0.000134119</text:p>
          </table:table-cell>
          <table:table-cell office:value-type="float" office:value="5.05867" calcext:value-type="float">
            <text:p>5.058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7" calcext:value-type="float">
            <text:p>538.437</text:p>
          </table:table-cell>
          <table:table-cell office:value-type="float" office:value="0.00443618" calcext:value-type="float">
            <text:p>0.00443618</text:p>
          </table:table-cell>
          <table:table-cell office:value-type="float" office:value="0.000166332" calcext:value-type="float">
            <text:p>0.000166332</text:p>
          </table:table-cell>
          <table:table-cell office:value-type="float" office:value="5.0587" calcext:value-type="float">
            <text:p>5.058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" calcext:value-type="float">
            <text:p>538.44</text:p>
          </table:table-cell>
          <table:table-cell office:value-type="float" office:value="0.00531094" calcext:value-type="float">
            <text:p>0.00531094</text:p>
          </table:table-cell>
          <table:table-cell office:value-type="float" office:value="0.00019913" calcext:value-type="float">
            <text:p>0.00019913</text:p>
          </table:table-cell>
          <table:table-cell office:value-type="float" office:value="5.05803" calcext:value-type="float">
            <text:p>5.058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3" calcext:value-type="float">
            <text:p>538.443</text:p>
          </table:table-cell>
          <table:table-cell office:value-type="float" office:value="0.00629655" calcext:value-type="float">
            <text:p>0.00629655</text:p>
          </table:table-cell>
          <table:table-cell office:value-type="float" office:value="0.000236085" calcext:value-type="float">
            <text:p>0.000236085</text:p>
          </table:table-cell>
          <table:table-cell office:value-type="float" office:value="5.05834" calcext:value-type="float">
            <text:p>5.0583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6" calcext:value-type="float">
            <text:p>538.446</text:p>
          </table:table-cell>
          <table:table-cell office:value-type="float" office:value="0.00789513" calcext:value-type="float">
            <text:p>0.00789513</text:p>
          </table:table-cell>
          <table:table-cell office:value-type="float" office:value="0.000296023" calcext:value-type="float">
            <text:p>0.000296023</text:p>
          </table:table-cell>
          <table:table-cell office:value-type="float" office:value="5.05844" calcext:value-type="float">
            <text:p>5.0584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8" calcext:value-type="float">
            <text:p>538.448</text:p>
          </table:table-cell>
          <table:table-cell office:value-type="float" office:value="0.00730559" calcext:value-type="float">
            <text:p>0.00730559</text:p>
          </table:table-cell>
          <table:table-cell office:value-type="float" office:value="0.000273919" calcext:value-type="float">
            <text:p>0.000273919</text:p>
          </table:table-cell>
          <table:table-cell office:value-type="float" office:value="5.06023" calcext:value-type="float">
            <text:p>5.060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6" calcext:value-type="float">
            <text:p>538.446</text:p>
          </table:table-cell>
          <table:table-cell office:value-type="float" office:value="0.00712168" calcext:value-type="float">
            <text:p>0.00712168</text:p>
          </table:table-cell>
          <table:table-cell office:value-type="float" office:value="0.000267023" calcext:value-type="float">
            <text:p>0.000267023</text:p>
          </table:table-cell>
          <table:table-cell office:value-type="float" office:value="5.06579" calcext:value-type="float">
            <text:p>5.065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4" calcext:value-type="float">
            <text:p>538.444</text:p>
          </table:table-cell>
          <table:table-cell office:value-type="float" office:value="0.00625248" calcext:value-type="float">
            <text:p>0.00625248</text:p>
          </table:table-cell>
          <table:table-cell office:value-type="float" office:value="0.000234433" calcext:value-type="float">
            <text:p>0.000234433</text:p>
          </table:table-cell>
          <table:table-cell office:value-type="float" office:value="5.07024" calcext:value-type="float">
            <text:p>5.0702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6" calcext:value-type="float">
            <text:p>538.446</text:p>
          </table:table-cell>
          <table:table-cell office:value-type="float" office:value="0.00507008" calcext:value-type="float">
            <text:p>0.00507008</text:p>
          </table:table-cell>
          <table:table-cell office:value-type="float" office:value="0.0001901" calcext:value-type="float">
            <text:p>0.0001901</text:p>
          </table:table-cell>
          <table:table-cell office:value-type="float" office:value="5.07165" calcext:value-type="float">
            <text:p>5.0716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9" calcext:value-type="float">
            <text:p>538.449</text:p>
          </table:table-cell>
          <table:table-cell office:value-type="float" office:value="0.00281924" calcext:value-type="float">
            <text:p>0.00281924</text:p>
          </table:table-cell>
          <table:table-cell office:value-type="float" office:value="0.000105705" calcext:value-type="float">
            <text:p>0.000105705</text:p>
          </table:table-cell>
          <table:table-cell office:value-type="float" office:value="5.07205" calcext:value-type="float">
            <text:p>5.0720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" calcext:value-type="float">
            <text:p>538.45</text:p>
          </table:table-cell>
          <table:table-cell office:value-type="float" office:value="-0.00021806" calcext:value-type="float">
            <text:p>-0.00021806</text:p>
          </table:table-cell>
          <table:table-cell office:value-type="float" office:value="-0.00000817604" calcext:value-type="float">
            <text:p>-8.17604E-06</text:p>
          </table:table-cell>
          <table:table-cell office:value-type="float" office:value="5.07349" calcext:value-type="float">
            <text:p>5.0734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3" calcext:value-type="float">
            <text:p>538.453</text:p>
          </table:table-cell>
          <table:table-cell office:value-type="float" office:value="-0.00391766" calcext:value-type="float">
            <text:p>-0.00391766</text:p>
          </table:table-cell>
          <table:table-cell office:value-type="float" office:value="-0.00014689" calcext:value-type="float">
            <text:p>-0.00014689</text:p>
          </table:table-cell>
          <table:table-cell office:value-type="float" office:value="5.07377" calcext:value-type="float">
            <text:p>5.0737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9" calcext:value-type="float">
            <text:p>538.459</text:p>
          </table:table-cell>
          <table:table-cell office:value-type="float" office:value="-0.00838338" calcext:value-type="float">
            <text:p>-0.00838338</text:p>
          </table:table-cell>
          <table:table-cell office:value-type="float" office:value="-0.000314329" calcext:value-type="float">
            <text:p>-0.000314329</text:p>
          </table:table-cell>
          <table:table-cell office:value-type="float" office:value="5.07183" calcext:value-type="float">
            <text:p>5.0718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3" calcext:value-type="float">
            <text:p>538.463</text:p>
          </table:table-cell>
          <table:table-cell office:value-type="float" office:value="-0.0121146" calcext:value-type="float">
            <text:p>-0.0121146</text:p>
          </table:table-cell>
          <table:table-cell office:value-type="float" office:value="-0.000454228" calcext:value-type="float">
            <text:p>-0.000454228</text:p>
          </table:table-cell>
          <table:table-cell office:value-type="float" office:value="5.07136" calcext:value-type="float">
            <text:p>5.0713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6" calcext:value-type="float">
            <text:p>538.466</text:p>
          </table:table-cell>
          <table:table-cell office:value-type="float" office:value="-0.0168004" calcext:value-type="float">
            <text:p>-0.0168004</text:p>
          </table:table-cell>
          <table:table-cell office:value-type="float" office:value="-0.000629919" calcext:value-type="float">
            <text:p>-0.000629919</text:p>
          </table:table-cell>
          <table:table-cell office:value-type="float" office:value="5.07125" calcext:value-type="float">
            <text:p>5.0712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9" calcext:value-type="float">
            <text:p>538.469</text:p>
          </table:table-cell>
          <table:table-cell office:value-type="float" office:value="-0.0208411" calcext:value-type="float">
            <text:p>-0.0208411</text:p>
          </table:table-cell>
          <table:table-cell office:value-type="float" office:value="-0.000781423" calcext:value-type="float">
            <text:p>-0.000781423</text:p>
          </table:table-cell>
          <table:table-cell office:value-type="float" office:value="5.0719" calcext:value-type="float">
            <text:p>5.071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9" calcext:value-type="float">
            <text:p>538.469</text:p>
          </table:table-cell>
          <table:table-cell office:value-type="float" office:value="-0.0255419" calcext:value-type="float">
            <text:p>-0.0255419</text:p>
          </table:table-cell>
          <table:table-cell office:value-type="float" office:value="-0.000957677" calcext:value-type="float">
            <text:p>-0.000957677</text:p>
          </table:table-cell>
          <table:table-cell office:value-type="float" office:value="5.07574" calcext:value-type="float">
            <text:p>5.0757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9" calcext:value-type="float">
            <text:p>538.469</text:p>
          </table:table-cell>
          <table:table-cell office:value-type="float" office:value="-0.0298413" calcext:value-type="float">
            <text:p>-0.0298413</text:p>
          </table:table-cell>
          <table:table-cell office:value-type="float" office:value="-0.00111888" calcext:value-type="float">
            <text:p>-0.00111888</text:p>
          </table:table-cell>
          <table:table-cell office:value-type="float" office:value="5.07976" calcext:value-type="float">
            <text:p>5.079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9" calcext:value-type="float">
            <text:p>538.469</text:p>
          </table:table-cell>
          <table:table-cell office:value-type="float" office:value="-0.0333082" calcext:value-type="float">
            <text:p>-0.0333082</text:p>
          </table:table-cell>
          <table:table-cell office:value-type="float" office:value="-0.00125531" calcext:value-type="float">
            <text:p>-0.00125531</text:p>
          </table:table-cell>
          <table:table-cell office:value-type="float" office:value="5.08395" calcext:value-type="float">
            <text:p>5.0839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" calcext:value-type="float">
            <text:p>538.47</text:p>
          </table:table-cell>
          <table:table-cell office:value-type="float" office:value="-0.0385484" calcext:value-type="float">
            <text:p>-0.0385484</text:p>
          </table:table-cell>
          <table:table-cell office:value-type="float" office:value="-0.0014528" calcext:value-type="float">
            <text:p>-0.0014528</text:p>
          </table:table-cell>
          <table:table-cell office:value-type="float" office:value="5.08675" calcext:value-type="float">
            <text:p>5.0867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3" calcext:value-type="float">
            <text:p>538.473</text:p>
          </table:table-cell>
          <table:table-cell office:value-type="float" office:value="-0.0430695" calcext:value-type="float">
            <text:p>-0.0430695</text:p>
          </table:table-cell>
          <table:table-cell office:value-type="float" office:value="-0.00162319" calcext:value-type="float">
            <text:p>-0.00162319</text:p>
          </table:table-cell>
          <table:table-cell office:value-type="float" office:value="5.08764" calcext:value-type="float">
            <text:p>5.0876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4" calcext:value-type="float">
            <text:p>538.474</text:p>
          </table:table-cell>
          <table:table-cell office:value-type="float" office:value="-0.0457413" calcext:value-type="float">
            <text:p>-0.0457413</text:p>
          </table:table-cell>
          <table:table-cell office:value-type="float" office:value="-0.00172388" calcext:value-type="float">
            <text:p>-0.00172388</text:p>
          </table:table-cell>
          <table:table-cell office:value-type="float" office:value="5.09075" calcext:value-type="float">
            <text:p>5.0907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5" calcext:value-type="float">
            <text:p>538.475</text:p>
          </table:table-cell>
          <table:table-cell office:value-type="float" office:value="-0.0489213" calcext:value-type="float">
            <text:p>-0.0489213</text:p>
          </table:table-cell>
          <table:table-cell office:value-type="float" office:value="-0.00184373" calcext:value-type="float">
            <text:p>-0.00184373</text:p>
          </table:table-cell>
          <table:table-cell office:value-type="float" office:value="5.09411" calcext:value-type="float">
            <text:p>5.0941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7" calcext:value-type="float">
            <text:p>538.477</text:p>
          </table:table-cell>
          <table:table-cell office:value-type="float" office:value="-0.0507199" calcext:value-type="float">
            <text:p>-0.0507199</text:p>
          </table:table-cell>
          <table:table-cell office:value-type="float" office:value="-0.00191151" calcext:value-type="float">
            <text:p>-0.00191151</text:p>
          </table:table-cell>
          <table:table-cell office:value-type="float" office:value="5.09685" calcext:value-type="float">
            <text:p>5.0968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8" calcext:value-type="float">
            <text:p>538.478</text:p>
          </table:table-cell>
          <table:table-cell office:value-type="float" office:value="-0.0525112" calcext:value-type="float">
            <text:p>-0.0525112</text:p>
          </table:table-cell>
          <table:table-cell office:value-type="float" office:value="-0.00197902" calcext:value-type="float">
            <text:p>-0.00197902</text:p>
          </table:table-cell>
          <table:table-cell office:value-type="float" office:value="5.09959" calcext:value-type="float">
            <text:p>5.0995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3" calcext:value-type="float">
            <text:p>538.483</text:p>
          </table:table-cell>
          <table:table-cell office:value-type="float" office:value="-0.05414" calcext:value-type="float">
            <text:p>-0.05414</text:p>
          </table:table-cell>
          <table:table-cell office:value-type="float" office:value="-0.00204041" calcext:value-type="float">
            <text:p>-0.00204041</text:p>
          </table:table-cell>
          <table:table-cell office:value-type="float" office:value="5.09973" calcext:value-type="float">
            <text:p>5.0997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6" calcext:value-type="float">
            <text:p>538.486</text:p>
          </table:table-cell>
          <table:table-cell office:value-type="float" office:value="-0.0560788" calcext:value-type="float">
            <text:p>-0.0560788</text:p>
          </table:table-cell>
          <table:table-cell office:value-type="float" office:value="-0.00211348" calcext:value-type="float">
            <text:p>-0.00211348</text:p>
          </table:table-cell>
          <table:table-cell office:value-type="float" office:value="5.10078" calcext:value-type="float">
            <text:p>5.1007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" calcext:value-type="float">
            <text:p>538.49</text:p>
          </table:table-cell>
          <table:table-cell office:value-type="float" office:value="-0.057139" calcext:value-type="float">
            <text:p>-0.057139</text:p>
          </table:table-cell>
          <table:table-cell office:value-type="float" office:value="-0.00215344" calcext:value-type="float">
            <text:p>-0.00215344</text:p>
          </table:table-cell>
          <table:table-cell office:value-type="float" office:value="5.10115" calcext:value-type="float">
            <text:p>5.1011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4" calcext:value-type="float">
            <text:p>538.494</text:p>
          </table:table-cell>
          <table:table-cell office:value-type="float" office:value="-0.0566988" calcext:value-type="float">
            <text:p>-0.0566988</text:p>
          </table:table-cell>
          <table:table-cell office:value-type="float" office:value="-0.00213684" calcext:value-type="float">
            <text:p>-0.00213684</text:p>
          </table:table-cell>
          <table:table-cell office:value-type="float" office:value="5.10194" calcext:value-type="float">
            <text:p>5.1019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8" calcext:value-type="float">
            <text:p>538.498</text:p>
          </table:table-cell>
          <table:table-cell office:value-type="float" office:value="-0.0555249" calcext:value-type="float">
            <text:p>-0.0555249</text:p>
          </table:table-cell>
          <table:table-cell office:value-type="float" office:value="-0.0020926" calcext:value-type="float">
            <text:p>-0.0020926</text:p>
          </table:table-cell>
          <table:table-cell office:value-type="float" office:value="5.10229" calcext:value-type="float">
            <text:p>5.1022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2" calcext:value-type="float">
            <text:p>538.502</text:p>
          </table:table-cell>
          <table:table-cell office:value-type="float" office:value="-0.0543863" calcext:value-type="float">
            <text:p>-0.0543863</text:p>
          </table:table-cell>
          <table:table-cell office:value-type="float" office:value="-0.00204969" calcext:value-type="float">
            <text:p>-0.00204969</text:p>
          </table:table-cell>
          <table:table-cell office:value-type="float" office:value="5.10255" calcext:value-type="float">
            <text:p>5.1025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8" calcext:value-type="float">
            <text:p>538.508</text:p>
          </table:table-cell>
          <table:table-cell office:value-type="float" office:value="-0.0542065" calcext:value-type="float">
            <text:p>-0.0542065</text:p>
          </table:table-cell>
          <table:table-cell office:value-type="float" office:value="-0.00204292" calcext:value-type="float">
            <text:p>-0.00204292</text:p>
          </table:table-cell>
          <table:table-cell office:value-type="float" office:value="5.09984" calcext:value-type="float">
            <text:p>5.0998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5" calcext:value-type="float">
            <text:p>538.515</text:p>
          </table:table-cell>
          <table:table-cell office:value-type="float" office:value="-0.0525547" calcext:value-type="float">
            <text:p>-0.0525547</text:p>
          </table:table-cell>
          <table:table-cell office:value-type="float" office:value="-0.00198066" calcext:value-type="float">
            <text:p>-0.00198066</text:p>
          </table:table-cell>
          <table:table-cell office:value-type="float" office:value="5.09739" calcext:value-type="float">
            <text:p>5.0973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" calcext:value-type="float">
            <text:p>538.52</text:p>
          </table:table-cell>
          <table:table-cell office:value-type="float" office:value="-0.0504966" calcext:value-type="float">
            <text:p>-0.0504966</text:p>
          </table:table-cell>
          <table:table-cell office:value-type="float" office:value="-0.0019031" calcext:value-type="float">
            <text:p>-0.0019031</text:p>
          </table:table-cell>
          <table:table-cell office:value-type="float" office:value="5.09708" calcext:value-type="float">
            <text:p>5.097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-0.0475587" calcext:value-type="float">
            <text:p>-0.0475587</text:p>
          </table:table-cell>
          <table:table-cell office:value-type="float" office:value="-0.00179238" calcext:value-type="float">
            <text:p>-0.00179238</text:p>
          </table:table-cell>
          <table:table-cell office:value-type="float" office:value="5.09739" calcext:value-type="float">
            <text:p>5.0973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6" calcext:value-type="float">
            <text:p>538.526</text:p>
          </table:table-cell>
          <table:table-cell office:value-type="float" office:value="-0.04453" calcext:value-type="float">
            <text:p>-0.04453</text:p>
          </table:table-cell>
          <table:table-cell office:value-type="float" office:value="-0.00167823" calcext:value-type="float">
            <text:p>-0.00167823</text:p>
          </table:table-cell>
          <table:table-cell office:value-type="float" office:value="5.09949" calcext:value-type="float">
            <text:p>5.0994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8" calcext:value-type="float">
            <text:p>538.528</text:p>
          </table:table-cell>
          <table:table-cell office:value-type="float" office:value="-0.0410118" calcext:value-type="float">
            <text:p>-0.0410118</text:p>
          </table:table-cell>
          <table:table-cell office:value-type="float" office:value="-0.00154564" calcext:value-type="float">
            <text:p>-0.00154564</text:p>
          </table:table-cell>
          <table:table-cell office:value-type="float" office:value="5.10171" calcext:value-type="float">
            <text:p>5.1017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" calcext:value-type="float">
            <text:p>538.53</text:p>
          </table:table-cell>
          <table:table-cell office:value-type="float" office:value="-0.038304" calcext:value-type="float">
            <text:p>-0.038304</text:p>
          </table:table-cell>
          <table:table-cell office:value-type="float" office:value="-0.00144359" calcext:value-type="float">
            <text:p>-0.00144359</text:p>
          </table:table-cell>
          <table:table-cell office:value-type="float" office:value="5.10399" calcext:value-type="float">
            <text:p>5.1039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2" calcext:value-type="float">
            <text:p>538.532</text:p>
          </table:table-cell>
          <table:table-cell office:value-type="float" office:value="-0.0366715" calcext:value-type="float">
            <text:p>-0.0366715</text:p>
          </table:table-cell>
          <table:table-cell office:value-type="float" office:value="-0.00138206" calcext:value-type="float">
            <text:p>-0.00138206</text:p>
          </table:table-cell>
          <table:table-cell office:value-type="float" office:value="5.10545" calcext:value-type="float">
            <text:p>5.1054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5" calcext:value-type="float">
            <text:p>538.535</text:p>
          </table:table-cell>
          <table:table-cell office:value-type="float" office:value="-0.0334329" calcext:value-type="float">
            <text:p>-0.0334329</text:p>
          </table:table-cell>
          <table:table-cell office:value-type="float" office:value="-0.00126001" calcext:value-type="float">
            <text:p>-0.00126001</text:p>
          </table:table-cell>
          <table:table-cell office:value-type="float" office:value="5.10606" calcext:value-type="float">
            <text:p>5.1060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8" calcext:value-type="float">
            <text:p>538.538</text:p>
          </table:table-cell>
          <table:table-cell office:value-type="float" office:value="-0.0308176" calcext:value-type="float">
            <text:p>-0.0308176</text:p>
          </table:table-cell>
          <table:table-cell office:value-type="float" office:value="-0.00116144" calcext:value-type="float">
            <text:p>-0.00116144</text:p>
          </table:table-cell>
          <table:table-cell office:value-type="float" office:value="5.10745" calcext:value-type="float">
            <text:p>5.1074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" calcext:value-type="float">
            <text:p>538.54</text:p>
          </table:table-cell>
          <table:table-cell office:value-type="float" office:value="-0.0264876" calcext:value-type="float">
            <text:p>-0.0264876</text:p>
          </table:table-cell>
          <table:table-cell office:value-type="float" office:value="-0.000998256" calcext:value-type="float">
            <text:p>-0.000998256</text:p>
          </table:table-cell>
          <table:table-cell office:value-type="float" office:value="5.11019" calcext:value-type="float">
            <text:p>5.1101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1" calcext:value-type="float">
            <text:p>538.541</text:p>
          </table:table-cell>
          <table:table-cell office:value-type="float" office:value="-0.0234582" calcext:value-type="float">
            <text:p>-0.0234582</text:p>
          </table:table-cell>
          <table:table-cell office:value-type="float" office:value="-0.000884085" calcext:value-type="float">
            <text:p>-0.000884085</text:p>
          </table:table-cell>
          <table:table-cell office:value-type="float" office:value="5.11352" calcext:value-type="float">
            <text:p>5.1135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3" calcext:value-type="float">
            <text:p>538.543</text:p>
          </table:table-cell>
          <table:table-cell office:value-type="float" office:value="-0.020147" calcext:value-type="float">
            <text:p>-0.020147</text:p>
          </table:table-cell>
          <table:table-cell office:value-type="float" office:value="-0.000755912" calcext:value-type="float">
            <text:p>-0.000755912</text:p>
          </table:table-cell>
          <table:table-cell office:value-type="float" office:value="5.11562" calcext:value-type="float">
            <text:p>5.1156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5" calcext:value-type="float">
            <text:p>538.545</text:p>
          </table:table-cell>
          <table:table-cell office:value-type="float" office:value="-0.0159511" calcext:value-type="float">
            <text:p>-0.0159511</text:p>
          </table:table-cell>
          <table:table-cell office:value-type="float" office:value="-0.000598481" calcext:value-type="float">
            <text:p>-0.000598481</text:p>
          </table:table-cell>
          <table:table-cell office:value-type="float" office:value="5.11837" calcext:value-type="float">
            <text:p>5.1183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8" calcext:value-type="float">
            <text:p>538.548</text:p>
          </table:table-cell>
          <table:table-cell office:value-type="float" office:value="-0.0131504" calcext:value-type="float">
            <text:p>-0.0131504</text:p>
          </table:table-cell>
          <table:table-cell office:value-type="float" office:value="-0.000493399" calcext:value-type="float">
            <text:p>-0.000493399</text:p>
          </table:table-cell>
          <table:table-cell office:value-type="float" office:value="5.11965" calcext:value-type="float">
            <text:p>5.1196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3" calcext:value-type="float">
            <text:p>538.553</text:p>
          </table:table-cell>
          <table:table-cell office:value-type="float" office:value="-0.0116603" calcext:value-type="float">
            <text:p>-0.0116603</text:p>
          </table:table-cell>
          <table:table-cell office:value-type="float" office:value="-0.000437492" calcext:value-type="float">
            <text:p>-0.000437492</text:p>
          </table:table-cell>
          <table:table-cell office:value-type="float" office:value="5.11991" calcext:value-type="float">
            <text:p>5.1199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7" calcext:value-type="float">
            <text:p>538.557</text:p>
          </table:table-cell>
          <table:table-cell office:value-type="float" office:value="-0.00878637" calcext:value-type="float">
            <text:p>-0.00878637</text:p>
          </table:table-cell>
          <table:table-cell office:value-type="float" office:value="-0.000329663" calcext:value-type="float">
            <text:p>-0.000329663</text:p>
          </table:table-cell>
          <table:table-cell office:value-type="float" office:value="5.12033" calcext:value-type="float">
            <text:p>5.1203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4" calcext:value-type="float">
            <text:p>538.564</text:p>
          </table:table-cell>
          <table:table-cell office:value-type="float" office:value="-0.00617308" calcext:value-type="float">
            <text:p>-0.00617308</text:p>
          </table:table-cell>
          <table:table-cell office:value-type="float" office:value="-0.000231613" calcext:value-type="float">
            <text:p>-0.000231613</text:p>
          </table:table-cell>
          <table:table-cell office:value-type="float" office:value="5.11731" calcext:value-type="float">
            <text:p>5.1173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1" calcext:value-type="float">
            <text:p>538.571</text:p>
          </table:table-cell>
          <table:table-cell office:value-type="float" office:value="-0.00306905" calcext:value-type="float">
            <text:p>-0.00306905</text:p>
          </table:table-cell>
          <table:table-cell office:value-type="float" office:value="-0.00011515" calcext:value-type="float">
            <text:p>-0.00011515</text:p>
          </table:table-cell>
          <table:table-cell office:value-type="float" office:value="5.11476" calcext:value-type="float">
            <text:p>5.114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6" calcext:value-type="float">
            <text:p>538.576</text:p>
          </table:table-cell>
          <table:table-cell office:value-type="float" office:value="0.000122263" calcext:value-type="float">
            <text:p>0.000122263</text:p>
          </table:table-cell>
          <table:table-cell office:value-type="float" office:value="0.0000045873" calcext:value-type="float">
            <text:p>4.5873E-06</text:p>
          </table:table-cell>
          <table:table-cell office:value-type="float" office:value="5.11502" calcext:value-type="float">
            <text:p>5.1150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7" calcext:value-type="float">
            <text:p>538.577</text:p>
          </table:table-cell>
          <table:table-cell office:value-type="float" office:value="0.00304696" calcext:value-type="float">
            <text:p>0.00304696</text:p>
          </table:table-cell>
          <table:table-cell office:value-type="float" office:value="0.000114321" calcext:value-type="float">
            <text:p>0.000114321</text:p>
          </table:table-cell>
          <table:table-cell office:value-type="float" office:value="5.11851" calcext:value-type="float">
            <text:p>5.1185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4" calcext:value-type="float">
            <text:p>538.584</text:p>
          </table:table-cell>
          <table:table-cell office:value-type="float" office:value="0.00589396" calcext:value-type="float">
            <text:p>0.00589396</text:p>
          </table:table-cell>
          <table:table-cell office:value-type="float" office:value="0.00022114" calcext:value-type="float">
            <text:p>0.00022114</text:p>
          </table:table-cell>
          <table:table-cell office:value-type="float" office:value="5.11592" calcext:value-type="float">
            <text:p>5.1159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3" calcext:value-type="float">
            <text:p>538.593</text:p>
          </table:table-cell>
          <table:table-cell office:value-type="float" office:value="0.00763057" calcext:value-type="float">
            <text:p>0.00763057</text:p>
          </table:table-cell>
          <table:table-cell office:value-type="float" office:value="0.000286297" calcext:value-type="float">
            <text:p>0.000286297</text:p>
          </table:table-cell>
          <table:table-cell office:value-type="float" office:value="5.1114" calcext:value-type="float">
            <text:p>5.111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01" calcext:value-type="float">
            <text:p>538.601</text:p>
          </table:table-cell>
          <table:table-cell office:value-type="float" office:value="0.00865187" calcext:value-type="float">
            <text:p>0.00865187</text:p>
          </table:table-cell>
          <table:table-cell office:value-type="float" office:value="0.000324616" calcext:value-type="float">
            <text:p>0.000324616</text:p>
          </table:table-cell>
          <table:table-cell office:value-type="float" office:value="5.10916" calcext:value-type="float">
            <text:p>5.1091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05" calcext:value-type="float">
            <text:p>538.605</text:p>
          </table:table-cell>
          <table:table-cell office:value-type="float" office:value="0.00892028" calcext:value-type="float">
            <text:p>0.00892028</text:p>
          </table:table-cell>
          <table:table-cell office:value-type="float" office:value="0.000334687" calcext:value-type="float">
            <text:p>0.000334687</text:p>
          </table:table-cell>
          <table:table-cell office:value-type="float" office:value="5.1094" calcext:value-type="float">
            <text:p>5.109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11" calcext:value-type="float">
            <text:p>538.611</text:p>
          </table:table-cell>
          <table:table-cell office:value-type="float" office:value="0.00986707" calcext:value-type="float">
            <text:p>0.00986707</text:p>
          </table:table-cell>
          <table:table-cell office:value-type="float" office:value="0.00037021" calcext:value-type="float">
            <text:p>0.00037021</text:p>
          </table:table-cell>
          <table:table-cell office:value-type="float" office:value="5.10838" calcext:value-type="float">
            <text:p>5.1083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19" calcext:value-type="float">
            <text:p>538.619</text:p>
          </table:table-cell>
          <table:table-cell office:value-type="float" office:value="0.010542" calcext:value-type="float">
            <text:p>0.010542</text:p>
          </table:table-cell>
          <table:table-cell office:value-type="float" office:value="0.000395535" calcext:value-type="float">
            <text:p>0.000395535</text:p>
          </table:table-cell>
          <table:table-cell office:value-type="float" office:value="5.10579" calcext:value-type="float">
            <text:p>5.105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5" calcext:value-type="float">
            <text:p>538.625</text:p>
          </table:table-cell>
          <table:table-cell office:value-type="float" office:value="0.0116925" calcext:value-type="float">
            <text:p>0.0116925</text:p>
          </table:table-cell>
          <table:table-cell office:value-type="float" office:value="0.000438701" calcext:value-type="float">
            <text:p>0.000438701</text:p>
          </table:table-cell>
          <table:table-cell office:value-type="float" office:value="5.10391" calcext:value-type="float">
            <text:p>5.1039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2" calcext:value-type="float">
            <text:p>538.632</text:p>
          </table:table-cell>
          <table:table-cell office:value-type="float" office:value="0.0132367" calcext:value-type="float">
            <text:p>0.0132367</text:p>
          </table:table-cell>
          <table:table-cell office:value-type="float" office:value="0.000496637" calcext:value-type="float">
            <text:p>0.000496637</text:p>
          </table:table-cell>
          <table:table-cell office:value-type="float" office:value="5.10276" calcext:value-type="float">
            <text:p>5.102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5" calcext:value-type="float">
            <text:p>538.635</text:p>
          </table:table-cell>
          <table:table-cell office:value-type="float" office:value="0.0149001" calcext:value-type="float">
            <text:p>0.0149001</text:p>
          </table:table-cell>
          <table:table-cell office:value-type="float" office:value="0.00055905" calcext:value-type="float">
            <text:p>0.00055905</text:p>
          </table:table-cell>
          <table:table-cell office:value-type="float" office:value="5.10457" calcext:value-type="float">
            <text:p>5.1045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1" calcext:value-type="float">
            <text:p>538.641</text:p>
          </table:table-cell>
          <table:table-cell office:value-type="float" office:value="0.0172048" calcext:value-type="float">
            <text:p>0.0172048</text:p>
          </table:table-cell>
          <table:table-cell office:value-type="float" office:value="0.000645521" calcext:value-type="float">
            <text:p>0.000645521</text:p>
          </table:table-cell>
          <table:table-cell office:value-type="float" office:value="5.1041" calcext:value-type="float">
            <text:p>5.104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7" calcext:value-type="float">
            <text:p>538.647</text:p>
          </table:table-cell>
          <table:table-cell office:value-type="float" office:value="0.0197513" calcext:value-type="float">
            <text:p>0.0197513</text:p>
          </table:table-cell>
          <table:table-cell office:value-type="float" office:value="0.000741063" calcext:value-type="float">
            <text:p>0.000741063</text:p>
          </table:table-cell>
          <table:table-cell office:value-type="float" office:value="5.10288" calcext:value-type="float">
            <text:p>5.1028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54" calcext:value-type="float">
            <text:p>538.654</text:p>
          </table:table-cell>
          <table:table-cell office:value-type="float" office:value="0.0213656" calcext:value-type="float">
            <text:p>0.0213656</text:p>
          </table:table-cell>
          <table:table-cell office:value-type="float" office:value="0.000801631" calcext:value-type="float">
            <text:p>0.000801631</text:p>
          </table:table-cell>
          <table:table-cell office:value-type="float" office:value="5.10168" calcext:value-type="float">
            <text:p>5.1016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1" calcext:value-type="float">
            <text:p>538.661</text:p>
          </table:table-cell>
          <table:table-cell office:value-type="float" office:value="0.0228342" calcext:value-type="float">
            <text:p>0.0228342</text:p>
          </table:table-cell>
          <table:table-cell office:value-type="float" office:value="0.000856736" calcext:value-type="float">
            <text:p>0.000856736</text:p>
          </table:table-cell>
          <table:table-cell office:value-type="float" office:value="5.09933" calcext:value-type="float">
            <text:p>5.0993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9" calcext:value-type="float">
            <text:p>538.669</text:p>
          </table:table-cell>
          <table:table-cell office:value-type="float" office:value="0.024184" calcext:value-type="float">
            <text:p>0.024184</text:p>
          </table:table-cell>
          <table:table-cell office:value-type="float" office:value="0.000907379" calcext:value-type="float">
            <text:p>0.000907379</text:p>
          </table:table-cell>
          <table:table-cell office:value-type="float" office:value="5.09652" calcext:value-type="float">
            <text:p>5.0965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7" calcext:value-type="float">
            <text:p>538.677</text:p>
          </table:table-cell>
          <table:table-cell office:value-type="float" office:value="0.0253239" calcext:value-type="float">
            <text:p>0.0253239</text:p>
          </table:table-cell>
          <table:table-cell office:value-type="float" office:value="0.000950145" calcext:value-type="float">
            <text:p>0.000950145</text:p>
          </table:table-cell>
          <table:table-cell office:value-type="float" office:value="5.09421" calcext:value-type="float">
            <text:p>5.0942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6" calcext:value-type="float">
            <text:p>538.686</text:p>
          </table:table-cell>
          <table:table-cell office:value-type="float" office:value="0.026103" calcext:value-type="float">
            <text:p>0.026103</text:p>
          </table:table-cell>
          <table:table-cell office:value-type="float" office:value="0.000979377" calcext:value-type="float">
            <text:p>0.000979377</text:p>
          </table:table-cell>
          <table:table-cell office:value-type="float" office:value="5.09021" calcext:value-type="float">
            <text:p>5.0902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5" calcext:value-type="float">
            <text:p>538.695</text:p>
          </table:table-cell>
          <table:table-cell office:value-type="float" office:value="0.0272875" calcext:value-type="float">
            <text:p>0.0272875</text:p>
          </table:table-cell>
          <table:table-cell office:value-type="float" office:value="0.00104168" calcext:value-type="float">
            <text:p>0.00104168</text:p>
          </table:table-cell>
          <table:table-cell office:value-type="float" office:value="5.08667" calcext:value-type="float">
            <text:p>5.086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5" calcext:value-type="float">
            <text:p>538.705</text:p>
          </table:table-cell>
          <table:table-cell office:value-type="float" office:value="0.0284424" calcext:value-type="float">
            <text:p>0.0284424</text:p>
          </table:table-cell>
          <table:table-cell office:value-type="float" office:value="0.00108577" calcext:value-type="float">
            <text:p>0.00108577</text:p>
          </table:table-cell>
          <table:table-cell office:value-type="float" office:value="5.08232" calcext:value-type="float">
            <text:p>5.0823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2" calcext:value-type="float">
            <text:p>538.712</text:p>
          </table:table-cell>
          <table:table-cell office:value-type="float" office:value="0.0297452" calcext:value-type="float">
            <text:p>0.0297452</text:p>
          </table:table-cell>
          <table:table-cell office:value-type="float" office:value="0.0011355" calcext:value-type="float">
            <text:p>0.0011355</text:p>
          </table:table-cell>
          <table:table-cell office:value-type="float" office:value="5.08091" calcext:value-type="float">
            <text:p>5.0809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" calcext:value-type="float">
            <text:p>538.72</text:p>
          </table:table-cell>
          <table:table-cell office:value-type="float" office:value="0.0322025" calcext:value-type="float">
            <text:p>0.0322025</text:p>
          </table:table-cell>
          <table:table-cell office:value-type="float" office:value="0.00122931" calcext:value-type="float">
            <text:p>0.00122931</text:p>
          </table:table-cell>
          <table:table-cell office:value-type="float" office:value="5.07864" calcext:value-type="float">
            <text:p>5.0786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7" calcext:value-type="float">
            <text:p>538.727</text:p>
          </table:table-cell>
          <table:table-cell office:value-type="float" office:value="0.0347875" calcext:value-type="float">
            <text:p>0.0347875</text:p>
          </table:table-cell>
          <table:table-cell office:value-type="float" office:value="0.00132799" calcext:value-type="float">
            <text:p>0.00132799</text:p>
          </table:table-cell>
          <table:table-cell office:value-type="float" office:value="5.07667" calcext:value-type="float">
            <text:p>5.076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7" calcext:value-type="float">
            <text:p>538.737</text:p>
          </table:table-cell>
          <table:table-cell office:value-type="float" office:value="0.0356368" calcext:value-type="float">
            <text:p>0.0356368</text:p>
          </table:table-cell>
          <table:table-cell office:value-type="float" office:value="0.00136041" calcext:value-type="float">
            <text:p>0.00136041</text:p>
          </table:table-cell>
          <table:table-cell office:value-type="float" office:value="5.07303" calcext:value-type="float">
            <text:p>5.073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7" calcext:value-type="float">
            <text:p>538.747</text:p>
          </table:table-cell>
          <table:table-cell office:value-type="float" office:value="0.0376793" calcext:value-type="float">
            <text:p>0.0376793</text:p>
          </table:table-cell>
          <table:table-cell office:value-type="float" office:value="0.00143838" calcext:value-type="float">
            <text:p>0.00143838</text:p>
          </table:table-cell>
          <table:table-cell office:value-type="float" office:value="5.06903" calcext:value-type="float">
            <text:p>5.069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58" calcext:value-type="float">
            <text:p>538.758</text:p>
          </table:table-cell>
          <table:table-cell office:value-type="float" office:value="0.0401723" calcext:value-type="float">
            <text:p>0.0401723</text:p>
          </table:table-cell>
          <table:table-cell office:value-type="float" office:value="0.00153355" calcext:value-type="float">
            <text:p>0.00153355</text:p>
          </table:table-cell>
          <table:table-cell office:value-type="float" office:value="5.06387" calcext:value-type="float">
            <text:p>5.0638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67" calcext:value-type="float">
            <text:p>538.767</text:p>
          </table:table-cell>
          <table:table-cell office:value-type="float" office:value="0.0429321" calcext:value-type="float">
            <text:p>0.0429321</text:p>
          </table:table-cell>
          <table:table-cell office:value-type="float" office:value="0.0016389" calcext:value-type="float">
            <text:p>0.0016389</text:p>
          </table:table-cell>
          <table:table-cell office:value-type="float" office:value="5.05989" calcext:value-type="float">
            <text:p>5.0598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6" calcext:value-type="float">
            <text:p>538.776</text:p>
          </table:table-cell>
          <table:table-cell office:value-type="float" office:value="0.0454996" calcext:value-type="float">
            <text:p>0.0454996</text:p>
          </table:table-cell>
          <table:table-cell office:value-type="float" office:value="0.00173691" calcext:value-type="float">
            <text:p>0.00173691</text:p>
          </table:table-cell>
          <table:table-cell office:value-type="float" office:value="5.05696" calcext:value-type="float">
            <text:p>5.0569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85" calcext:value-type="float">
            <text:p>538.785</text:p>
          </table:table-cell>
          <table:table-cell office:value-type="float" office:value="0.0494565" calcext:value-type="float">
            <text:p>0.0494565</text:p>
          </table:table-cell>
          <table:table-cell office:value-type="float" office:value="0.00188797" calcext:value-type="float">
            <text:p>0.00188797</text:p>
          </table:table-cell>
          <table:table-cell office:value-type="float" office:value="5.05453" calcext:value-type="float">
            <text:p>5.0545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3" calcext:value-type="float">
            <text:p>538.793</text:p>
          </table:table-cell>
          <table:table-cell office:value-type="float" office:value="0.053103" calcext:value-type="float">
            <text:p>0.053103</text:p>
          </table:table-cell>
          <table:table-cell office:value-type="float" office:value="0.00202717" calcext:value-type="float">
            <text:p>0.00202717</text:p>
          </table:table-cell>
          <table:table-cell office:value-type="float" office:value="5.05213" calcext:value-type="float">
            <text:p>5.0521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02" calcext:value-type="float">
            <text:p>538.802</text:p>
          </table:table-cell>
          <table:table-cell office:value-type="float" office:value="0.0571556" calcext:value-type="float">
            <text:p>0.0571556</text:p>
          </table:table-cell>
          <table:table-cell office:value-type="float" office:value="0.00218187" calcext:value-type="float">
            <text:p>0.00218187</text:p>
          </table:table-cell>
          <table:table-cell office:value-type="float" office:value="5.04872" calcext:value-type="float">
            <text:p>5.0487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11" calcext:value-type="float">
            <text:p>538.811</text:p>
          </table:table-cell>
          <table:table-cell office:value-type="float" office:value="0.0610353" calcext:value-type="float">
            <text:p>0.0610353</text:p>
          </table:table-cell>
          <table:table-cell office:value-type="float" office:value="0.00232998" calcext:value-type="float">
            <text:p>0.00232998</text:p>
          </table:table-cell>
          <table:table-cell office:value-type="float" office:value="5.04704" calcext:value-type="float">
            <text:p>5.0470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17" calcext:value-type="float">
            <text:p>538.817</text:p>
          </table:table-cell>
          <table:table-cell office:value-type="float" office:value="0.0635762" calcext:value-type="float">
            <text:p>0.0635762</text:p>
          </table:table-cell>
          <table:table-cell office:value-type="float" office:value="0.00242697" calcext:value-type="float">
            <text:p>0.00242697</text:p>
          </table:table-cell>
          <table:table-cell office:value-type="float" office:value="5.04738" calcext:value-type="float">
            <text:p>5.0473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23" calcext:value-type="float">
            <text:p>538.823</text:p>
          </table:table-cell>
          <table:table-cell office:value-type="float" office:value="0.0656109" calcext:value-type="float">
            <text:p>0.0656109</text:p>
          </table:table-cell>
          <table:table-cell office:value-type="float" office:value="0.00250465" calcext:value-type="float">
            <text:p>0.00250465</text:p>
          </table:table-cell>
          <table:table-cell office:value-type="float" office:value="5.04724" calcext:value-type="float">
            <text:p>5.0472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3" calcext:value-type="float">
            <text:p>538.83</text:p>
          </table:table-cell>
          <table:table-cell office:value-type="float" office:value="0.0674708" calcext:value-type="float">
            <text:p>0.0674708</text:p>
          </table:table-cell>
          <table:table-cell office:value-type="float" office:value="0.00257565" calcext:value-type="float">
            <text:p>0.00257565</text:p>
          </table:table-cell>
          <table:table-cell office:value-type="float" office:value="5.04691" calcext:value-type="float">
            <text:p>5.0469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35" calcext:value-type="float">
            <text:p>538.835</text:p>
          </table:table-cell>
          <table:table-cell office:value-type="float" office:value="0.0677236" calcext:value-type="float">
            <text:p>0.0677236</text:p>
          </table:table-cell>
          <table:table-cell office:value-type="float" office:value="0.0025853" calcext:value-type="float">
            <text:p>0.0025853</text:p>
          </table:table-cell>
          <table:table-cell office:value-type="float" office:value="5.04819" calcext:value-type="float">
            <text:p>5.0481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42" calcext:value-type="float">
            <text:p>538.842</text:p>
          </table:table-cell>
          <table:table-cell office:value-type="float" office:value="0.0684035" calcext:value-type="float">
            <text:p>0.0684035</text:p>
          </table:table-cell>
          <table:table-cell office:value-type="float" office:value="0.00261125" calcext:value-type="float">
            <text:p>0.00261125</text:p>
          </table:table-cell>
          <table:table-cell office:value-type="float" office:value="5.04812" calcext:value-type="float">
            <text:p>5.048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48" calcext:value-type="float">
            <text:p>538.848</text:p>
          </table:table-cell>
          <table:table-cell office:value-type="float" office:value="0.0694775" calcext:value-type="float">
            <text:p>0.0694775</text:p>
          </table:table-cell>
          <table:table-cell office:value-type="float" office:value="0.00265225" calcext:value-type="float">
            <text:p>0.00265225</text:p>
          </table:table-cell>
          <table:table-cell office:value-type="float" office:value="5.04897" calcext:value-type="float">
            <text:p>5.0489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56" calcext:value-type="float">
            <text:p>538.856</text:p>
          </table:table-cell>
          <table:table-cell office:value-type="float" office:value="0.069711" calcext:value-type="float">
            <text:p>0.069711</text:p>
          </table:table-cell>
          <table:table-cell office:value-type="float" office:value="0.00266116" calcext:value-type="float">
            <text:p>0.00266116</text:p>
          </table:table-cell>
          <table:table-cell office:value-type="float" office:value="5.04817" calcext:value-type="float">
            <text:p>5.0481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62" calcext:value-type="float">
            <text:p>538.862</text:p>
          </table:table-cell>
          <table:table-cell office:value-type="float" office:value="0.0690784" calcext:value-type="float">
            <text:p>0.0690784</text:p>
          </table:table-cell>
          <table:table-cell office:value-type="float" office:value="0.00263702" calcext:value-type="float">
            <text:p>0.00263702</text:p>
          </table:table-cell>
          <table:table-cell office:value-type="float" office:value="5.04863" calcext:value-type="float">
            <text:p>5.048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68" calcext:value-type="float">
            <text:p>538.868</text:p>
          </table:table-cell>
          <table:table-cell office:value-type="float" office:value="0.068285" calcext:value-type="float">
            <text:p>0.068285</text:p>
          </table:table-cell>
          <table:table-cell office:value-type="float" office:value="0.00260673" calcext:value-type="float">
            <text:p>0.00260673</text:p>
          </table:table-cell>
          <table:table-cell office:value-type="float" office:value="5.04975" calcext:value-type="float">
            <text:p>5.0497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76" calcext:value-type="float">
            <text:p>538.876</text:p>
          </table:table-cell>
          <table:table-cell office:value-type="float" office:value="0.0679947" calcext:value-type="float">
            <text:p>0.0679947</text:p>
          </table:table-cell>
          <table:table-cell office:value-type="float" office:value="0.00259565" calcext:value-type="float">
            <text:p>0.00259565</text:p>
          </table:table-cell>
          <table:table-cell office:value-type="float" office:value="5.04929" calcext:value-type="float">
            <text:p>5.0492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882" calcext:value-type="float">
            <text:p>538.882</text:p>
          </table:table-cell>
          <table:table-cell office:value-type="float" office:value="0.0662741" calcext:value-type="float">
            <text:p>0.0662741</text:p>
          </table:table-cell>
          <table:table-cell office:value-type="float" office:value="0.00252997" calcext:value-type="float">
            <text:p>0.00252997</text:p>
          </table:table-cell>
          <table:table-cell office:value-type="float" office:value="5.05015" calcext:value-type="float">
            <text:p>5.050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MAX([.D2:.D476])" office:value-type="float" office:value="0.197361" calcext:value-type="float">
            <text:p>0.197361</text:p>
          </table:table-cell>
          <table:table-cell table:formula="of:=MAX([.E2:.E476])" office:value-type="float" office:value="0.354005" calcext:value-type="float">
            <text:p>0.354005</text:p>
          </table:table-cell>
          <table:table-cell table:formula="of:=MAX([.F2:.F476])" office:value-type="float" office:value="5.13101" calcext:value-type="float">
            <text:p>5.13101</text:p>
          </table:table-cell>
        </table:table-row>
        <table:table-row table:style-name="ro1">
          <table:table-cell table:number-columns-repeated="3"/>
          <table:table-cell table:formula="of:=MIN([.D2:.D476])" office:value-type="float" office:value="-0.670322" calcext:value-type="float">
            <text:p>-0.670322</text:p>
          </table:table-cell>
          <table:table-cell table:formula="of:=MIN([.E2:.E476])" office:value-type="float" office:value="-0.00725502" calcext:value-type="float">
            <text:p>-0.00725502</text:p>
          </table:table-cell>
          <table:table-cell table:formula="of:=MIN([.F2:.F476])" office:value-type="float" office:value="4.1569" calcext:value-type="float">
            <text:p>4.1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20:27:32.288903373</dc:date>
    <meta:editing-duration>PT1M23S</meta:editing-duration>
    <meta:editing-cycles>1</meta:editing-cycles>
    <meta:document-statistic meta:table-count="1" meta:cell-count="2862" meta:object-count="0"/>
    <meta:generator>LibreOffice/6.0.6.2$Linux_X86_64 LibreOffice_project/00m0$Build-2</meta:generator>
  </office:meta>
</office:document-meta>
</file>